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09eb62" officeooo:paragraph-rsid="0009eb62"/>
    </style:style>
    <style:style style:name="P2" style:family="paragraph" style:parent-style-name="Standard">
      <style:paragraph-properties fo:line-height="100%"/>
      <style:text-properties officeooo:rsid="0009eb62" officeooo:paragraph-rsid="0009eb62"/>
    </style:style>
    <style:style style:name="P3" style:family="paragraph" style:parent-style-name="Standard">
      <style:paragraph-properties fo:line-height="150%"/>
      <style:text-properties officeooo:rsid="000a2f9f" officeooo:paragraph-rsid="000a2f9f"/>
    </style:style>
    <style:style style:name="P4" style:family="paragraph" style:parent-style-name="Standard">
      <style:paragraph-properties fo:line-height="150%"/>
      <style:text-properties officeooo:rsid="000fbfce" officeooo:paragraph-rsid="000fbfce"/>
    </style:style>
    <style:style style:name="P5" style:family="paragraph" style:parent-style-name="Standard">
      <style:paragraph-properties fo:line-height="150%"/>
      <style:text-properties officeooo:rsid="000fbfce" officeooo:paragraph-rsid="00154679"/>
    </style:style>
    <style:style style:name="P6" style:family="paragraph" style:parent-style-name="Standard">
      <style:paragraph-properties fo:line-height="150%"/>
      <style:text-properties officeooo:rsid="00176237" officeooo:paragraph-rsid="00176237"/>
    </style:style>
    <style:style style:name="P7" style:family="paragraph" style:parent-style-name="Standard">
      <style:paragraph-properties fo:line-height="150%"/>
      <style:text-properties fo:font-style="normal" officeooo:rsid="001898bf" officeooo:paragraph-rsid="00204e68" style:font-style-asian="normal" style:font-style-complex="normal"/>
    </style:style>
    <style:style style:name="P8" style:family="paragraph" style:parent-style-name="Standard">
      <style:paragraph-properties fo:line-height="150%"/>
      <style:text-properties fo:font-style="normal" officeooo:rsid="001898bf" officeooo:paragraph-rsid="0019aaa9" style:font-style-asian="normal" style:font-style-complex="normal"/>
    </style:style>
    <style:style style:name="P9" style:family="paragraph" style:parent-style-name="Standard">
      <style:paragraph-properties fo:line-height="100%"/>
      <style:text-properties officeooo:rsid="001d7408" officeooo:paragraph-rsid="001d7408"/>
    </style:style>
    <style:style style:name="P10" style:family="paragraph" style:parent-style-name="Standard">
      <style:paragraph-properties fo:line-height="150%"/>
      <style:text-properties officeooo:rsid="001d7408" officeooo:paragraph-rsid="00264de4"/>
    </style:style>
    <style:style style:name="P11" style:family="paragraph" style:parent-style-name="Standard">
      <style:paragraph-properties fo:line-height="150%"/>
      <style:text-properties officeooo:rsid="001ec26f" officeooo:paragraph-rsid="001ec26f"/>
    </style:style>
    <style:style style:name="P12" style:family="paragraph" style:parent-style-name="Standard">
      <style:paragraph-properties fo:line-height="150%"/>
      <style:text-properties officeooo:rsid="00264de4" officeooo:paragraph-rsid="00264de4"/>
    </style:style>
    <style:style style:name="P13" style:family="paragraph" style:parent-style-name="Standard">
      <style:paragraph-properties fo:line-height="150%"/>
      <style:text-properties officeooo:rsid="00275245" officeooo:paragraph-rsid="00275245"/>
    </style:style>
    <style:style style:name="P14" style:family="paragraph" style:parent-style-name="Standard">
      <style:paragraph-properties fo:line-height="150%"/>
      <style:text-properties officeooo:rsid="0029be9f" officeooo:paragraph-rsid="0009eb62"/>
    </style:style>
    <style:style style:name="P15" style:family="paragraph" style:parent-style-name="Standard">
      <style:paragraph-properties fo:line-height="150%"/>
      <style:text-properties officeooo:rsid="0029be9f" officeooo:paragraph-rsid="0029be9f"/>
    </style:style>
    <style:style style:name="P16" style:family="paragraph" style:parent-style-name="Standard">
      <style:paragraph-properties fo:line-height="150%"/>
      <style:text-properties fo:font-style="italic" officeooo:rsid="00138b6f" officeooo:paragraph-rsid="00154679" style:font-style-asian="italic" style:font-style-complex="italic"/>
    </style:style>
    <style:style style:name="P17" style:family="paragraph" style:parent-style-name="Standard">
      <style:paragraph-properties fo:line-height="150%"/>
      <style:text-properties fo:language="fi" fo:country="FI" officeooo:paragraph-rsid="00264de4"/>
    </style:style>
    <style:style style:name="P18" style:family="paragraph" style:parent-style-name="Standard">
      <style:paragraph-properties fo:margin-left="0in" fo:margin-right="0in" fo:margin-top="0in" fo:margin-bottom="0.0972in" loext:contextual-spacing="false" fo:line-height="100%" fo:text-align="start" style:justify-single-word="false" fo:orphans="2" fo:widows="2" fo:hyphenation-ladder-count="no-limit" fo:text-indent="0in" style:auto-text-indent="false" style:vertical-align="baseline" style:writing-mode="lr-tb"/>
      <style:text-properties fo:language="fi" fo:country="FI" officeooo:rsid="0008aabf" officeooo:paragraph-rsid="0009eb62" fo:hyphenate="false" fo:hyphenation-remain-char-count="2" fo:hyphenation-push-char-count="2"/>
    </style:style>
    <style:style style:name="P19" style:family="paragraph" style:parent-style-name="Text_20_body_20__28_user_29_">
      <style:paragraph-properties fo:margin-left="0in" fo:margin-right="0in" fo:margin-top="0in" fo:margin-bottom="0.0972in" loext:contextual-spacing="false" fo:line-height="150%" fo:text-align="start" style:justify-single-word="false" fo:orphans="2" fo:widows="2" fo:hyphenation-ladder-count="no-limit" fo:text-indent="0in" style:auto-text-indent="false" style:vertical-align="baseline" style:writing-mode="lr-tb"/>
      <style:text-properties fo:language="fi" fo:country="FI" officeooo:paragraph-rsid="0008aabf" fo:hyphenate="false" fo:hyphenation-remain-char-count="2" fo:hyphenation-push-char-count="2"/>
    </style:style>
    <style:style style:name="P20" style:family="paragraph" style:parent-style-name="Text_20_body_20__28_user_29_">
      <style:paragraph-properties fo:margin-left="0in" fo:margin-right="0in" fo:margin-top="0in" fo:margin-bottom="0.0972in" loext:contextual-spacing="false" fo:line-height="150%" fo:text-align="start" style:justify-single-word="false" fo:orphans="2" fo:widows="2" fo:hyphenation-ladder-count="no-limit" fo:text-indent="0in" style:auto-text-indent="false" style:vertical-align="baseline" style:writing-mode="lr-tb"/>
      <style:text-properties fo:language="fi" fo:country="FI" officeooo:rsid="0008aabf" officeooo:paragraph-rsid="0008aabf" fo:hyphenate="false" fo:hyphenation-remain-char-count="2" fo:hyphenation-push-char-count="2"/>
    </style:style>
    <style:style style:name="P21" style:family="paragraph" style:parent-style-name="Standard">
      <style:paragraph-properties fo:line-height="100%"/>
      <style:text-properties officeooo:rsid="00136b08" officeooo:paragraph-rsid="00321444"/>
    </style:style>
    <style:style style:name="P22" style:family="paragraph" style:parent-style-name="Standard">
      <style:paragraph-properties fo:line-height="100%"/>
      <style:text-properties officeooo:rsid="000fc451" officeooo:paragraph-rsid="00321444"/>
    </style:style>
    <style:style style:name="P23" style:family="paragraph" style:parent-style-name="Standard">
      <style:paragraph-properties fo:line-height="100%"/>
      <style:text-properties officeooo:rsid="0011b06d" officeooo:paragraph-rsid="00321444"/>
    </style:style>
    <style:style style:name="P24" style:family="paragraph" style:parent-style-name="Standard">
      <style:paragraph-properties fo:line-height="100%"/>
      <style:text-properties officeooo:rsid="00123780" officeooo:paragraph-rsid="00321444"/>
    </style:style>
    <style:style style:name="P25" style:family="paragraph" style:parent-style-name="Standard">
      <style:paragraph-properties fo:line-height="100%"/>
      <style:text-properties officeooo:rsid="001a4353" officeooo:paragraph-rsid="00321444"/>
    </style:style>
    <style:style style:name="P26" style:family="paragraph" style:parent-style-name="Standard" style:list-style-name="L1">
      <style:paragraph-properties fo:line-height="100%"/>
      <style:text-properties fo:font-style="normal" officeooo:rsid="001ce2f2" officeooo:paragraph-rsid="00321444" style:font-style-asian="normal" style:font-style-complex="normal"/>
    </style:style>
    <style:style style:name="P27" style:family="paragraph" style:parent-style-name="Standard">
      <style:paragraph-properties fo:line-height="100%"/>
      <style:text-properties fo:font-style="normal" officeooo:rsid="001ce2f2" officeooo:paragraph-rsid="00321444" style:font-style-asian="normal" style:font-style-complex="normal"/>
    </style:style>
    <style:style style:name="P28" style:family="paragraph" style:parent-style-name="Standard" style:list-style-name="L1">
      <style:paragraph-properties fo:line-height="100%"/>
      <style:text-properties fo:font-style="normal" officeooo:rsid="001dacb4" officeooo:paragraph-rsid="00321444" style:font-style-asian="normal" style:font-style-complex="normal"/>
    </style:style>
    <style:style style:name="P29" style:family="paragraph" style:parent-style-name="Standard">
      <style:paragraph-properties fo:line-height="100%"/>
      <style:text-properties fo:font-style="normal" officeooo:rsid="001dacb4" officeooo:paragraph-rsid="00321444" style:font-style-asian="normal" style:font-style-complex="normal"/>
    </style:style>
    <style:style style:name="P30" style:family="paragraph" style:parent-style-name="Standard">
      <style:paragraph-properties fo:line-height="100%"/>
      <style:text-properties fo:font-style="normal" officeooo:rsid="001f3faa" officeooo:paragraph-rsid="00321444" style:font-style-asian="normal" style:font-style-complex="normal"/>
    </style:style>
    <style:style style:name="P31" style:family="paragraph" style:parent-style-name="Standard">
      <style:paragraph-properties fo:line-height="100%"/>
      <style:text-properties fo:font-style="normal" officeooo:rsid="00207115" officeooo:paragraph-rsid="00321444" style:font-style-asian="normal" style:font-style-complex="normal"/>
    </style:style>
    <style:style style:name="P32" style:family="paragraph" style:parent-style-name="Standard">
      <style:paragraph-properties fo:line-height="100%"/>
      <style:text-properties fo:font-style="normal" fo:font-weight="normal" officeooo:rsid="0020b02c" officeooo:paragraph-rsid="00321444" style:font-style-asian="normal" style:font-weight-asian="normal" style:font-style-complex="normal" style:font-weight-complex="normal"/>
    </style:style>
    <style:style style:name="P33" style:family="paragraph" style:parent-style-name="Standard">
      <style:paragraph-properties fo:line-height="100%"/>
      <style:text-properties fo:font-style="normal" fo:font-weight="normal" officeooo:rsid="0022c10b" officeooo:paragraph-rsid="00321444" style:font-style-asian="normal" style:font-weight-asian="normal" style:font-style-complex="normal" style:font-weight-complex="normal"/>
    </style:style>
    <style:style style:name="P34" style:family="paragraph" style:parent-style-name="Standard">
      <style:paragraph-properties fo:line-height="100%"/>
      <style:text-properties fo:font-style="normal" fo:font-weight="normal" officeooo:rsid="00260674" officeooo:paragraph-rsid="00321444" style:font-style-asian="normal" style:font-weight-asian="normal" style:font-style-complex="normal" style:font-weight-complex="normal"/>
    </style:style>
    <style:style style:name="P35" style:family="paragraph" style:parent-style-name="Standard">
      <style:paragraph-properties fo:line-height="100%"/>
      <style:text-properties fo:font-style="normal" fo:font-weight="normal" officeooo:rsid="00242c0e" officeooo:paragraph-rsid="00321444" style:font-style-asian="normal" style:font-weight-asian="normal" style:font-style-complex="normal" style:font-weight-complex="normal"/>
    </style:style>
    <style:style style:name="P36" style:family="paragraph" style:parent-style-name="Standard">
      <style:paragraph-properties fo:line-height="100%"/>
      <style:text-properties fo:font-style="normal" fo:font-weight="normal" officeooo:rsid="0020dbf0" officeooo:paragraph-rsid="00321444" style:font-style-asian="normal" style:font-weight-asian="normal" style:font-style-complex="normal" style:font-weight-complex="normal"/>
    </style:style>
    <style:style style:name="P37" style:family="paragraph" style:parent-style-name="Standard">
      <style:paragraph-properties fo:line-height="100%"/>
      <style:text-properties fo:font-style="normal" fo:font-weight="bold" officeooo:rsid="0020b02c" officeooo:paragraph-rsid="00321444" style:font-style-asian="normal" style:font-weight-asian="bold" style:font-style-complex="normal" style:font-weight-complex="bold"/>
    </style:style>
    <style:style style:name="P38" style:family="paragraph" style:parent-style-name="Standard">
      <style:paragraph-properties fo:line-height="100%"/>
      <style:text-properties fo:font-style="normal" fo:font-weight="bold" officeooo:rsid="0020dbf0" officeooo:paragraph-rsid="00321444" style:font-style-asian="normal" style:font-weight-asian="bold" style:font-style-complex="normal" style:font-weight-complex="bold"/>
    </style:style>
    <style:style style:name="P39" style:family="paragraph" style:parent-style-name="Standard">
      <style:paragraph-properties fo:line-height="100%"/>
      <style:text-properties officeooo:rsid="001dd0ca" officeooo:paragraph-rsid="00321444"/>
    </style:style>
    <style:style style:name="P40" style:family="paragraph" style:parent-style-name="Standard">
      <style:paragraph-properties fo:line-height="100%"/>
      <style:text-properties officeooo:rsid="00242c0e" officeooo:paragraph-rsid="00321444"/>
    </style:style>
    <style:style style:name="P41" style:family="paragraph" style:parent-style-name="Standard">
      <style:paragraph-properties fo:line-height="100%"/>
      <style:text-properties officeooo:rsid="00260674" officeooo:paragraph-rsid="00321444"/>
    </style:style>
    <style:style style:name="P42" style:family="paragraph" style:parent-style-name="Standard">
      <style:paragraph-properties fo:line-height="100%"/>
      <style:text-properties officeooo:rsid="00152e3d" officeooo:paragraph-rsid="00321444"/>
    </style:style>
    <style:style style:name="P43" style:family="paragraph" style:parent-style-name="Text_20_body">
      <style:paragraph-properties fo:line-height="100%"/>
      <style:text-properties officeooo:paragraph-rsid="00321444"/>
    </style:style>
    <style:style style:name="P44" style:family="paragraph" style:parent-style-name="Text_20_body">
      <style:paragraph-properties fo:line-height="100%"/>
      <style:text-properties officeooo:rsid="002bc813" officeooo:paragraph-rsid="00321444"/>
    </style:style>
    <style:style style:name="P45" style:family="paragraph" style:parent-style-name="Text_20_body">
      <style:paragraph-properties fo:line-height="100%"/>
      <style:text-properties fo:font-style="normal" officeooo:rsid="002c142a" officeooo:paragraph-rsid="00321444" style:font-style-asian="normal" style:font-style-complex="normal"/>
    </style:style>
    <style:style style:name="P46" style:family="paragraph" style:parent-style-name="Text_20_body">
      <style:paragraph-properties fo:line-height="100%"/>
      <style:text-properties fo:font-style="normal" officeooo:rsid="002e4e6d" officeooo:paragraph-rsid="00321444" style:font-style-asian="normal" style:font-style-complex="normal"/>
    </style:style>
    <style:style style:name="P47" style:family="paragraph" style:parent-style-name="Text_20_body">
      <style:paragraph-properties fo:line-height="100%"/>
      <style:text-properties fo:font-style="normal" officeooo:rsid="0030e6a6" officeooo:paragraph-rsid="00321444" style:font-style-asian="normal" style:font-style-complex="normal"/>
    </style:style>
    <style:style style:name="P48" style:family="paragraph" style:parent-style-name="Text_20_body">
      <style:paragraph-properties fo:line-height="100%"/>
      <style:text-properties fo:font-style="normal" officeooo:rsid="002ec634" officeooo:paragraph-rsid="00321444" style:font-style-asian="normal" style:font-style-complex="normal"/>
    </style:style>
    <style:style style:name="P49" style:family="paragraph" style:parent-style-name="Text_20_body">
      <style:paragraph-properties fo:line-height="100%"/>
      <style:text-properties officeooo:rsid="002c142a" officeooo:paragraph-rsid="00321444"/>
    </style:style>
    <style:style style:name="P50" style:family="paragraph" style:parent-style-name="Text_20_body">
      <style:paragraph-properties fo:line-height="100%"/>
      <style:text-properties officeooo:rsid="002da2a9" officeooo:paragraph-rsid="00321444"/>
    </style:style>
    <style:style style:name="P51" style:family="paragraph" style:parent-style-name="Text_20_body">
      <style:paragraph-properties fo:line-height="100%"/>
      <style:text-properties officeooo:rsid="0030e6a6" officeooo:paragraph-rsid="00321444"/>
    </style:style>
    <style:style style:name="P52" style:family="paragraph" style:parent-style-name="Text_20_body">
      <style:paragraph-properties fo:line-height="100%"/>
      <style:text-properties officeooo:rsid="00301a2e" officeooo:paragraph-rsid="00321444"/>
    </style:style>
    <style:style style:name="P53" style:family="paragraph" style:parent-style-name="Text_20_body">
      <style:text-properties officeooo:paragraph-rsid="00321444"/>
    </style:style>
    <style:style style:name="P54" style:family="paragraph" style:parent-style-name="Heading_20_2">
      <style:text-properties officeooo:paragraph-rsid="00321444"/>
    </style:style>
    <style:style style:name="P55" style:family="paragraph" style:parent-style-name="Heading_20_1">
      <style:text-properties officeooo:paragraph-rsid="00321444"/>
    </style:style>
    <style:style style:name="T1" style:family="text">
      <style:text-properties officeooo:rsid="000a2f9f"/>
    </style:style>
    <style:style style:name="T2" style:family="text">
      <style:text-properties officeooo:rsid="001149f1"/>
    </style:style>
    <style:style style:name="T3" style:family="text">
      <style:text-properties officeooo:rsid="00138b6f"/>
    </style:style>
    <style:style style:name="T4" style:family="text">
      <style:text-properties fo:font-style="italic" style:font-style-asian="italic" style:font-style-complex="italic"/>
    </style:style>
    <style:style style:name="T5" style:family="text">
      <style:text-properties fo:font-style="italic" officeooo:rsid="001149f1" style:font-style-asian="italic" style:font-style-complex="italic"/>
    </style:style>
    <style:style style:name="T6" style:family="text">
      <style:text-properties fo:font-style="italic" officeooo:rsid="00154679" style:font-style-asian="italic" style:font-style-complex="italic"/>
    </style:style>
    <style:style style:name="T7" style:family="text">
      <style:text-properties fo:font-style="italic" officeooo:rsid="00138b6f" style:font-style-asian="italic" style:font-style-complex="italic"/>
    </style:style>
    <style:style style:name="T8" style:family="text">
      <style:text-properties fo:font-style="italic" officeooo:rsid="00138b6f" fo:background-color="#ffff00" loext:char-shading-value="0" style:font-style-asian="italic" style:font-style-complex="italic"/>
    </style:style>
    <style:style style:name="T9" style:family="text">
      <style:text-properties officeooo:rsid="0017631f"/>
    </style:style>
    <style:style style:name="T10" style:family="text">
      <style:text-properties style:text-underline-style="none" officeooo:rsid="001b9174"/>
    </style:style>
    <style:style style:name="T11" style:family="text">
      <style:text-properties officeooo:rsid="001ec26f"/>
    </style:style>
    <style:style style:name="T12" style:family="text">
      <style:text-properties officeooo:rsid="00264de4"/>
    </style:style>
    <style:style style:name="T13" style:family="text">
      <style:text-properties style:text-position="0% 100%"/>
    </style:style>
    <style:style style:name="T14" style:family="text">
      <style:text-properties style:text-position="0% 100%" officeooo:rsid="001149f1"/>
    </style:style>
    <style:style style:name="T15" style:family="text">
      <style:text-properties style:text-position="0% 100%" officeooo:rsid="001ec26f"/>
    </style:style>
    <style:style style:name="T16" style:family="text">
      <style:text-properties style:text-position="0% 100%" officeooo:rsid="0017631f"/>
    </style:style>
    <style:style style:name="T17" style:family="text">
      <style:text-properties style:text-position="0% 100%" officeooo:rsid="0012f286" fo:background-color="transparent" loext:char-shading-value="0"/>
    </style:style>
    <style:style style:name="T18" style:family="text">
      <style:text-properties style:text-position="0% 100%" officeooo:rsid="00152e3d" fo:background-color="transparent" loext:char-shading-value="0"/>
    </style:style>
    <style:style style:name="T19" style:family="text">
      <style:text-properties style:text-position="0% 100%" officeooo:rsid="00152e3d"/>
    </style:style>
    <style:style style:name="T20" style:family="text">
      <style:text-properties style:text-position="0% 100%" fo:font-style="normal" officeooo:rsid="001ae3bb" style:font-style-asian="normal" style:font-style-complex="normal"/>
    </style:style>
    <style:style style:name="T21" style:family="text">
      <style:text-properties style:text-position="0% 100%" fo:font-style="normal" officeooo:rsid="002ae555" style:font-style-asian="normal" style:font-style-complex="normal"/>
    </style:style>
    <style:style style:name="T22" style:family="text">
      <style:text-properties style:text-position="0% 100%" fo:font-style="normal" officeooo:rsid="002da2a9" style:font-style-asian="normal" style:font-style-complex="normal"/>
    </style:style>
    <style:style style:name="T23" style:family="text">
      <style:text-properties style:text-position="0% 100%" fo:font-style="normal" officeooo:rsid="002e4e6d" style:font-style-asian="normal" style:font-style-complex="normal"/>
    </style:style>
    <style:style style:name="T24" style:family="text">
      <style:text-properties style:text-position="0% 100%" fo:font-style="normal" officeooo:rsid="002ec634" style:font-style-asian="normal" style:font-style-complex="normal"/>
    </style:style>
    <style:style style:name="T25" style:family="text">
      <style:text-properties style:text-position="0% 100%" fo:font-style="normal" officeooo:rsid="0033b141" style:font-style-asian="normal" style:font-style-complex="normal"/>
    </style:style>
    <style:style style:name="T26" style:family="text">
      <style:text-properties style:text-position="0% 100%" fo:font-style="normal" fo:font-weight="normal" officeooo:rsid="0020dbf0" style:font-style-asian="normal" style:font-weight-asian="normal" style:font-style-complex="normal" style:font-weight-complex="normal"/>
    </style:style>
    <style:style style:name="T27" style:family="text">
      <style:text-properties style:text-position="0% 100%" fo:font-weight="normal" style:font-weight-asian="normal" style:font-weight-complex="normal"/>
    </style:style>
    <style:style style:name="T28" style:family="text">
      <style:text-properties style:text-position="0% 100%" fo:font-weight="normal" officeooo:rsid="00232a53" style:font-weight-asian="normal" style:font-weight-complex="normal"/>
    </style:style>
    <style:style style:name="T29" style:family="text">
      <style:text-properties style:text-position="0% 100%" fo:font-weight="normal" officeooo:rsid="0022c10b" style:font-weight-asian="normal" style:font-weight-complex="normal"/>
    </style:style>
    <style:style style:name="T30" style:family="text">
      <style:text-properties style:text-position="0% 100%" fo:font-weight="normal" officeooo:rsid="00260674" style:font-weight-asian="normal" style:font-weight-complex="normal"/>
    </style:style>
    <style:style style:name="T31" style:family="text">
      <style:text-properties fo:background-color="#ffff00" loext:char-shading-value="0"/>
    </style:style>
    <style:style style:name="T32" style:family="text">
      <style:text-properties officeooo:rsid="000a2f9f" fo:background-color="#ffff00" loext:char-shading-value="0"/>
    </style:style>
    <style:style style:name="T33" style:family="text">
      <style:text-properties fo:background-color="transparent" loext:char-shading-value="0"/>
    </style:style>
    <style:style style:name="T34" style:family="text">
      <style:text-properties officeooo:rsid="000a2f9f" fo:background-color="transparent" loext:char-shading-value="0"/>
    </style:style>
    <style:style style:name="T35" style:family="text">
      <style:text-properties officeooo:rsid="0012f286" fo:background-color="transparent" loext:char-shading-value="0"/>
    </style:style>
    <style:style style:name="T36" style:family="text">
      <style:text-properties officeooo:rsid="00152e3d" fo:background-color="transparent" loext:char-shading-value="0"/>
    </style:style>
    <style:style style:name="T37" style:family="text">
      <style:text-properties fo:background-color="#ffff66" loext:char-shading-value="0"/>
    </style:style>
    <style:style style:name="T38" style:family="text">
      <style:text-properties officeooo:rsid="002f45f1" fo:background-color="#ffff66" loext:char-shading-value="0"/>
    </style:style>
    <style:style style:name="T39" style:family="text">
      <style:text-properties officeooo:rsid="00136b08"/>
    </style:style>
    <style:style style:name="T40" style:family="text">
      <style:text-properties officeooo:rsid="0011b06d"/>
    </style:style>
    <style:style style:name="T41" style:family="text">
      <style:text-properties officeooo:rsid="00123780"/>
    </style:style>
    <style:style style:name="T42" style:family="text">
      <style:text-properties officeooo:rsid="0012f286"/>
    </style:style>
    <style:style style:name="T43" style:family="text">
      <style:text-properties officeooo:rsid="00152e3d"/>
    </style:style>
    <style:style style:name="T44" style:family="text">
      <style:text-properties officeooo:rsid="0016cb64"/>
    </style:style>
    <style:style style:name="T45" style:family="text">
      <style:text-properties officeooo:rsid="001677ac"/>
    </style:style>
    <style:style style:name="T46" style:family="text">
      <style:text-properties fo:font-style="normal" style:font-style-asian="normal" style:font-style-complex="normal"/>
    </style:style>
    <style:style style:name="T47" style:family="text">
      <style:text-properties fo:font-style="normal" officeooo:rsid="001a720d" style:font-style-asian="normal" style:font-style-complex="normal"/>
    </style:style>
    <style:style style:name="T48" style:family="text">
      <style:text-properties fo:font-style="normal" officeooo:rsid="001ae3bb" style:font-style-asian="normal" style:font-style-complex="normal"/>
    </style:style>
    <style:style style:name="T49" style:family="text">
      <style:text-properties fo:font-style="normal" officeooo:rsid="001ce2f2" style:font-style-asian="normal" style:font-style-complex="normal"/>
    </style:style>
    <style:style style:name="T50" style:family="text">
      <style:text-properties fo:font-style="normal" officeooo:rsid="0020b02c" style:font-style-asian="normal" style:font-style-complex="normal"/>
    </style:style>
    <style:style style:name="T51" style:family="text">
      <style:text-properties fo:font-style="normal" officeooo:rsid="001f3faa" style:font-style-asian="normal" style:font-style-complex="normal"/>
    </style:style>
    <style:style style:name="T52" style:family="text">
      <style:text-properties fo:font-style="normal" officeooo:rsid="00207115" style:font-style-asian="normal" style:font-style-complex="normal"/>
    </style:style>
    <style:style style:name="T53" style:family="text">
      <style:text-properties fo:font-style="normal" officeooo:rsid="002b26a7" style:font-style-asian="normal" style:font-style-complex="normal"/>
    </style:style>
    <style:style style:name="T54" style:family="text">
      <style:text-properties fo:font-style="normal" officeooo:rsid="002ae4ff" style:font-style-asian="normal" style:font-style-complex="normal"/>
    </style:style>
    <style:style style:name="T55" style:family="text">
      <style:text-properties fo:font-style="normal" officeooo:rsid="002ae555" style:font-style-asian="normal" style:font-style-complex="normal"/>
    </style:style>
    <style:style style:name="T56" style:family="text">
      <style:text-properties fo:font-style="normal" officeooo:rsid="002e4e6d" style:font-style-asian="normal" style:font-style-complex="normal"/>
    </style:style>
    <style:style style:name="T57" style:family="text">
      <style:text-properties fo:font-style="normal" officeooo:rsid="002da2a9" style:font-style-asian="normal" style:font-style-complex="normal"/>
    </style:style>
    <style:style style:name="T58" style:family="text">
      <style:text-properties fo:font-style="normal" officeooo:rsid="002e4f2a" style:font-style-asian="normal" style:font-style-complex="normal"/>
    </style:style>
    <style:style style:name="T59" style:family="text">
      <style:text-properties fo:font-style="normal" officeooo:rsid="002ec634" style:font-style-asian="normal" style:font-style-complex="normal"/>
    </style:style>
    <style:style style:name="T60" style:family="text">
      <style:text-properties fo:font-style="normal" officeooo:rsid="00301a2e" style:font-style-asian="normal" style:font-style-complex="normal"/>
    </style:style>
    <style:style style:name="T61" style:family="text">
      <style:text-properties fo:font-style="normal" officeooo:rsid="0030e6a6" style:font-style-asian="normal" style:font-style-complex="normal"/>
    </style:style>
    <style:style style:name="T62" style:family="text">
      <style:text-properties fo:font-style="normal" officeooo:rsid="00328f49" style:font-style-asian="normal" style:font-style-complex="normal"/>
    </style:style>
    <style:style style:name="T63" style:family="text">
      <style:text-properties fo:font-style="normal" officeooo:rsid="0033b141" style:font-style-asian="normal" style:font-style-complex="normal"/>
    </style:style>
    <style:style style:name="T64" style:family="text">
      <style:text-properties fo:font-style="normal" fo:font-weight="bold" officeooo:rsid="00207115" style:font-style-asian="normal" style:font-weight-asian="bold" style:font-style-complex="normal" style:font-weight-complex="bold"/>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207115" style:font-style-asian="normal" style:font-weight-asian="normal" style:font-style-complex="normal" style:font-weight-complex="normal"/>
    </style:style>
    <style:style style:name="T67" style:family="text">
      <style:text-properties fo:font-style="normal" fo:font-weight="normal" officeooo:rsid="0020b02c" style:font-style-asian="normal" style:font-weight-asian="normal" style:font-style-complex="normal" style:font-weight-complex="normal"/>
    </style:style>
    <style:style style:name="T68" style:family="text">
      <style:text-properties fo:font-style="normal" fo:font-weight="normal" officeooo:rsid="00260674" style:font-style-asian="normal" style:font-weight-asian="normal" style:font-style-complex="normal" style:font-weight-complex="normal"/>
    </style:style>
    <style:style style:name="T69" style:family="text">
      <style:text-properties fo:font-style="normal" fo:font-weight="normal" officeooo:rsid="0020dbf0" style:font-style-asian="normal" style:font-weight-asian="normal" style:font-style-complex="normal" style:font-weight-complex="normal"/>
    </style:style>
    <style:style style:name="T70" style:family="text">
      <style:text-properties fo:font-style="normal" fo:font-weight="normal" officeooo:rsid="0029954c" style:font-style-asian="normal" style:font-weight-asian="normal" style:font-style-complex="normal" style:font-weight-complex="normal"/>
    </style:style>
    <style:style style:name="T71" style:family="text">
      <style:text-properties fo:font-weight="normal" style:font-weight-asian="normal" style:font-weight-complex="normal"/>
    </style:style>
    <style:style style:name="T72" style:family="text">
      <style:text-properties fo:font-weight="normal" officeooo:rsid="00232a53" style:font-weight-asian="normal" style:font-weight-complex="normal"/>
    </style:style>
    <style:style style:name="T73" style:family="text">
      <style:text-properties fo:font-weight="normal" officeooo:rsid="0020dbf0" style:font-weight-asian="normal" style:font-weight-complex="normal"/>
    </style:style>
    <style:style style:name="T74" style:family="text">
      <style:text-properties fo:font-weight="normal" officeooo:rsid="00242c0e" style:font-weight-asian="normal" style:font-weight-complex="normal"/>
    </style:style>
    <style:style style:name="T75" style:family="text">
      <style:text-properties fo:font-weight="normal" officeooo:rsid="0022cdf5" style:font-weight-asian="normal" style:font-weight-complex="normal"/>
    </style:style>
    <style:style style:name="T76" style:family="text">
      <style:text-properties fo:font-weight="normal" officeooo:rsid="0022c10b" style:font-weight-asian="normal" style:font-weight-complex="normal"/>
    </style:style>
    <style:style style:name="T77" style:family="text">
      <style:text-properties fo:font-weight="normal" officeooo:rsid="00260674" style:font-weight-asian="normal" style:font-weight-complex="normal"/>
    </style:style>
    <style:style style:name="T78" style:family="text">
      <style:text-properties fo:font-weight="normal" officeooo:rsid="00395840" style:font-weight-asian="normal" style:font-weight-complex="normal"/>
    </style:style>
    <style:style style:name="T79" style:family="text">
      <style:text-properties fo:font-weight="normal" officeooo:rsid="00242c0e" fo:background-color="#ffff00" loext:char-shading-value="0" style:font-weight-asian="normal" style:font-weight-complex="normal"/>
    </style:style>
    <style:style style:name="T80" style:family="text">
      <style:text-properties officeooo:rsid="0020dbf0"/>
    </style:style>
    <style:style style:name="T81" style:family="text">
      <style:text-properties officeooo:rsid="0022cd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Ohjelmistotuotannon prosessimallit</text:h>
      <text:p text:style-name="P22">Vähänkään suuremman kokonaisuuden toteuttamisessa tarve jollekin ohjelmistotuotannon prosessimallille (tarkista termi) on ilmeinen. Erilaisia malleja on nykyisin hyvin paljon. Useimmat näistä malleista pohjautuvat Roycen vuonna 1970 artikkelissaan <text:span text:style-name="T4">Development of Large Software systems</text:span> esittelemään vesiputousmalliin<text:reference-mark-start text:name="ADDIN CSL_CITATION {&quot;citationItems&quot;: [{&quot;itemData&quot;: {&quot;title&quot;: &quot;Managing the Development of large Software Systems&quot;, &quot;issued&quot;: {&quot;date-parts&quot;: [[&quot;1970&quot;]]}, &quot;type&quot;: &quot;article-journal&quot;, &quot;ISBN&quot;: &quot;0-89791-216-0&quot;, &quot;container-title&quot;: &quot;Ieee Wescon&quot;, &quot;page&quot;: &quot;1-9&quot;, &quot;author&quot;: [{&quot;suffix&quot;: &quot;&quot;, &quot;dropping-particle&quot;: &quot;&quot;, &quot;parse-names&quot;: false, &quot;given&quot;: &quot;Dr. Winston W.&quot;, &quot;family&quot;: &quot;Royce&quot;, &quot;non-dropping-particle&quot;: &quot;&quot;}], &quot;id&quot;: &quot;ITEM-1&quot;, &quot;abstract&quot;: &quot;Wasserfall Modell - Software Engineering&quot;, &quot;issue&quot;: &quot;August&quot;}, &quot;uris&quot;: [&quot;http://www.mendeley.com/documents/?uuid=2ceffdfc-908a-45cd-b4ab-c698ff9886dc&quot;], &quot;id&quot;: &quot;ITEM-1&quot;}], &quot;mendeley&quot;: {&quot;previouslyFormattedCitation&quot;: &quot;(Royce, 1970)&quot;, &quot;plainTextFormattedCitation&quot;: &quot;(Royce, 1970)&quot;, &quot;formattedCitation&quot;: &quot;(Royce, 1970)&quot;}, &quot;properties&quot;: {&quot;noteIndex&quot;: 0}, &quot;schema&quot;: &quot;https://github.com/citation-style-language/schema/raw/master/csl-citation.json&quot;} RNDWr3QI6wSBS"/><text:span text:style-name="T13">(Royce, 1970)</text:span><text:reference-mark-end text:name="ADDIN CSL_CITATION {&quot;citationItems&quot;: [{&quot;itemData&quot;: {&quot;title&quot;: &quot;Managing the Development of large Software Systems&quot;, &quot;issued&quot;: {&quot;date-parts&quot;: [[&quot;1970&quot;]]}, &quot;type&quot;: &quot;article-journal&quot;, &quot;ISBN&quot;: &quot;0-89791-216-0&quot;, &quot;container-title&quot;: &quot;Ieee Wescon&quot;, &quot;page&quot;: &quot;1-9&quot;, &quot;author&quot;: [{&quot;suffix&quot;: &quot;&quot;, &quot;dropping-particle&quot;: &quot;&quot;, &quot;parse-names&quot;: false, &quot;given&quot;: &quot;Dr. Winston W.&quot;, &quot;family&quot;: &quot;Royce&quot;, &quot;non-dropping-particle&quot;: &quot;&quot;}], &quot;id&quot;: &quot;ITEM-1&quot;, &quot;abstract&quot;: &quot;Wasserfall Modell - Software Engineering&quot;, &quot;issue&quot;: &quot;August&quot;}, &quot;uris&quot;: [&quot;http://www.mendeley.com/documents/?uuid=2ceffdfc-908a-45cd-b4ab-c698ff9886dc&quot;], &quot;id&quot;: &quot;ITEM-1&quot;}], &quot;mendeley&quot;: {&quot;previouslyFormattedCitation&quot;: &quot;(Royce, 1970)&quot;, &quot;plainTextFormattedCitation&quot;: &quot;(Royce, 1970)&quot;, &quot;formattedCitation&quot;: &quot;(Royce, 1970)&quot;}, &quot;properties&quot;: {&quot;noteIndex&quot;: 0}, &quot;schema&quot;: &quot;https://github.com/citation-style-language/schema/raw/master/csl-citation.json&quot;} RNDWr3QI6wSBS"/>⁠. Vesiputousmalli jakaa prosessin seitsemään eri vaiheeseen: </text:p>
      <text:p text:style-name="P22">1) <text:span text:style-name="T40">vaatimusten spesifikaationa, 2) suunnitteluna, 3) toteutuksena, 4) integraationa, 5) testauksena, 6) asennuksena ja 7) ylläpitona. <text:s/></text:span></text:p>
      <text:p text:style-name="P23">Vaatimusten määrittelyvaiheessa kaikki vaatimukset dokumentoidaan. Suunnitteluvaihe tuottaa sovelluksen arkkitehtuurin. Huomattakoon, että myös käyttöliittymä määritellään tässä vaiheessa. Toteutusvaiheessa ohjelmisto toteutetaan ja toteutus testataan. <text:reference-mark-start text:name="ADDIN CSL_CITATION {&quot;citationItems&quot;: [{&quot;itemData&quot;: {&quot;title&quot;: &quot;Managing the Development of large Software Systems&quot;, &quot;issued&quot;: {&quot;date-parts&quot;: [[&quot;1970&quot;]]}, &quot;type&quot;: &quot;article-journal&quot;, &quot;ISBN&quot;: &quot;0-89791-216-0&quot;, &quot;container-title&quot;: &quot;Ieee Wescon&quot;, &quot;page&quot;: &quot;1-9&quot;, &quot;author&quot;: [{&quot;suffix&quot;: &quot;&quot;, &quot;dropping-particle&quot;: &quot;&quot;, &quot;parse-names&quot;: false, &quot;given&quot;: &quot;Dr. Winston W.&quot;, &quot;family&quot;: &quot;Royce&quot;, &quot;non-dropping-particle&quot;: &quot;&quot;}], &quot;id&quot;: &quot;ITEM-1&quot;, &quot;abstract&quot;: &quot;Wasserfall Modell - Software Engineering&quot;, &quot;issue&quot;: &quot;August&quot;}, &quot;uris&quot;: [&quot;http://www.mendeley.com/documents/?uuid=2ceffdfc-908a-45cd-b4ab-c698ff9886dc&quot;], &quot;id&quot;: &quot;ITEM-1&quot;}], &quot;mendeley&quot;: {&quot;previouslyFormattedCitation&quot;: &quot;(Royce, 1970)&quot;, &quot;plainTextFormattedCitation&quot;: &quot;(Royce, 1970)&quot;, &quot;formattedCitation&quot;: &quot;(Royce, 1970)&quot;}, &quot;properties&quot;: {&quot;noteIndex&quot;: 0}, &quot;schema&quot;: &quot;https://github.com/citation-style-language/schema/raw/master/csl-citation.json&quot;} RNDGVtZpCtorE"/><text:span text:style-name="T13">(Royce, 1970)</text:span><text:reference-mark-end text:name="ADDIN CSL_CITATION {&quot;citationItems&quot;: [{&quot;itemData&quot;: {&quot;title&quot;: &quot;Managing the Development of large Software Systems&quot;, &quot;issued&quot;: {&quot;date-parts&quot;: [[&quot;1970&quot;]]}, &quot;type&quot;: &quot;article-journal&quot;, &quot;ISBN&quot;: &quot;0-89791-216-0&quot;, &quot;container-title&quot;: &quot;Ieee Wescon&quot;, &quot;page&quot;: &quot;1-9&quot;, &quot;author&quot;: [{&quot;suffix&quot;: &quot;&quot;, &quot;dropping-particle&quot;: &quot;&quot;, &quot;parse-names&quot;: false, &quot;given&quot;: &quot;Dr. Winston W.&quot;, &quot;family&quot;: &quot;Royce&quot;, &quot;non-dropping-particle&quot;: &quot;&quot;}], &quot;id&quot;: &quot;ITEM-1&quot;, &quot;abstract&quot;: &quot;Wasserfall Modell - Software Engineering&quot;, &quot;issue&quot;: &quot;August&quot;}, &quot;uris&quot;: [&quot;http://www.mendeley.com/documents/?uuid=2ceffdfc-908a-45cd-b4ab-c698ff9886dc&quot;], &quot;id&quot;: &quot;ITEM-1&quot;}], &quot;mendeley&quot;: {&quot;previouslyFormattedCitation&quot;: &quot;(Royce, 1970)&quot;, &quot;plainTextFormattedCitation&quot;: &quot;(Royce, 1970)&quot;, &quot;formattedCitation&quot;: &quot;(Royce, 1970)&quot;}, &quot;properties&quot;: {&quot;noteIndex&quot;: 0}, &quot;schema&quot;: &quot;https://github.com/citation-style-language/schema/raw/master/csl-citation.json&quot;} RNDGVtZpCtorE"/>⁠ Kun ohjelmisto on saatu toteutettua valmiiksi ohjelmistokomponentit integroidaan valmiiksi systeemiksi, jolle tehdään systeemitestaus. Kun järjestelmä läpäisee testit, se voidaan asentaa ja voidaan siirtyä <text:span text:style-name="T41">ylläpitovaiheeseen. </text:span></text:p>
      <text:p text:style-name="P24">Vaikka vesiputousmalli nähdään usein pelkkänä putkena, jonka läpi prosessi ohjataan, se sisältää kuitenkin myös iteratiivisia piirteitä. <text:span text:style-name="T42">Royce itse näkee tärkeäksi, että eri vaiheiden välillä voidaan tarvittaessa palata myös taaksepäin ja hän on jopa sitä mieltä, että tehtäessä uutta ohjelmistoa, vesiputousmalli tulisi käydä läpi kahdesti. Ensimmäinen iteraatio tuottaisi prototyypin ja seuraava iteraatio vasta valmiin tuotteen. Toisaalta vesiputousmallissa, toisin kuin myöhemmissä ketterissä menetelmissä, koko sovellus määritellään ja suunnitellaan ennen toteutuksen aloittamista.</text:span><text:span text:style-name="T35"> Haikalan (2011) mukaan “sallimalla iterointi ja vaiheiden käynnistäminen jo ennen edellisen vaiheen loppua saadaan kuitenkin moneen tilanteeseen sopiva toimintamalli”</text:span><text:reference-mark-start text:name="ADDIN CSL_CITATION {&quot;citationItems&quot;: [{&quot;itemData&quot;: {&quot;publisher&quot;: &quot;Talentum&quot;, &quot;publisher-place&quot;: &quot;Helsinki&quot;, &quot;issued&quot;: {&quot;date-parts&quot;: [[&quot;2011&quot;]]}, &quot;author&quot;: [{&quot;suffix&quot;: &quot;&quot;, &quot;dropping-particle&quot;: &quot;&quot;, &quot;parse-names&quot;: false, &quot;given&quot;: &quot;Ilkka&quot;, &quot;family&quot;: &quot;Haikala&quot;, &quot;non-dropping-particle&quot;: &quot;&quot;}, {&quot;suffix&quot;: &quot;&quot;, &quot;dropping-particle&quot;: &quot;&quot;, &quot;parse-names&quot;: false, &quot;given&quot;: &quot;Tommi&quot;, &quot;family&quot;: &quot;Mikkonen&quot;, &quot;non-dropping-particle&quot;: &quot;&quot;}], &quot;edition&quot;: &quot;12. uud . &quot;, &quot;id&quot;: &quot;ITEM-1&quot;, &quot;type&quot;: &quot;book&quot;, &quot;title&quot;: &quot;Ohjelmistotuotannon k\u00e4yt\u00e4nn\u00f6t&quot;}, &quot;uris&quot;: [&quot;http://www.mendeley.com/documents/?uuid=a222069e-81a1-4622-8fcd-25cd97f2fb5d&quot;], &quot;id&quot;: &quot;ITEM-1&quot;}], &quot;mendeley&quot;: {&quot;previouslyFormattedCitation&quot;: &quot;(Haikala &amp; Mikkonen, 2011)&quot;, &quot;plainTextFormattedCitation&quot;: &quot;(Haikala &amp; Mikkonen, 2011)&quot;, &quot;formattedCitation&quot;: &quot;(Haikala &amp; Mikkonen, 2011)&quot;}, &quot;properties&quot;: {&quot;noteIndex&quot;: 0}, &quot;schema&quot;: &quot;https://github.com/citation-style-language/schema/raw/master/csl-citation.json&quot;} RNDkolxCt6IGs"/><text:span text:style-name="T17">(Haikala &amp; Mikkonen, 2011)</text:span><text:reference-mark-end text:name="ADDIN CSL_CITATION {&quot;citationItems&quot;: [{&quot;itemData&quot;: {&quot;publisher&quot;: &quot;Talentum&quot;, &quot;publisher-place&quot;: &quot;Helsinki&quot;, &quot;issued&quot;: {&quot;date-parts&quot;: [[&quot;2011&quot;]]}, &quot;author&quot;: [{&quot;suffix&quot;: &quot;&quot;, &quot;dropping-particle&quot;: &quot;&quot;, &quot;parse-names&quot;: false, &quot;given&quot;: &quot;Ilkka&quot;, &quot;family&quot;: &quot;Haikala&quot;, &quot;non-dropping-particle&quot;: &quot;&quot;}, {&quot;suffix&quot;: &quot;&quot;, &quot;dropping-particle&quot;: &quot;&quot;, &quot;parse-names&quot;: false, &quot;given&quot;: &quot;Tommi&quot;, &quot;family&quot;: &quot;Mikkonen&quot;, &quot;non-dropping-particle&quot;: &quot;&quot;}], &quot;edition&quot;: &quot;12. uud . &quot;, &quot;id&quot;: &quot;ITEM-1&quot;, &quot;type&quot;: &quot;book&quot;, &quot;title&quot;: &quot;Ohjelmistotuotannon k\u00e4yt\u00e4nn\u00f6t&quot;}, &quot;uris&quot;: [&quot;http://www.mendeley.com/documents/?uuid=a222069e-81a1-4622-8fcd-25cd97f2fb5d&quot;], &quot;id&quot;: &quot;ITEM-1&quot;}], &quot;mendeley&quot;: {&quot;previouslyFormattedCitation&quot;: &quot;(Haikala &amp; Mikkonen, 2011)&quot;, &quot;plainTextFormattedCitation&quot;: &quot;(Haikala &amp; Mikkonen, 2011)&quot;, &quot;formattedCitation&quot;: &quot;(Haikala &amp; Mikkonen, 2011)&quot;}, &quot;properties&quot;: {&quot;noteIndex&quot;: 0}, &quot;schema&quot;: &quot;https://github.com/citation-style-language/schema/raw/master/csl-citation.json&quot;} RNDkolxCt6IGs"/><text:span text:style-name="T35">⁠</text:span><text:span text:style-name="T42">. </text:span></text:p>
      <text:p text:style-name="P21"><text:span text:style-name="T33">Mitä myöhemmin virheet ohjelmistoissa havaitaan, sitä kalliimmiksi ne </text:span><text:span text:style-name="T36">yleensä </text:span><text:span text:style-name="T33">tulevat </text:span><text:reference-mark-start text:name="ADDIN CSL_CITATION {&quot;citationItems&quot;: [{&quot;itemData&quot;: {&quot;publisher&quot;: &quot;Talentum &quot;, &quot;issued&quot;: {&quot;date-parts&quot;: [[&quot;2004&quot;]]}, &quot;publisher-place&quot;: &quot;Helsinki &quot;, &quot;ISBN&quot;: &quot;9521408502;9789521408502;&quot;, &quot;author&quot;: [{&quot;suffix&quot;: &quot;&quot;, &quot;dropping-particle&quot;: &quot;&quot;, &quot;parse-names&quot;: false, &quot;given&quot;: &quot;Ilkka&quot;, &quot;family&quot;: &quot;Haikala&quot;, &quot;non-dropping-particle&quot;: &quot;&quot;}, {&quot;suffix&quot;: &quot;&quot;, &quot;dropping-particle&quot;: &quot;&quot;, &quot;parse-names&quot;: false, &quot;given&quot;: &quot;Jukka&quot;, &quot;family&quot;: &quot;M\u00e4rij\u00e4rvi&quot;, &quot;non-dropping-particle&quot;: &quot;&quot;}], &quot;edition&quot;: &quot;10. uud. p&quot;, &quot;id&quot;: &quot;ITEM-1&quot;, &quot;type&quot;: &quot;article&quot;, &quot;title&quot;: &quot;Ohjelmistotuotanto &quot;}, &quot;uris&quot;: [&quot;http://www.mendeley.com/documents/?uuid=74738a2f-59dc-4143-a946-299e3bd59fb6&quot;], &quot;id&quot;: &quot;ITEM-1&quot;}], &quot;mendeley&quot;: {&quot;previouslyFormattedCitation&quot;: &quot;(Haikala &amp; M\u00e4rij\u00e4rvi, 2004)&quot;, &quot;plainTextFormattedCitation&quot;: &quot;(Haikala &amp; M\u00e4rij\u00e4rvi, 2004)&quot;, &quot;formattedCitation&quot;: &quot;(Haikala &amp; M\u00e4rij\u00e4rvi, 2004)&quot;}, &quot;properties&quot;: {&quot;noteIndex&quot;: 0}, &quot;schema&quot;: &quot;https://github.com/citation-style-language/schema/raw/master/csl-citation.json&quot;} RNDzSr57oINpp"/><text:span text:style-name="T18">(Haikala &amp; Märijärvi, 2004)</text:span><text:reference-mark-end text:name="ADDIN CSL_CITATION {&quot;citationItems&quot;: [{&quot;itemData&quot;: {&quot;publisher&quot;: &quot;Talentum &quot;, &quot;issued&quot;: {&quot;date-parts&quot;: [[&quot;2004&quot;]]}, &quot;publisher-place&quot;: &quot;Helsinki &quot;, &quot;ISBN&quot;: &quot;9521408502;9789521408502;&quot;, &quot;author&quot;: [{&quot;suffix&quot;: &quot;&quot;, &quot;dropping-particle&quot;: &quot;&quot;, &quot;parse-names&quot;: false, &quot;given&quot;: &quot;Ilkka&quot;, &quot;family&quot;: &quot;Haikala&quot;, &quot;non-dropping-particle&quot;: &quot;&quot;}, {&quot;suffix&quot;: &quot;&quot;, &quot;dropping-particle&quot;: &quot;&quot;, &quot;parse-names&quot;: false, &quot;given&quot;: &quot;Jukka&quot;, &quot;family&quot;: &quot;M\u00e4rij\u00e4rvi&quot;, &quot;non-dropping-particle&quot;: &quot;&quot;}], &quot;edition&quot;: &quot;10. uud. p&quot;, &quot;id&quot;: &quot;ITEM-1&quot;, &quot;type&quot;: &quot;article&quot;, &quot;title&quot;: &quot;Ohjelmistotuotanto &quot;}, &quot;uris&quot;: [&quot;http://www.mendeley.com/documents/?uuid=74738a2f-59dc-4143-a946-299e3bd59fb6&quot;], &quot;id&quot;: &quot;ITEM-1&quot;}], &quot;mendeley&quot;: {&quot;previouslyFormattedCitation&quot;: &quot;(Haikala &amp; M\u00e4rij\u00e4rvi, 2004)&quot;, &quot;plainTextFormattedCitation&quot;: &quot;(Haikala &amp; M\u00e4rij\u00e4rvi, 2004)&quot;, &quot;formattedCitation&quot;: &quot;(Haikala &amp; M\u00e4rij\u00e4rvi, 2004)&quot;}, &quot;properties&quot;: {&quot;noteIndex&quot;: 0}, &quot;schema&quot;: &quot;https://github.com/citation-style-language/schema/raw/master/csl-citation.json&quot;} RNDzSr57oINpp"/><text:span text:style-name="T36">⁠</text:span><text:span text:style-name="T33">. </text:span>Vesiputousmallin vastaus tähän on suunnitella ohjelmisto hyvin valmiiksi ennen kuin siirrytään seuraaviin vaiheisiin. <text:span text:style-name="T43">Ongelmana tässä lähestymistavassa on kuitenkin se, että tähdätään liikkuvaan maaliin. Asiakkaan ja käyttäjien tarpeet muuttuvat jatkuvasti ja voi olla, että vesiputousmallia käytettäessä sovellus on jo valmistuessaan vanhentunut. Yksi tapa ratkaista putkimaisten prosessimallien ongelmat oli siirtyä käyttämään inkrementaalisia malleja. Tälläinen malli on esimerkiksi inkrementaalinen vesiputousmalli, jossa toteutettavat vaatimukset jaetaan iteraatioihin. Nämä iteraatiot viedään läpi käyttämällä vesiputousmallia.</text:span><text:reference-mark-start text:name="ADDIN CSL_CITATION {&quot;citationItems&quot;: [{&quot;itemData&quot;: {&quot;publisher&quot;: &quot;Tampere University of Technology  U6  - ctx_ver=Z39.88-2004&amp;ctx_enc=info%3Aofi%2Fenc%3AUTF-8&amp;rfr_id=info%3Asid%2Fsummon.serialssolutions.com&amp;rft_val_fmt=info%3Aofi%2Ffmt%3Akev%3Amtx%3Abook&amp;rft.genre=book&amp;rft.title=Integrating+UX+Work+in+Agile+Enterprise+S&quot;, &quot;issued&quot;: {&quot;date-parts&quot;: [[&quot;2015&quot;]]}, &quot;type&quot;: &quot;book&quot;, &quot;ISBN&quot;: &quot;9789521536052&quot;, &quot;issue&quot;: &quot;November&quot;, &quot;abstract&quot;: &quot;Agile development methodologies have become the norm in software development. Simultaneously, user experience (UX) has become an increasingly important factor in the success or failure of software systems. However, agile methodologies do not give guidance on how to conduct UX work. Companies encounter challenges in UX work despite the previous academic research activities in order to integrate UX work with agile development practices.This doctoral thesis investigates how to integrate UX work as part of agile development of enterprise software, where other factors such as business benefits often overrule end user needs. The thesis studies tasks and goals of which agile UX work consists of, challenges companies encounter while integrating UX work with agile development, and actions that support the integration. This thesis consists of nine publications and an introductory part. The research has been conducted in seven Finland-based international large- and middle-sized companies over the years 2011 to 2014. The research approach of the thesis is inductive, aiming at explaining and structuring the studied phenomena based on empirical findings. The research consists of three rounds of studies utilizing both qualitative and quantitive methods. The main data gathering methods include surveys and interviews. Most of the study participants were agile projects\u2019 team members, but also end users and other roles significant to research and development activities in companies.The main contributions of this thesis address the research questions of challenging issues in the integration of agile development and UX, tasks and goals related to UX, and activities that support the integration. We present a framework called BoB (Best of Both Worlds) for integrating UX work in agile enterprise software development. While most of the previous models for agile UX concentrate on integrating the role of UX specialist responsible for the UX work, BoB approaches the integration via UX tasks and shared ownership of the cross-functional team including software developers and UX specialists.The results convey the conclusion that agile UX work should be collaborative effort with several contributing roles. BoB structures UX work via UX tasks unlike the previous models for agile UX work and partially merges upfront design work with development iterations. &quot;, &quot;author&quot;: [{&quot;suffix&quot;: &quot;&quot;, &quot;dropping-particle&quot;: &quot;&quot;, &quot;parse-names&quot;: false, &quot;given&quot;: &quot;Kati&quot;, &quot;family&quot;: &quot;Kuusinen&quot;, &quot;non-dropping-particle&quot;: &quot;&quot;}], &quot;id&quot;: &quot;ITEM-1&quot;, &quot;title&quot;: &quot;Integrating UX Work in Agile Enterprise Software Development &quot;}, &quot;uris&quot;: [&quot;http://www.mendeley.com/documents/?uuid=5e463d0d-6ea7-4250-9d4d-00531bcb065d&quot;], &quot;id&quot;: &quot;ITEM-1&quot;}], &quot;mendeley&quot;: {&quot;previouslyFormattedCitation&quot;: &quot;(Kuusinen, 2015)&quot;, &quot;plainTextFormattedCitation&quot;: &quot;(Kuusinen, 2015)&quot;, &quot;formattedCitation&quot;: &quot;(Kuusinen, 2015)&quot;}, &quot;properties&quot;: {&quot;noteIndex&quot;: 0}, &quot;schema&quot;: &quot;https://github.com/citation-style-language/schema/raw/master/csl-citation.json&quot;} RNDJNs2ByXmUM"/><text:span text:style-name="T19">(Kuusinen, 2015)</text:span><text:reference-mark-end text:name="ADDIN CSL_CITATION {&quot;citationItems&quot;: [{&quot;itemData&quot;: {&quot;publisher&quot;: &quot;Tampere University of Technology  U6  - ctx_ver=Z39.88-2004&amp;ctx_enc=info%3Aofi%2Fenc%3AUTF-8&amp;rfr_id=info%3Asid%2Fsummon.serialssolutions.com&amp;rft_val_fmt=info%3Aofi%2Ffmt%3Akev%3Amtx%3Abook&amp;rft.genre=book&amp;rft.title=Integrating+UX+Work+in+Agile+Enterprise+S&quot;, &quot;issued&quot;: {&quot;date-parts&quot;: [[&quot;2015&quot;]]}, &quot;type&quot;: &quot;book&quot;, &quot;ISBN&quot;: &quot;9789521536052&quot;, &quot;issue&quot;: &quot;November&quot;, &quot;abstract&quot;: &quot;Agile development methodologies have become the norm in software development. Simultaneously, user experience (UX) has become an increasingly important factor in the success or failure of software systems. However, agile methodologies do not give guidance on how to conduct UX work. Companies encounter challenges in UX work despite the previous academic research activities in order to integrate UX work with agile development practices.This doctoral thesis investigates how to integrate UX work as part of agile development of enterprise software, where other factors such as business benefits often overrule end user needs. The thesis studies tasks and goals of which agile UX work consists of, challenges companies encounter while integrating UX work with agile development, and actions that support the integration. This thesis consists of nine publications and an introductory part. The research has been conducted in seven Finland-based international large- and middle-sized companies over the years 2011 to 2014. The research approach of the thesis is inductive, aiming at explaining and structuring the studied phenomena based on empirical findings. The research consists of three rounds of studies utilizing both qualitative and quantitive methods. The main data gathering methods include surveys and interviews. Most of the study participants were agile projects\u2019 team members, but also end users and other roles significant to research and development activities in companies.The main contributions of this thesis address the research questions of challenging issues in the integration of agile development and UX, tasks and goals related to UX, and activities that support the integration. We present a framework called BoB (Best of Both Worlds) for integrating UX work in agile enterprise software development. While most of the previous models for agile UX concentrate on integrating the role of UX specialist responsible for the UX work, BoB approaches the integration via UX tasks and shared ownership of the cross-functional team including software developers and UX specialists.The results convey the conclusion that agile UX work should be collaborative effort with several contributing roles. BoB structures UX work via UX tasks unlike the previous models for agile UX work and partially merges upfront design work with development iterations. &quot;, &quot;author&quot;: [{&quot;suffix&quot;: &quot;&quot;, &quot;dropping-particle&quot;: &quot;&quot;, &quot;parse-names&quot;: false, &quot;given&quot;: &quot;Kati&quot;, &quot;family&quot;: &quot;Kuusinen&quot;, &quot;non-dropping-particle&quot;: &quot;&quot;}], &quot;id&quot;: &quot;ITEM-1&quot;, &quot;title&quot;: &quot;Integrating UX Work in Agile Enterprise Software Development &quot;}, &quot;uris&quot;: [&quot;http://www.mendeley.com/documents/?uuid=5e463d0d-6ea7-4250-9d4d-00531bcb065d&quot;], &quot;id&quot;: &quot;ITEM-1&quot;}], &quot;mendeley&quot;: {&quot;previouslyFormattedCitation&quot;: &quot;(Kuusinen, 2015)&quot;, &quot;plainTextFormattedCitation&quot;: &quot;(Kuusinen, 2015)&quot;, &quot;formattedCitation&quot;: &quot;(Kuusinen, 2015)&quot;}, &quot;properties&quot;: {&quot;noteIndex&quot;: 0}, &quot;schema&quot;: &quot;https://github.com/citation-style-language/schema/raw/master/csl-citation.json&quot;} RNDJNs2ByXmUM"/><text:span text:style-name="T43">⁠ (Kuusisen väittäristä, tsekkaa orig lähde) Iteraatioiden pituus voi olla esimerkiksi kuukauden mittainen ja asiakastoimitukset voidaan tehdä puolen vuoden välein</text:span><text:reference-mark-start text:name="ADDIN CSL_CITATION {&quot;citationItems&quot;: [{&quot;itemData&quot;: {&quot;publisher&quot;: &quot;Talentum &quot;, &quot;issued&quot;: {&quot;date-parts&quot;: [[&quot;2004&quot;]]}, &quot;publisher-place&quot;: &quot;Helsinki &quot;, &quot;ISBN&quot;: &quot;9521408502;9789521408502;&quot;, &quot;author&quot;: [{&quot;suffix&quot;: &quot;&quot;, &quot;dropping-particle&quot;: &quot;&quot;, &quot;parse-names&quot;: false, &quot;given&quot;: &quot;Ilkka&quot;, &quot;family&quot;: &quot;Haikala&quot;, &quot;non-dropping-particle&quot;: &quot;&quot;}, {&quot;suffix&quot;: &quot;&quot;, &quot;dropping-particle&quot;: &quot;&quot;, &quot;parse-names&quot;: false, &quot;given&quot;: &quot;Jukka&quot;, &quot;family&quot;: &quot;M\u00e4rij\u00e4rvi&quot;, &quot;non-dropping-particle&quot;: &quot;&quot;}], &quot;edition&quot;: &quot;10. uud. p&quot;, &quot;id&quot;: &quot;ITEM-1&quot;, &quot;type&quot;: &quot;article&quot;, &quot;title&quot;: &quot;Ohjelmistotuotanto &quot;}, &quot;uris&quot;: [&quot;http://www.mendeley.com/documents/?uuid=74738a2f-59dc-4143-a946-299e3bd59fb6&quot;], &quot;id&quot;: &quot;ITEM-1&quot;}], &quot;mendeley&quot;: {&quot;previouslyFormattedCitation&quot;: &quot;(Haikala &amp; M\u00e4rij\u00e4rvi, 2004)&quot;, &quot;plainTextFormattedCitation&quot;: &quot;(Haikala &amp; M\u00e4rij\u00e4rvi, 2004)&quot;, &quot;formattedCitation&quot;: &quot;(Haikala &amp; M\u00e4rij\u00e4rvi, 2004)&quot;}, &quot;properties&quot;: {&quot;noteIndex&quot;: 0}, &quot;schema&quot;: &quot;https://github.com/citation-style-language/schema/raw/master/csl-citation.json&quot;} RNDGs3Zv4wsQS"/><text:span text:style-name="T19">(Haikala &amp; Märijärvi, 2004)</text:span><text:reference-mark-end text:name="ADDIN CSL_CITATION {&quot;citationItems&quot;: [{&quot;itemData&quot;: {&quot;publisher&quot;: &quot;Talentum &quot;, &quot;issued&quot;: {&quot;date-parts&quot;: [[&quot;2004&quot;]]}, &quot;publisher-place&quot;: &quot;Helsinki &quot;, &quot;ISBN&quot;: &quot;9521408502;9789521408502;&quot;, &quot;author&quot;: [{&quot;suffix&quot;: &quot;&quot;, &quot;dropping-particle&quot;: &quot;&quot;, &quot;parse-names&quot;: false, &quot;given&quot;: &quot;Ilkka&quot;, &quot;family&quot;: &quot;Haikala&quot;, &quot;non-dropping-particle&quot;: &quot;&quot;}, {&quot;suffix&quot;: &quot;&quot;, &quot;dropping-particle&quot;: &quot;&quot;, &quot;parse-names&quot;: false, &quot;given&quot;: &quot;Jukka&quot;, &quot;family&quot;: &quot;M\u00e4rij\u00e4rvi&quot;, &quot;non-dropping-particle&quot;: &quot;&quot;}], &quot;edition&quot;: &quot;10. uud. p&quot;, &quot;id&quot;: &quot;ITEM-1&quot;, &quot;type&quot;: &quot;article&quot;, &quot;title&quot;: &quot;Ohjelmistotuotanto &quot;}, &quot;uris&quot;: [&quot;http://www.mendeley.com/documents/?uuid=74738a2f-59dc-4143-a946-299e3bd59fb6&quot;], &quot;id&quot;: &quot;ITEM-1&quot;}], &quot;mendeley&quot;: {&quot;previouslyFormattedCitation&quot;: &quot;(Haikala &amp; M\u00e4rij\u00e4rvi, 2004)&quot;, &quot;plainTextFormattedCitation&quot;: &quot;(Haikala &amp; M\u00e4rij\u00e4rvi, 2004)&quot;, &quot;formattedCitation&quot;: &quot;(Haikala &amp; M\u00e4rij\u00e4rvi, 2004)&quot;}, &quot;properties&quot;: {&quot;noteIndex&quot;: 0}, &quot;schema&quot;: &quot;https://github.com/citation-style-language/schema/raw/master/csl-citation.json&quot;} RNDGs3Zv4wsQS"/><text:span text:style-name="T43">⁠. </text:span></text:p>
      <text:p text:style-name="P43"/>
      <text:p text:style-name="P43"><text:span text:style-name="T44">(Lisää materiaalia: </text:span>Larman: Iterative and Incremental Development: A Brief History<text:span text:style-name="T45">)</text:span></text:p>
      <text:p text:style-name="P24"/>
      <text:h text:style-name="P54" text:outline-level="2">Ketterät menetelmät</text:h>
      <text:p text:style-name="P25">Inkrementaalisten mallien ajattelu on jo lähellä ketterien menetelmien ajattelutapaa. Käännekohtana pidetään vuonna 2001 julkaistua Ketterän kehityksen julistus eli <text:span text:style-name="T4">agile manifesti. </text:span><text:span text:style-name="T46">Tämä</text:span><text:span text:style-name="T4"> </text:span><text:span text:style-name="T46">julistus määritteli ketterien menetelmien arvot ja antoi pohjan </text:span><text:span text:style-name="T47">sen jälkeen kehitettyjen ketterien menelmien luomiseksi. </text:span><text:span text:style-name="T48">Näissä arvoissa painotetaan 1) yksilöitä ja kanssakäymistä enemmän kuin prosesseja ja työkaluja, 2) toimivaa ohjelmistoa enemmän kuin kattavaa dokumentaatiota, 3) yhteistyötä asiakkaan kanssa enemmän kuin sopimusneuvotteluja, 4) muutokseen reagoimista enemmän kuin valmiin suunnitelman seuraamista</text:span><text:reference-mark-start text:name="ADDIN CSL_CITATION {&quot;citationItems&quot;: [{&quot;itemData&quot;: {&quot;type&quot;: &quot;webpage&quot;, &quot;issued&quot;: {&quot;date-parts&quot;: [[&quot;2001&quot;]]}, &quot;accessed&quot;: {&quot;date-parts&quot;: [[&quot;2017&quot;, &quot;5&quot;, &quot;20&quot;]]}, &quot;author&quot;: [{&quot;suffix&quot;: &quot;&quot;, &quot;dropping-particle&quot;: &quot;&quot;, &quot;parse-names&quot;: false, &quot;given&quot;: &quot;K.&quot;, &quot;family&quot;: &quot;Beck&quot;, &quot;non-dropping-particle&quot;: &quot;&quot;}, {&quot;suffix&quot;: &quot;&quot;, &quot;dropping-particle&quot;: &quot;&quot;, &quot;parse-names&quot;: false, &quot;given&quot;: &quot;M.&quot;, &quot;family&quot;: &quot;Beedle&quot;, &quot;non-dropping-particle&quot;: &quot;&quot;}, {&quot;suffix&quot;: &quot;&quot;, &quot;dropping-particle&quot;: &quot;&quot;, &quot;parse-names&quot;: false, &quot;given&quot;: &quot;A.&quot;, &quot;family&quot;: &quot;Bennekum&quot;, &quot;non-dropping-particle&quot;: &quot;van&quot;}, {&quot;suffix&quot;: &quot;&quot;, &quot;dropping-particle&quot;: &quot;&quot;, &quot;parse-names&quot;: false, &quot;given&quot;: &quot;A.&quot;, &quot;family&quot;: &quot;Cockburn&quot;, &quot;non-dropping-particle&quot;: &quot;&quot;}, {&quot;suffix&quot;: &quot;&quot;, &quot;dropping-particle&quot;: &quot;&quot;, &quot;parse-names&quot;: false, &quot;given&quot;: &quot;W.&quot;, &quot;family&quot;: &quot;Cunninghan&quot;, &quot;non-dropping-particle&quot;: &quot;&quot;}, {&quot;suffix&quot;: &quot;&quot;, &quot;dropping-particle&quot;: &quot;&quot;, &quot;parse-names&quot;: false, &quot;given&quot;: &quot;M.&quot;, &quot;family&quot;: &quot;Fowler&quot;, &quot;non-dropping-particle&quot;: &quot;&quot;}, {&quot;suffix&quot;: &quot;&quot;, &quot;dropping-particle&quot;: &quot;&quot;, &quot;parse-names&quot;: false, &quot;given&quot;: &quot;Et&quot;, &quot;family&quot;: &quot;Al.&quot;, &quot;non-dropping-particle&quot;: &quot;&quot;}], &quot;URL&quot;: &quot;http://agilemanifesto.org/&quot;, &quot;id&quot;: &quot;ITEM-1&quot;, &quot;title&quot;: &quot;Agile Manifesto (2001). Manifesto for Agile Software Development&quot;}, &quot;uris&quot;: [&quot;http://www.mendeley.com/documents/?uuid=663474ec-6a34-4b95-aec3-4aad7d032eb9&quot;], &quot;id&quot;: &quot;ITEM-1&quot;}], &quot;mendeley&quot;: {&quot;previouslyFormattedCitation&quot;: &quot;(Beck et al., 2001)&quot;, &quot;plainTextFormattedCitation&quot;: &quot;(Beck et al., 2001)&quot;, &quot;formattedCitation&quot;: &quot;(Beck et al., 2001)&quot;}, &quot;properties&quot;: {&quot;noteIndex&quot;: 0}, &quot;schema&quot;: &quot;https://github.com/citation-style-language/schema/raw/master/csl-citation.json&quot;} RNDB6UqXkxORc"/><text:span text:style-name="T20">(Beck et al., 2001)</text:span><text:reference-mark-end text:name="ADDIN CSL_CITATION {&quot;citationItems&quot;: [{&quot;itemData&quot;: {&quot;type&quot;: &quot;webpage&quot;, &quot;issued&quot;: {&quot;date-parts&quot;: [[&quot;2001&quot;]]}, &quot;accessed&quot;: {&quot;date-parts&quot;: [[&quot;2017&quot;, &quot;5&quot;, &quot;20&quot;]]}, &quot;author&quot;: [{&quot;suffix&quot;: &quot;&quot;, &quot;dropping-particle&quot;: &quot;&quot;, &quot;parse-names&quot;: false, &quot;given&quot;: &quot;K.&quot;, &quot;family&quot;: &quot;Beck&quot;, &quot;non-dropping-particle&quot;: &quot;&quot;}, {&quot;suffix&quot;: &quot;&quot;, &quot;dropping-particle&quot;: &quot;&quot;, &quot;parse-names&quot;: false, &quot;given&quot;: &quot;M.&quot;, &quot;family&quot;: &quot;Beedle&quot;, &quot;non-dropping-particle&quot;: &quot;&quot;}, {&quot;suffix&quot;: &quot;&quot;, &quot;dropping-particle&quot;: &quot;&quot;, &quot;parse-names&quot;: false, &quot;given&quot;: &quot;A.&quot;, &quot;family&quot;: &quot;Bennekum&quot;, &quot;non-dropping-particle&quot;: &quot;van&quot;}, {&quot;suffix&quot;: &quot;&quot;, &quot;dropping-particle&quot;: &quot;&quot;, &quot;parse-names&quot;: false, &quot;given&quot;: &quot;A.&quot;, &quot;family&quot;: &quot;Cockburn&quot;, &quot;non-dropping-particle&quot;: &quot;&quot;}, {&quot;suffix&quot;: &quot;&quot;, &quot;dropping-particle&quot;: &quot;&quot;, &quot;parse-names&quot;: false, &quot;given&quot;: &quot;W.&quot;, &quot;family&quot;: &quot;Cunninghan&quot;, &quot;non-dropping-particle&quot;: &quot;&quot;}, {&quot;suffix&quot;: &quot;&quot;, &quot;dropping-particle&quot;: &quot;&quot;, &quot;parse-names&quot;: false, &quot;given&quot;: &quot;M.&quot;, &quot;family&quot;: &quot;Fowler&quot;, &quot;non-dropping-particle&quot;: &quot;&quot;}, {&quot;suffix&quot;: &quot;&quot;, &quot;dropping-particle&quot;: &quot;&quot;, &quot;parse-names&quot;: false, &quot;given&quot;: &quot;Et&quot;, &quot;family&quot;: &quot;Al.&quot;, &quot;non-dropping-particle&quot;: &quot;&quot;}], &quot;URL&quot;: &quot;http://agilemanifesto.org/&quot;, &quot;id&quot;: &quot;ITEM-1&quot;, &quot;title&quot;: &quot;Agile Manifesto (2001). Manifesto for Agile Software Development&quot;}, &quot;uris&quot;: [&quot;http://www.mendeley.com/documents/?uuid=663474ec-6a34-4b95-aec3-4aad7d032eb9&quot;], &quot;id&quot;: &quot;ITEM-1&quot;}], &quot;mendeley&quot;: {&quot;previouslyFormattedCitation&quot;: &quot;(Beck et al., 2001)&quot;, &quot;plainTextFormattedCitation&quot;: &quot;(Beck et al., 2001)&quot;, &quot;formattedCitation&quot;: &quot;(Beck et al., 2001)&quot;}, &quot;properties&quot;: {&quot;noteIndex&quot;: 0}, &quot;schema&quot;: &quot;https://github.com/citation-style-language/schema/raw/master/csl-citation.json&quot;} RNDB6UqXkxORc"/><text:span text:style-name="T48">⁠. Kannattanee huomata, että tämä ei tarkoita sitä, että </text:span><text:span text:style-name="T49">manifestin mukaan dokumentaatiota tai sopimusneuvotteluja ei tarvittaisi. </text:span></text:p>
      <text:p text:style-name="P27"/>
      <text:p text:style-name="P27">Arvot toteutuvat julistuksen kahtenatoista perusarvona, jotka tiivistettynä kuuluvat:</text:p>
      <text:p text:style-name="P27"/>
      <text:list xml:id="list3152322327657364237" text:style-name="L1">
        <text:list-item>
          <text:p text:style-name="P26"><text:soft-page-break/>Asiakas pidetään tyytyväisenä toimittamalla tasaisella tahdilla toimivia versioita ohjelmistosta.</text:p>
        </text:list-item>
        <text:list-item>
          <text:p text:style-name="P26">Vaatimuksia voidaan muuttaa missä vaiheessa projektia tahansa.</text:p>
        </text:list-item>
        <text:list-item>
          <text:p text:style-name="P28">Toimivien versioita toimitetaan asiakkaalle muutaman viikon – muutaman kuukauden välein.</text:p>
        </text:list-item>
        <text:list-item>
          <text:p text:style-name="P28">Projektissa olevien henkilöiden tulee työskennellä päivättäin yhdessä koko projektin ajan</text:p>
        </text:list-item>
        <text:list-item>
          <text:p text:style-name="P28">Projekti rakennetaan motivoituneiden yksilöiden ympärille, joilla on tarvittavat välineet, tuki ja luottamus. </text:p>
        </text:list-item>
        <text:list-item>
          <text:p text:style-name="P28">Keskustelu kasvokkain on kaikkein tehokkain kommunikaatiomenetelmä</text:p>
        </text:list-item>
        <text:list-item>
          <text:p text:style-name="P28">Toimiva ohjelmisto on tärkein mittari projektin edistymiselle. </text:p>
        </text:list-item>
        <text:list-item>
          <text:p text:style-name="P28">Työkuorma pidetään tasaisena ja ylitöitä ei tehdä. </text:p>
        </text:list-item>
        <text:list-item>
          <text:p text:style-name="P28">Huomiota kiinnitetään jatkuvasti tekniseen erinomaisuuteen ja hyvään suunnitteluun. </text:p>
        </text:list-item>
        <text:list-item>
          <text:p text:style-name="P28">Asiat tehdään mahdollisimman yksinkertaisesti minimoiden turhat tehtävät.</text:p>
        </text:list-item>
        <text:list-item>
          <text:p text:style-name="P28">Tiimien tulisi olla itseorganisoituneita. </text:p>
        </text:list-item>
        <text:list-item>
          <text:p text:style-name="P28">Prosessia ja työtapoja kehitetään jatkuvasti tehokkaammiksi. <text:s/><text:reference-mark-start text:name="ADDIN CSL_CITATION {&quot;citationItems&quot;: [{&quot;itemData&quot;: {&quot;type&quot;: &quot;webpage&quot;, &quot;issued&quot;: {&quot;date-parts&quot;: [[&quot;2001&quot;]]}, &quot;accessed&quot;: {&quot;date-parts&quot;: [[&quot;2017&quot;, &quot;5&quot;, &quot;20&quot;]]}, &quot;author&quot;: [{&quot;suffix&quot;: &quot;&quot;, &quot;dropping-particle&quot;: &quot;&quot;, &quot;parse-names&quot;: false, &quot;given&quot;: &quot;K.&quot;, &quot;family&quot;: &quot;Beck&quot;, &quot;non-dropping-particle&quot;: &quot;&quot;}, {&quot;suffix&quot;: &quot;&quot;, &quot;dropping-particle&quot;: &quot;&quot;, &quot;parse-names&quot;: false, &quot;given&quot;: &quot;M.&quot;, &quot;family&quot;: &quot;Beedle&quot;, &quot;non-dropping-particle&quot;: &quot;&quot;}, {&quot;suffix&quot;: &quot;&quot;, &quot;dropping-particle&quot;: &quot;&quot;, &quot;parse-names&quot;: false, &quot;given&quot;: &quot;A.&quot;, &quot;family&quot;: &quot;Bennekum&quot;, &quot;non-dropping-particle&quot;: &quot;van&quot;}, {&quot;suffix&quot;: &quot;&quot;, &quot;dropping-particle&quot;: &quot;&quot;, &quot;parse-names&quot;: false, &quot;given&quot;: &quot;A.&quot;, &quot;family&quot;: &quot;Cockburn&quot;, &quot;non-dropping-particle&quot;: &quot;&quot;}, {&quot;suffix&quot;: &quot;&quot;, &quot;dropping-particle&quot;: &quot;&quot;, &quot;parse-names&quot;: false, &quot;given&quot;: &quot;W.&quot;, &quot;family&quot;: &quot;Cunninghan&quot;, &quot;non-dropping-particle&quot;: &quot;&quot;}, {&quot;suffix&quot;: &quot;&quot;, &quot;dropping-particle&quot;: &quot;&quot;, &quot;parse-names&quot;: false, &quot;given&quot;: &quot;M.&quot;, &quot;family&quot;: &quot;Fowler&quot;, &quot;non-dropping-particle&quot;: &quot;&quot;}, {&quot;suffix&quot;: &quot;&quot;, &quot;dropping-particle&quot;: &quot;&quot;, &quot;parse-names&quot;: false, &quot;given&quot;: &quot;Et&quot;, &quot;family&quot;: &quot;Al.&quot;, &quot;non-dropping-particle&quot;: &quot;&quot;}], &quot;URL&quot;: &quot;http://agilemanifesto.org/&quot;, &quot;id&quot;: &quot;ITEM-1&quot;, &quot;title&quot;: &quot;Agile Manifesto (2001). Manifesto for Agile Software Development&quot;}, &quot;uris&quot;: [&quot;http://www.mendeley.com/documents/?uuid=663474ec-6a34-4b95-aec3-4aad7d032eb9&quot;], &quot;id&quot;: &quot;ITEM-1&quot;}], &quot;mendeley&quot;: {&quot;previouslyFormattedCitation&quot;: &quot;(Beck et al., 2001)&quot;, &quot;plainTextFormattedCitation&quot;: &quot;(Beck et al., 2001)&quot;, &quot;formattedCitation&quot;: &quot;(Beck et al., 2001)&quot;}, &quot;properties&quot;: {&quot;noteIndex&quot;: 0}, &quot;schema&quot;: &quot;https://github.com/citation-style-language/schema/raw/master/csl-citation.json&quot;} RNDb9i90dDI1m"/><text:span text:style-name="T13">(Beck et al., 2001)</text:span><text:reference-mark-end text:name="ADDIN CSL_CITATION {&quot;citationItems&quot;: [{&quot;itemData&quot;: {&quot;type&quot;: &quot;webpage&quot;, &quot;issued&quot;: {&quot;date-parts&quot;: [[&quot;2001&quot;]]}, &quot;accessed&quot;: {&quot;date-parts&quot;: [[&quot;2017&quot;, &quot;5&quot;, &quot;20&quot;]]}, &quot;author&quot;: [{&quot;suffix&quot;: &quot;&quot;, &quot;dropping-particle&quot;: &quot;&quot;, &quot;parse-names&quot;: false, &quot;given&quot;: &quot;K.&quot;, &quot;family&quot;: &quot;Beck&quot;, &quot;non-dropping-particle&quot;: &quot;&quot;}, {&quot;suffix&quot;: &quot;&quot;, &quot;dropping-particle&quot;: &quot;&quot;, &quot;parse-names&quot;: false, &quot;given&quot;: &quot;M.&quot;, &quot;family&quot;: &quot;Beedle&quot;, &quot;non-dropping-particle&quot;: &quot;&quot;}, {&quot;suffix&quot;: &quot;&quot;, &quot;dropping-particle&quot;: &quot;&quot;, &quot;parse-names&quot;: false, &quot;given&quot;: &quot;A.&quot;, &quot;family&quot;: &quot;Bennekum&quot;, &quot;non-dropping-particle&quot;: &quot;van&quot;}, {&quot;suffix&quot;: &quot;&quot;, &quot;dropping-particle&quot;: &quot;&quot;, &quot;parse-names&quot;: false, &quot;given&quot;: &quot;A.&quot;, &quot;family&quot;: &quot;Cockburn&quot;, &quot;non-dropping-particle&quot;: &quot;&quot;}, {&quot;suffix&quot;: &quot;&quot;, &quot;dropping-particle&quot;: &quot;&quot;, &quot;parse-names&quot;: false, &quot;given&quot;: &quot;W.&quot;, &quot;family&quot;: &quot;Cunninghan&quot;, &quot;non-dropping-particle&quot;: &quot;&quot;}, {&quot;suffix&quot;: &quot;&quot;, &quot;dropping-particle&quot;: &quot;&quot;, &quot;parse-names&quot;: false, &quot;given&quot;: &quot;M.&quot;, &quot;family&quot;: &quot;Fowler&quot;, &quot;non-dropping-particle&quot;: &quot;&quot;}, {&quot;suffix&quot;: &quot;&quot;, &quot;dropping-particle&quot;: &quot;&quot;, &quot;parse-names&quot;: false, &quot;given&quot;: &quot;Et&quot;, &quot;family&quot;: &quot;Al.&quot;, &quot;non-dropping-particle&quot;: &quot;&quot;}], &quot;URL&quot;: &quot;http://agilemanifesto.org/&quot;, &quot;id&quot;: &quot;ITEM-1&quot;, &quot;title&quot;: &quot;Agile Manifesto (2001). Manifesto for Agile Software Development&quot;}, &quot;uris&quot;: [&quot;http://www.mendeley.com/documents/?uuid=663474ec-6a34-4b95-aec3-4aad7d032eb9&quot;], &quot;id&quot;: &quot;ITEM-1&quot;}], &quot;mendeley&quot;: {&quot;previouslyFormattedCitation&quot;: &quot;(Beck et al., 2001)&quot;, &quot;plainTextFormattedCitation&quot;: &quot;(Beck et al., 2001)&quot;, &quot;formattedCitation&quot;: &quot;(Beck et al., 2001)&quot;}, &quot;properties&quot;: {&quot;noteIndex&quot;: 0}, &quot;schema&quot;: &quot;https://github.com/citation-style-language/schema/raw/master/csl-citation.json&quot;} RNDb9i90dDI1m"/>⁠</text:p>
        </text:list-item>
      </text:list>
      <text:p text:style-name="P29"/>
      <text:p text:style-name="P30">Ketterissä menetelmissä siis sovellus kehitetään sykleissä, jotka tuottavat aina jotkin toiminnailliset kokonaisuudet. Näin päästään kehitystyön aikana hyötymään siitä, että sovellusalueen tuntemus kehittyy työn edetessä. </text:p>
      <text:h text:style-name="P54" text:outline-level="2">Scrum </text:h>
      <text:p text:style-name="P39"><text:span text:style-name="T46">Ketteristä menetelmistä suosituin on scrum tai oikeammin erilaiset versioinnit scrum-menetelmästä. </text:span><text:span text:style-name="T50">Usein scrumiksi kutsutaan myös sellaisia prosesseja, jotka toteuttavat vain osan scrumissa määritellyistä asioista.</text:span><text:span text:style-name="T46"> </text:span><text:span text:style-name="T51">Scrum on ohjelmistotuotannon prosessikehys, </text:span><text:span text:style-name="T52">joka on helppo ymmärtää, mutta vaikea hallita. Scrumin kolme peruspilaria ovat läpinäkyvyys, tarkastelu ja sopeuttaminen.</text:span></text:p>
      <text:p text:style-name="P31"/>
      <text:p text:style-name="P39"><text:span text:style-name="T64">Läpinäkyvyys </text:span><text:span text:style-name="T66">tarkoittaa sitä, että </text:span><text:span text:style-name="T67">kaikki henkilöt, jotka ovat prosessissa mukana, yksittäisestä kehittäjästä toimitusjohtajaan, ovat läpinäkyviä päivittäisessä kanssakäymisessään toisten kanssa. Kaikki luottavat toisiinsa ja pitävät toisensa ajan ajantasalla niin hyvistä kuin huonoista uutisista.</text:span></text:p>
      <text:p text:style-name="P32"/>
      <text:p text:style-name="P37">Tarkastelu <text:span text:style-name="T71">on toiminnan ja prosessissa syntyvien tuotteiden jatkuvaa avointa tarkastelua. </text:span></text:p>
      <text:p text:style-name="P32"/>
      <text:p text:style-name="P37">Sopeuttaminen <text:span text:style-name="T71">on jatkuvaa toiminnan parantamista tarkastelemalla saatujen parannusehdotusten perusteella.</text:span><text:reference-mark-start text:name="ADDIN CSL_CITATION {&quot;citationItems&quot;: [{&quot;itemData&quot;: {&quot;type&quot;: &quot;webpage&quot;, &quot;issued&quot;: {&quot;date-parts&quot;: [[&quot;2017&quot;]]}, &quot;accessed&quot;: {&quot;date-parts&quot;: [[&quot;2017&quot;, &quot;7&quot;, &quot;28&quot;]]}, &quot;author&quot;: [{&quot;suffix&quot;: &quot;&quot;, &quot;dropping-particle&quot;: &quot;&quot;, &quot;parse-names&quot;: false, &quot;given&quot;: &quot;&quot;, &quot;family&quot;: &quot;Scrum.org&quot;, &quot;non-dropping-particle&quot;: &quot;&quot;}], &quot;URL&quot;: &quot;https://www.scrum.org/resources/what-is-a-scrum-master&quot;, &quot;id&quot;: &quot;ITEM-1&quot;, &quot;title&quot;: &quot;What is a Scrum Master?&quot;}, &quot;uris&quot;: [&quot;http://www.mendeley.com/documents/?uuid=4c417203-95ee-3d2f-90c7-00d88bdc12ef&quot;], &quot;id&quot;: &quot;ITEM-1&quot;}], &quot;mendeley&quot;: {&quot;previouslyFormattedCitation&quot;: &quot;(Scrum.org, 2017)&quot;, &quot;plainTextFormattedCitation&quot;: &quot;(Scrum.org, 2017)&quot;, &quot;formattedCitation&quot;: &quot;(Scrum.org, 2017)&quot;}, &quot;properties&quot;: {&quot;noteIndex&quot;: 0}, &quot;schema&quot;: &quot;https://github.com/citation-style-language/schema/raw/master/csl-citation.json&quot;} RNDFO4ylA8VJR"/><text:span text:style-name="T27">(Scrum.org, 2017)</text:span><text:reference-mark-end text:name="ADDIN CSL_CITATION {&quot;citationItems&quot;: [{&quot;itemData&quot;: {&quot;type&quot;: &quot;webpage&quot;, &quot;issued&quot;: {&quot;date-parts&quot;: [[&quot;2017&quot;]]}, &quot;accessed&quot;: {&quot;date-parts&quot;: [[&quot;2017&quot;, &quot;7&quot;, &quot;28&quot;]]}, &quot;author&quot;: [{&quot;suffix&quot;: &quot;&quot;, &quot;dropping-particle&quot;: &quot;&quot;, &quot;parse-names&quot;: false, &quot;given&quot;: &quot;&quot;, &quot;family&quot;: &quot;Scrum.org&quot;, &quot;non-dropping-particle&quot;: &quot;&quot;}], &quot;URL&quot;: &quot;https://www.scrum.org/resources/what-is-a-scrum-master&quot;, &quot;id&quot;: &quot;ITEM-1&quot;, &quot;title&quot;: &quot;What is a Scrum Master?&quot;}, &quot;uris&quot;: [&quot;http://www.mendeley.com/documents/?uuid=4c417203-95ee-3d2f-90c7-00d88bdc12ef&quot;], &quot;id&quot;: &quot;ITEM-1&quot;}], &quot;mendeley&quot;: {&quot;previouslyFormattedCitation&quot;: &quot;(Scrum.org, 2017)&quot;, &quot;plainTextFormattedCitation&quot;: &quot;(Scrum.org, 2017)&quot;, &quot;formattedCitation&quot;: &quot;(Scrum.org, 2017)&quot;}, &quot;properties&quot;: {&quot;noteIndex&quot;: 0}, &quot;schema&quot;: &quot;https://github.com/citation-style-language/schema/raw/master/csl-citation.json&quot;} RNDFO4ylA8VJR"/><text:span text:style-name="T71">⁠ </text:span><text:reference-mark-start text:name="ADDIN CSL_CITATION {&quot;citationItems&quot;: [{&quot;itemData&quot;: {&quot;type&quot;: &quot;webpage&quot;, &quot;issued&quot;: {&quot;date-parts&quot;: [[&quot;2016&quot;]]}, &quot;accessed&quot;: {&quot;date-parts&quot;: [[&quot;2017&quot;, &quot;7&quot;, &quot;28&quot;]]}, &quot;author&quot;: [{&quot;suffix&quot;: &quot;&quot;, &quot;dropping-particle&quot;: &quot;&quot;, &quot;parse-names&quot;: false, &quot;given&quot;: &quot;Doshi&quot;, &quot;family&quot;: &quot;Hiren&quot;, &quot;non-dropping-particle&quot;: &quot;&quot;}], &quot;URL&quot;: &quot;https://www.scrum.org/resources/blog/three-pillars-empiricism-scrum&quot;, &quot;id&quot;: &quot;ITEM-1&quot;, &quot;title&quot;: &quot;The Three Pillars of Empiricism (Scrum) | Scrum.org&quot;}, &quot;uris&quot;: [&quot;http://www.mendeley.com/documents/?uuid=7960bbd6-b3ef-3e0f-9fa9-0473dec94e11&quot;], &quot;id&quot;: &quot;ITEM-1&quot;}], &quot;mendeley&quot;: {&quot;previouslyFormattedCitation&quot;: &quot;(Hiren, 2016)&quot;, &quot;plainTextFormattedCitation&quot;: &quot;(Hiren, 2016)&quot;, &quot;formattedCitation&quot;: &quot;(Hiren, 2016)&quot;}, &quot;properties&quot;: {&quot;noteIndex&quot;: 0}, &quot;schema&quot;: &quot;https://github.com/citation-style-language/schema/raw/master/csl-citation.json&quot;} RNDzQ5GplB9AU"/><text:span text:style-name="T27">(Hiren, 2016)</text:span><text:reference-mark-end text:name="ADDIN CSL_CITATION {&quot;citationItems&quot;: [{&quot;itemData&quot;: {&quot;type&quot;: &quot;webpage&quot;, &quot;issued&quot;: {&quot;date-parts&quot;: [[&quot;2016&quot;]]}, &quot;accessed&quot;: {&quot;date-parts&quot;: [[&quot;2017&quot;, &quot;7&quot;, &quot;28&quot;]]}, &quot;author&quot;: [{&quot;suffix&quot;: &quot;&quot;, &quot;dropping-particle&quot;: &quot;&quot;, &quot;parse-names&quot;: false, &quot;given&quot;: &quot;Doshi&quot;, &quot;family&quot;: &quot;Hiren&quot;, &quot;non-dropping-particle&quot;: &quot;&quot;}], &quot;URL&quot;: &quot;https://www.scrum.org/resources/blog/three-pillars-empiricism-scrum&quot;, &quot;id&quot;: &quot;ITEM-1&quot;, &quot;title&quot;: &quot;The Three Pillars of Empiricism (Scrum) | Scrum.org&quot;}, &quot;uris&quot;: [&quot;http://www.mendeley.com/documents/?uuid=7960bbd6-b3ef-3e0f-9fa9-0473dec94e11&quot;], &quot;id&quot;: &quot;ITEM-1&quot;}], &quot;mendeley&quot;: {&quot;previouslyFormattedCitation&quot;: &quot;(Hiren, 2016)&quot;, &quot;plainTextFormattedCitation&quot;: &quot;(Hiren, 2016)&quot;, &quot;formattedCitation&quot;: &quot;(Hiren, 2016)&quot;}, &quot;properties&quot;: {&quot;noteIndex&quot;: 0}, &quot;schema&quot;: &quot;https://github.com/citation-style-language/schema/raw/master/csl-citation.json&quot;} RNDzQ5GplB9AU"/><text:span text:style-name="T71">⁠ </text:span><text:span text:style-name="T72"><text:s/></text:span></text:p>
      <text:p text:style-name="P32"/>
      <text:p text:style-name="P37"><text:span text:style-name="T71">Scrumin ydinroolit ovat tuoteomistaja, kehitystiimi eli scrum-tiimi ja scrum-masteri. </text:span><text:span text:style-name="T80">Tuoteomistaja</text:span><text:span text:style-name="T73"> </text:span><text:span text:style-name="T74">kerää järjestelmän vaatimukset kaikilta sidosryhmiltä</text:span><text:span text:style-name="T75">. Hän on </text:span><text:span text:style-name="T73">vastuussa tuotteesta ja siitä, että </text:span><text:span text:style-name="T75">tehty työ tuottaa mahdollisimman paljon arvoa asiakkaalle. Scrumin oppien mukaan tuoteomistaja on aina yksittäinen henkilö, ei komitea. </text:span><text:span text:style-name="T81">Kehitystiimi</text:span><text:span text:style-name="T75"> on itseohjautuva ja itseorganisoituva. Sen jäsenillä on kaikki tarvittava osaaminen, joka tarvitaan tuotteen kehittämiseksi. Optimaalinen tiimin koko on 3-9 henkilöä. Se on tarpeeksi pieni määrä, jotta tiimi pysyisi ketteränä ja tarpeeksi suuri määrä, jotta merkityksellinen määrä työtä pystytään tekemään yhden sprintin aikana. Suuren tuotteen kehityksessä voi olla mukana useita kehitystiimejä. </text:span><text:span text:style-name="T81">Scrum-masteri </text:span><text:span text:style-name="T75">on kehitystiimin </text:span><text:span text:style-name="T74">jäsen</text:span><text:span text:style-name="T75"> ja sen palveleva johtaja. Scrum-masteri vastaa siitä, että kehitystiimi noudattaa scrumin sääntöjä ja käytäntöj</text:span><text:span text:style-name="T72">ä. Hän tuntee tuotteen ja iteraation vision ja kulloisenkin tavoitteen. Scrum-masterin tehtäviin kuuluu myös erilaisten kokousten organisointi ja organisaation valmentaminen scrumin käyttöön. </text:span><text:reference-mark-start text:name="ADDIN CSL_CITATION {&quot;citationItems&quot;: [{&quot;itemData&quot;: {&quot;type&quot;: &quot;webpage&quot;, &quot;issued&quot;: {&quot;date-parts&quot;: [[&quot;2016&quot;]]}, &quot;accessed&quot;: {&quot;date-parts&quot;: [[&quot;2017&quot;, &quot;7&quot;, &quot;28&quot;]]}, &quot;author&quot;: [{&quot;suffix&quot;: &quot;&quot;, &quot;dropping-particle&quot;: &quot;&quot;, &quot;parse-names&quot;: false, &quot;given&quot;: &quot;&quot;, &quot;family&quot;: &quot;Scrum Guides.org&quot;, &quot;non-dropping-particle&quot;: &quot;&quot;}], &quot;URL&quot;: &quot;http://www.scrumguides.org/scrum-guide.html&quot;, &quot;id&quot;: &quot;ITEM-1&quot;, &quot;title&quot;: &quot;Scrum Guide | Scrum Guides&quot;}, &quot;uris&quot;: [&quot;http://www.mendeley.com/documents/?uuid=df56eb32-f5bf-3016-928d-98b97088aa57&quot;], &quot;id&quot;: &quot;ITEM-1&quot;}], &quot;mendeley&quot;: {&quot;previouslyFormattedCitation&quot;: &quot;(Scrum Guides.org, 2016)&quot;, &quot;plainTextFormattedCitation&quot;: &quot;(Scrum Guides.org, 2016)&quot;, &quot;formattedCitation&quot;: &quot;(Scrum Guides.org, 2016)&quot;}, &quot;properties&quot;: {&quot;noteIndex&quot;: 0}, &quot;schema&quot;: &quot;https://github.com/citation-style-language/schema/raw/master/csl-citation.json&quot;} RNDJACGzDpA1C"/><text:span text:style-name="T28">(Scrum Guides.org, 2016)</text:span><text:reference-mark-end text:name="ADDIN CSL_CITATION {&quot;citationItems&quot;: [{&quot;itemData&quot;: {&quot;type&quot;: &quot;webpage&quot;, &quot;issued&quot;: {&quot;date-parts&quot;: [[&quot;2016&quot;]]}, &quot;accessed&quot;: {&quot;date-parts&quot;: [[&quot;2017&quot;, &quot;7&quot;, &quot;28&quot;]]}, &quot;author&quot;: [{&quot;suffix&quot;: &quot;&quot;, &quot;dropping-particle&quot;: &quot;&quot;, &quot;parse-names&quot;: false, &quot;given&quot;: &quot;&quot;, &quot;family&quot;: &quot;Scrum Guides.org&quot;, &quot;non-dropping-particle&quot;: &quot;&quot;}], &quot;URL&quot;: &quot;http://www.scrumguides.org/scrum-guide.html&quot;, &quot;id&quot;: &quot;ITEM-1&quot;, &quot;title&quot;: &quot;Scrum Guide | Scrum Guides&quot;}, &quot;uris&quot;: [&quot;http://www.mendeley.com/documents/?uuid=df56eb32-f5bf-3016-928d-98b97088aa57&quot;], &quot;id&quot;: &quot;ITEM-1&quot;}], &quot;mendeley&quot;: {&quot;previouslyFormattedCitation&quot;: &quot;(Scrum Guides.org, 2016)&quot;, &quot;plainTextFormattedCitation&quot;: &quot;(Scrum Guides.org, 2016)&quot;, &quot;formattedCitation&quot;: &quot;(Scrum Guides.org, 2016)&quot;}, &quot;properties&quot;: {&quot;noteIndex&quot;: 0}, &quot;schema&quot;: &quot;https://github.com/citation-style-language/schema/raw/master/csl-citation.json&quot;} RNDJACGzDpA1C"/></text:p>
      <text:p text:style-name="P32"/>
      <text:p text:style-name="P38"><text:span text:style-name="T71">Scrumissa työ tehdään sprinteissä, jotka kestävät korkeintaan 30 päivää. Tämän ajatellaan olevan vielä niin lyhyt pituus, että sprintin aikana tehtävissä oleva työ olisi ennustettavissa. Kaikki ominaisuudet, toiminnallisuudet, </text:span><text:span text:style-name="T76">vaatimukset ja parannukset,</text:span><text:span text:style-name="T71"> mitä tuotteeseen saatettaisiin tarvita on listattu tuotteen kehitysjonoon. </text:span><text:span text:style-name="T76">Sprintin suunnittelupalaverissa suunnitellaan sprintin aikana </text:span><text:soft-page-break/><text:span text:style-name="T76">tehtävä työ. Suunnittelupalaveriin osallistuu koko scrum-tiimi ja tuoteomistaja.</text:span><text:reference-mark-start text:name="ADDIN CSL_CITATION {&quot;citationItems&quot;: [{&quot;itemData&quot;: {&quot;type&quot;: &quot;webpage&quot;, &quot;issued&quot;: {&quot;date-parts&quot;: [[&quot;2016&quot;]]}, &quot;accessed&quot;: {&quot;date-parts&quot;: [[&quot;2017&quot;, &quot;7&quot;, &quot;28&quot;]]}, &quot;author&quot;: [{&quot;suffix&quot;: &quot;&quot;, &quot;dropping-particle&quot;: &quot;&quot;, &quot;parse-names&quot;: false, &quot;given&quot;: &quot;&quot;, &quot;family&quot;: &quot;Scrum Guides.org&quot;, &quot;non-dropping-particle&quot;: &quot;&quot;}], &quot;URL&quot;: &quot;http://www.scrumguides.org/scrum-guide.html&quot;, &quot;id&quot;: &quot;ITEM-1&quot;, &quot;title&quot;: &quot;Scrum Guide | Scrum Guides&quot;}, &quot;uris&quot;: [&quot;http://www.mendeley.com/documents/?uuid=df56eb32-f5bf-3016-928d-98b97088aa57&quot;], &quot;id&quot;: &quot;ITEM-1&quot;}], &quot;mendeley&quot;: {&quot;previouslyFormattedCitation&quot;: &quot;(Scrum Guides.org, 2016)&quot;, &quot;plainTextFormattedCitation&quot;: &quot;(Scrum Guides.org, 2016)&quot;, &quot;formattedCitation&quot;: &quot;(Scrum Guides.org, 2016)&quot;}, &quot;properties&quot;: {&quot;noteIndex&quot;: 0}, &quot;schema&quot;: &quot;https://github.com/citation-style-language/schema/raw/master/csl-citation.json&quot;} RNDBHHKrf9yrp"/><text:span text:style-name="T29">(Scrum Guides.org, 2016)</text:span><text:reference-mark-end text:name="ADDIN CSL_CITATION {&quot;citationItems&quot;: [{&quot;itemData&quot;: {&quot;type&quot;: &quot;webpage&quot;, &quot;issued&quot;: {&quot;date-parts&quot;: [[&quot;2016&quot;]]}, &quot;accessed&quot;: {&quot;date-parts&quot;: [[&quot;2017&quot;, &quot;7&quot;, &quot;28&quot;]]}, &quot;author&quot;: [{&quot;suffix&quot;: &quot;&quot;, &quot;dropping-particle&quot;: &quot;&quot;, &quot;parse-names&quot;: false, &quot;given&quot;: &quot;&quot;, &quot;family&quot;: &quot;Scrum Guides.org&quot;, &quot;non-dropping-particle&quot;: &quot;&quot;}], &quot;URL&quot;: &quot;http://www.scrumguides.org/scrum-guide.html&quot;, &quot;id&quot;: &quot;ITEM-1&quot;, &quot;title&quot;: &quot;Scrum Guide | Scrum Guides&quot;}, &quot;uris&quot;: [&quot;http://www.mendeley.com/documents/?uuid=df56eb32-f5bf-3016-928d-98b97088aa57&quot;], &quot;id&quot;: &quot;ITEM-1&quot;}], &quot;mendeley&quot;: {&quot;previouslyFormattedCitation&quot;: &quot;(Scrum Guides.org, 2016)&quot;, &quot;plainTextFormattedCitation&quot;: &quot;(Scrum Guides.org, 2016)&quot;, &quot;formattedCitation&quot;: &quot;(Scrum Guides.org, 2016)&quot;}, &quot;properties&quot;: {&quot;noteIndex&quot;: 0}, &quot;schema&quot;: &quot;https://github.com/citation-style-language/schema/raw/master/csl-citation.json&quot;} RNDBHHKrf9yrp"/><text:span text:style-name="T76">⁠ </text:span><text:span text:style-name="T74">[</text:span><text:span text:style-name="T79">Agile book</text:span><text:span text:style-name="T74">]</text:span></text:p>
      <text:p text:style-name="P33"/>
      <text:p text:style-name="P38"><text:span text:style-name="T76">Ennen suunnittelupalaveria tuoteomistaja ja soveliaat sidosryhmät uudelleenjärjestävät tuotteen kehitysjonon alkiot tärkeysjärjestykseen ja täsmentävät </text:span><text:span text:style-name="T75">listan alkioiden tietoja erityisesti korkealla tärkeysjärjestyksessä oleville alkioille. </text:span><text:span text:style-name="T77">Tuoteomistaja on kuitenkin vastuussa kehitysjonosta. Vain tuoteomistaja saa muuttaa kehitysjonon sisältöä.</text:span></text:p>
      <text:p text:style-name="P34"/>
      <text:p text:style-name="P38"><text:span text:style-name="T74">Kehitystiimi valitsee s</text:span><text:span text:style-name="T72">printin suunnittelupalaverissa sopiva</text:span><text:span text:style-name="T74">n</text:span><text:span text:style-name="T72"> määrä</text:span><text:span text:style-name="T74">n</text:span><text:span text:style-name="T72"> tehtäviä tuotteen kehitysjonosta. <text:s/>Kehitystiimi päättää itse sen, mitä tiimi pystyy toteuttamaan. </text:span><text:span text:style-name="T74">Tiimi päättää myös itse sen, että miten valitut tehtävät toteutetaan. </text:span><text:span text:style-name="T72">Kun tehtävä työ on määritelty tiimi määrittelee yhdessä sprintin tavoitteen, jonka tehtävä on ohjata ja muistuttaa kehitystiimiä siitä, että miksi se on kehittämässä tuoteversiota. </text:span><text:span text:style-name="T77">Kun tavoitteet on lyöty lukkoon, niitä ei enää muuteta sprintin aikana.</text:span><text:reference-mark-start text:name="ADDIN CSL_CITATION {&quot;citationItems&quot;: [{&quot;itemData&quot;: {&quot;type&quot;: &quot;webpage&quot;, &quot;issued&quot;: {&quot;date-parts&quot;: [[&quot;2016&quot;]]}, &quot;accessed&quot;: {&quot;date-parts&quot;: [[&quot;2017&quot;, &quot;7&quot;, &quot;28&quot;]]}, &quot;author&quot;: [{&quot;suffix&quot;: &quot;&quot;, &quot;dropping-particle&quot;: &quot;&quot;, &quot;parse-names&quot;: false, &quot;given&quot;: &quot;&quot;, &quot;family&quot;: &quot;Scrum Guides.org&quot;, &quot;non-dropping-particle&quot;: &quot;&quot;}], &quot;URL&quot;: &quot;http://www.scrumguides.org/scrum-guide.html&quot;, &quot;id&quot;: &quot;ITEM-1&quot;, &quot;title&quot;: &quot;Scrum Guide | Scrum Guides&quot;}, &quot;uris&quot;: [&quot;http://www.mendeley.com/documents/?uuid=df56eb32-f5bf-3016-928d-98b97088aa57&quot;], &quot;id&quot;: &quot;ITEM-1&quot;}], &quot;mendeley&quot;: {&quot;previouslyFormattedCitation&quot;: &quot;(Scrum Guides.org, 2016)&quot;, &quot;plainTextFormattedCitation&quot;: &quot;(Scrum Guides.org, 2016)&quot;, &quot;formattedCitation&quot;: &quot;(Scrum Guides.org, 2016)&quot;}, &quot;properties&quot;: {&quot;noteIndex&quot;: 0}, &quot;schema&quot;: &quot;https://github.com/citation-style-language/schema/raw/master/csl-citation.json&quot;} RNDf80Uv01kC8"/><text:span text:style-name="T30">(Scrum Guides.org, 2016)</text:span><text:reference-mark-end text:name="ADDIN CSL_CITATION {&quot;citationItems&quot;: [{&quot;itemData&quot;: {&quot;type&quot;: &quot;webpage&quot;, &quot;issued&quot;: {&quot;date-parts&quot;: [[&quot;2016&quot;]]}, &quot;accessed&quot;: {&quot;date-parts&quot;: [[&quot;2017&quot;, &quot;7&quot;, &quot;28&quot;]]}, &quot;author&quot;: [{&quot;suffix&quot;: &quot;&quot;, &quot;dropping-particle&quot;: &quot;&quot;, &quot;parse-names&quot;: false, &quot;given&quot;: &quot;&quot;, &quot;family&quot;: &quot;Scrum Guides.org&quot;, &quot;non-dropping-particle&quot;: &quot;&quot;}], &quot;URL&quot;: &quot;http://www.scrumguides.org/scrum-guide.html&quot;, &quot;id&quot;: &quot;ITEM-1&quot;, &quot;title&quot;: &quot;Scrum Guide | Scrum Guides&quot;}, &quot;uris&quot;: [&quot;http://www.mendeley.com/documents/?uuid=df56eb32-f5bf-3016-928d-98b97088aa57&quot;], &quot;id&quot;: &quot;ITEM-1&quot;}], &quot;mendeley&quot;: {&quot;previouslyFormattedCitation&quot;: &quot;(Scrum Guides.org, 2016)&quot;, &quot;plainTextFormattedCitation&quot;: &quot;(Scrum Guides.org, 2016)&quot;, &quot;formattedCitation&quot;: &quot;(Scrum Guides.org, 2016)&quot;}, &quot;properties&quot;: {&quot;noteIndex&quot;: 0}, &quot;schema&quot;: &quot;https://github.com/citation-style-language/schema/raw/master/csl-citation.json&quot;} RNDf80Uv01kC8"/><text:span text:style-name="T77">⁠</text:span><text:span text:style-name="T78">[</text:span><text:span text:style-name="T79">Agile book</text:span><text:span text:style-name="T74">]</text:span><text:span text:style-name="T77"> Näin kehitystiimi saa työrauhan asiakkaan muuttuvilta vaatimuksilta sprintin ajaksi. </text:span></text:p>
      <text:p text:style-name="P35"/>
      <text:p text:style-name="P35">Sprintin aikana pidetään päivittäin scrum-tapaaminen, joka kestää korkeintaan 15 minuuttia. Siinä kehitystiimi kertoo toisilleen, että mitä edellisen päivittäisen tapaamisen jälkeen on tehty, mitä tänään aiotaan tehdä ja miten nämä auttavat saavuttamaan sprintin tavoitteen. Tapaamisessa kerrotaan myös, jos on olemassa jotain esteitä, jotka estäisivät tiimiä saavuttamasta sprintin tavoitetta.<text:reference-mark-start text:name="ADDIN CSL_CITATION {&quot;citationItems&quot;: [{&quot;itemData&quot;: {&quot;type&quot;: &quot;webpage&quot;, &quot;issued&quot;: {&quot;date-parts&quot;: [[&quot;2016&quot;]]}, &quot;accessed&quot;: {&quot;date-parts&quot;: [[&quot;2017&quot;, &quot;7&quot;, &quot;28&quot;]]}, &quot;author&quot;: [{&quot;suffix&quot;: &quot;&quot;, &quot;dropping-particle&quot;: &quot;&quot;, &quot;parse-names&quot;: false, &quot;given&quot;: &quot;&quot;, &quot;family&quot;: &quot;Scrum Guides.org&quot;, &quot;non-dropping-particle&quot;: &quot;&quot;}], &quot;URL&quot;: &quot;http://www.scrumguides.org/scrum-guide.html&quot;, &quot;id&quot;: &quot;ITEM-1&quot;, &quot;title&quot;: &quot;Scrum Guide | Scrum Guides&quot;}, &quot;uris&quot;: [&quot;http://www.mendeley.com/documents/?uuid=df56eb32-f5bf-3016-928d-98b97088aa57&quot;], &quot;id&quot;: &quot;ITEM-1&quot;}], &quot;mendeley&quot;: {&quot;previouslyFormattedCitation&quot;: &quot;(Scrum Guides.org, 2016)&quot;, &quot;plainTextFormattedCitation&quot;: &quot;(Scrum Guides.org, 2016)&quot;, &quot;formattedCitation&quot;: &quot;(Scrum Guides.org, 2016)&quot;}, &quot;properties&quot;: {&quot;noteIndex&quot;: 0}, &quot;schema&quot;: &quot;https://github.com/citation-style-language/schema/raw/master/csl-citation.json&quot;} RNDErxANdD8Xm"/><text:span text:style-name="T13">(Scrum Guides.org, 2016)</text:span><text:reference-mark-end text:name="ADDIN CSL_CITATION {&quot;citationItems&quot;: [{&quot;itemData&quot;: {&quot;type&quot;: &quot;webpage&quot;, &quot;issued&quot;: {&quot;date-parts&quot;: [[&quot;2016&quot;]]}, &quot;accessed&quot;: {&quot;date-parts&quot;: [[&quot;2017&quot;, &quot;7&quot;, &quot;28&quot;]]}, &quot;author&quot;: [{&quot;suffix&quot;: &quot;&quot;, &quot;dropping-particle&quot;: &quot;&quot;, &quot;parse-names&quot;: false, &quot;given&quot;: &quot;&quot;, &quot;family&quot;: &quot;Scrum Guides.org&quot;, &quot;non-dropping-particle&quot;: &quot;&quot;}], &quot;URL&quot;: &quot;http://www.scrumguides.org/scrum-guide.html&quot;, &quot;id&quot;: &quot;ITEM-1&quot;, &quot;title&quot;: &quot;Scrum Guide | Scrum Guides&quot;}, &quot;uris&quot;: [&quot;http://www.mendeley.com/documents/?uuid=df56eb32-f5bf-3016-928d-98b97088aa57&quot;], &quot;id&quot;: &quot;ITEM-1&quot;}], &quot;mendeley&quot;: {&quot;previouslyFormattedCitation&quot;: &quot;(Scrum Guides.org, 2016)&quot;, &quot;plainTextFormattedCitation&quot;: &quot;(Scrum Guides.org, 2016)&quot;, &quot;formattedCitation&quot;: &quot;(Scrum Guides.org, 2016)&quot;}, &quot;properties&quot;: {&quot;noteIndex&quot;: 0}, &quot;schema&quot;: &quot;https://github.com/citation-style-language/schema/raw/master/csl-citation.json&quot;} RNDErxANdD8Xm"/>⁠ Päivittäisen tapaamisen etuna on se, että koko tiimi pysyy kärryillä sprintin etenemisestä ja mahdollisia ongelmakohtia pystytään pohtimaan yhdessä. </text:p>
      <text:p text:style-name="P35"/>
      <text:p text:style-name="P40"><text:span text:style-name="T65">Kun sprintti on lopussa, pidetään sprintin katselmointi. Siinä kehitystiimi, tuoteomistaja ja tuoteomistajan kutsumat sidoshenkilöt tarkastelevat, mitä sprintin aikana saatiin aikaiseksi. </text:span><text:span text:style-name="T68">Tutkitaan, mitä </text:span><text:span text:style-name="T69">tehtäviä kehitysjonosta on saatu tehtyä ja osallistujat pohtivat, että mitä seuraavaksi voitaisiin tehdä. Samoin kuin muut scrumin tapaamiset, myös sprintin katselmoinnit ovat aikarajattuja. Ne saavat kestää maksimissaan neljä tuntia. Sprintin katselmoinnin lopputuotteena on uudistettu kehitysjono, jossa on todennäköiset tehtävät seuraavalle sprintille. </text:span><text:reference-mark-start text:name="ADDIN CSL_CITATION {&quot;citationItems&quot;: [{&quot;itemData&quot;: {&quot;type&quot;: &quot;webpage&quot;, &quot;issued&quot;: {&quot;date-parts&quot;: [[&quot;2016&quot;]]}, &quot;accessed&quot;: {&quot;date-parts&quot;: [[&quot;2017&quot;, &quot;7&quot;, &quot;28&quot;]]}, &quot;author&quot;: [{&quot;suffix&quot;: &quot;&quot;, &quot;dropping-particle&quot;: &quot;&quot;, &quot;parse-names&quot;: false, &quot;given&quot;: &quot;&quot;, &quot;family&quot;: &quot;Scrum Guides.org&quot;, &quot;non-dropping-particle&quot;: &quot;&quot;}], &quot;URL&quot;: &quot;http://www.scrumguides.org/scrum-guide.html&quot;, &quot;id&quot;: &quot;ITEM-1&quot;, &quot;title&quot;: &quot;Scrum Guide | Scrum Guides&quot;}, &quot;uris&quot;: [&quot;http://www.mendeley.com/documents/?uuid=df56eb32-f5bf-3016-928d-98b97088aa57&quot;], &quot;id&quot;: &quot;ITEM-1&quot;}], &quot;mendeley&quot;: {&quot;previouslyFormattedCitation&quot;: &quot;(Scrum Guides.org, 2016)&quot;, &quot;plainTextFormattedCitation&quot;: &quot;(Scrum Guides.org, 2016)&quot;, &quot;formattedCitation&quot;: &quot;(Scrum Guides.org, 2016)&quot;}, &quot;properties&quot;: {&quot;noteIndex&quot;: 0}, &quot;schema&quot;: &quot;https://github.com/citation-style-language/schema/raw/master/csl-citation.json&quot;} RND3GLmacjlAq"/><text:span text:style-name="T26">(Scrum Guides.org, 2016)</text:span><text:reference-mark-end text:name="ADDIN CSL_CITATION {&quot;citationItems&quot;: [{&quot;itemData&quot;: {&quot;type&quot;: &quot;webpage&quot;, &quot;issued&quot;: {&quot;date-parts&quot;: [[&quot;2016&quot;]]}, &quot;accessed&quot;: {&quot;date-parts&quot;: [[&quot;2017&quot;, &quot;7&quot;, &quot;28&quot;]]}, &quot;author&quot;: [{&quot;suffix&quot;: &quot;&quot;, &quot;dropping-particle&quot;: &quot;&quot;, &quot;parse-names&quot;: false, &quot;given&quot;: &quot;&quot;, &quot;family&quot;: &quot;Scrum Guides.org&quot;, &quot;non-dropping-particle&quot;: &quot;&quot;}], &quot;URL&quot;: &quot;http://www.scrumguides.org/scrum-guide.html&quot;, &quot;id&quot;: &quot;ITEM-1&quot;, &quot;title&quot;: &quot;Scrum Guide | Scrum Guides&quot;}, &quot;uris&quot;: [&quot;http://www.mendeley.com/documents/?uuid=df56eb32-f5bf-3016-928d-98b97088aa57&quot;], &quot;id&quot;: &quot;ITEM-1&quot;}], &quot;mendeley&quot;: {&quot;previouslyFormattedCitation&quot;: &quot;(Scrum Guides.org, 2016)&quot;, &quot;plainTextFormattedCitation&quot;: &quot;(Scrum Guides.org, 2016)&quot;, &quot;formattedCitation&quot;: &quot;(Scrum Guides.org, 2016)&quot;}, &quot;properties&quot;: {&quot;noteIndex&quot;: 0}, &quot;schema&quot;: &quot;https://github.com/citation-style-language/schema/raw/master/csl-citation.json&quot;} RND3GLmacjlAq"/><text:span text:style-name="T69">⁠</text:span></text:p>
      <text:p text:style-name="P36"/>
      <text:p text:style-name="P41"><text:span text:style-name="T69">Sprintin retrospektiivi on viimeinen kokous ennen sprintin loppumista. Se on tapaaminen, jossa kehitystiimi tarkastelee </text:span><text:span text:style-name="T70">toimintaansa</text:span><text:span text:style-name="T69"> ja pohtii miten voisi parantaa </text:span><text:span text:style-name="T70">sitä </text:span><text:span text:style-name="T69">seuraavassa sprintissä. </text:span><text:span text:style-name="T65">T</text:span><text:span text:style-name="T69">arkastelun kohteena on, sprinti</text:span><text:span text:style-name="T65">n</text:span><text:span text:style-name="T69"> suju</text:span><text:span text:style-name="T65">minen</text:span><text:span text:style-name="T69"> </text:span><text:span text:style-name="T65">niin </text:span><text:span text:style-name="T69">henkilöiden, ihmissuhteiden, prosessien ja </text:span><text:span text:style-name="T65">kuin </text:span><text:span text:style-name="T69">työkalujen</text:span><text:span text:style-name="T65">kin</text:span><text:span text:style-name="T69"> suhteen. Lisäksi </text:span><text:span text:style-name="T65">etsitään ja laitetaan tärkeysjärjestykseen asiat</text:span><text:span text:style-name="T69">, jotka menivät hyvin ja asiat, joissa olisi ollut parantamisen varaa .Havaintojen pohjalta tehdään suunnitelma, mitä </text:span><text:span text:style-name="T65">t</text:span><text:span text:style-name="T69">iimin työssä tulisi parantaa. </text:span><text:reference-mark-start text:name="ADDIN CSL_CITATION {&quot;citationItems&quot;: [{&quot;itemData&quot;: {&quot;type&quot;: &quot;webpage&quot;, &quot;issued&quot;: {&quot;date-parts&quot;: [[&quot;2016&quot;]]}, &quot;accessed&quot;: {&quot;date-parts&quot;: [[&quot;2017&quot;, &quot;7&quot;, &quot;28&quot;]]}, &quot;author&quot;: [{&quot;suffix&quot;: &quot;&quot;, &quot;dropping-particle&quot;: &quot;&quot;, &quot;parse-names&quot;: false, &quot;given&quot;: &quot;&quot;, &quot;family&quot;: &quot;Scrum Guides.org&quot;, &quot;non-dropping-particle&quot;: &quot;&quot;}], &quot;URL&quot;: &quot;http://www.scrumguides.org/scrum-guide.html&quot;, &quot;id&quot;: &quot;ITEM-1&quot;, &quot;title&quot;: &quot;Scrum Guide | Scrum Guides&quot;}, &quot;uris&quot;: [&quot;http://www.mendeley.com/documents/?uuid=df56eb32-f5bf-3016-928d-98b97088aa57&quot;], &quot;id&quot;: &quot;ITEM-1&quot;}], &quot;mendeley&quot;: {&quot;previouslyFormattedCitation&quot;: &quot;(Scrum Guides.org, 2016)&quot;, &quot;plainTextFormattedCitation&quot;: &quot;(Scrum Guides.org, 2016)&quot;, &quot;formattedCitation&quot;: &quot;(Scrum Guides.org, 2016)&quot;}, &quot;properties&quot;: {&quot;noteIndex&quot;: 0}, &quot;schema&quot;: &quot;https://github.com/citation-style-language/schema/raw/master/csl-citation.json&quot;} RNDvZexDYx5nR"/><text:span text:style-name="T26">(Scrum Guides.org, 2016)</text:span><text:reference-mark-end text:name="ADDIN CSL_CITATION {&quot;citationItems&quot;: [{&quot;itemData&quot;: {&quot;type&quot;: &quot;webpage&quot;, &quot;issued&quot;: {&quot;date-parts&quot;: [[&quot;2016&quot;]]}, &quot;accessed&quot;: {&quot;date-parts&quot;: [[&quot;2017&quot;, &quot;7&quot;, &quot;28&quot;]]}, &quot;author&quot;: [{&quot;suffix&quot;: &quot;&quot;, &quot;dropping-particle&quot;: &quot;&quot;, &quot;parse-names&quot;: false, &quot;given&quot;: &quot;&quot;, &quot;family&quot;: &quot;Scrum Guides.org&quot;, &quot;non-dropping-particle&quot;: &quot;&quot;}], &quot;URL&quot;: &quot;http://www.scrumguides.org/scrum-guide.html&quot;, &quot;id&quot;: &quot;ITEM-1&quot;, &quot;title&quot;: &quot;Scrum Guide | Scrum Guides&quot;}, &quot;uris&quot;: [&quot;http://www.mendeley.com/documents/?uuid=df56eb32-f5bf-3016-928d-98b97088aa57&quot;], &quot;id&quot;: &quot;ITEM-1&quot;}], &quot;mendeley&quot;: {&quot;previouslyFormattedCitation&quot;: &quot;(Scrum Guides.org, 2016)&quot;, &quot;plainTextFormattedCitation&quot;: &quot;(Scrum Guides.org, 2016)&quot;, &quot;formattedCitation&quot;: &quot;(Scrum Guides.org, 2016)&quot;}, &quot;properties&quot;: {&quot;noteIndex&quot;: 0}, &quot;schema&quot;: &quot;https://github.com/citation-style-language/schema/raw/master/csl-citation.json&quot;} RNDvZexDYx5nR"/><text:span text:style-name="T69">⁠</text:span></text:p>
      <text:p text:style-name="P36"/>
      <text:h text:style-name="P54" text:outline-level="2">Ketterän kehityksen prosesssien soveltaminen ylläpidossa</text:h>
      <text:p text:style-name="P43"><text:span text:style-name="T53">Omanovicin ja Busan mukaan y</text:span><text:span text:style-name="T54">lläpito voidaan nähdä loppumattomana ketteränä projektina, jossa tuotteen kehitysjono muuttuu jatkuvasti. Uusia asioita lisätään kehitysjonoon ja </text:span><text:span text:style-name="T55">sprinteissä </text:span><text:span text:style-name="T54">jo toteutetut asiat poistetaan listasta. </text:span><text:span text:style-name="T55">Jokaisen sprintin tuloksena syntyy uusi julkaistava versio tuotteesta </text:span><text:reference-mark-start text:name="ADDIN CSL_CITATION {&quot;citationItems&quot;: [{&quot;itemData&quot;: {&quot;issued&quot;: {&quot;date-parts&quot;: [[&quot;2013&quot;]]}, &quot;type&quot;: &quot;paper-conference&quot;, &quot;ISBN&quot;: &quot;9781479904310&quot;, &quot;container-title&quot;: &quot;2013 24th International Conference on Information, Communication and Automation Technologies, ICAT 2013&quot;, &quot;author&quot;: [{&quot;suffix&quot;: &quot;&quot;, &quot;dropping-particle&quot;: &quot;&quot;, &quot;parse-names&quot;: false, &quot;given&quot;: &quot;Samir&quot;, &quot;family&quot;: &quot;Omanovic&quot;, &quot;non-dropping-particle&quot;: &quot;&quot;}, {&quot;suffix&quot;: &quot;&quot;, &quot;dropping-particle&quot;: &quot;&quot;, &quot;parse-names&quot;: false, &quot;given&quot;: &quot;Emir&quot;, &quot;family&quot;: &quot;Buza&quot;, &quot;non-dropping-particle&quot;: &quot;&quot;}], &quot;id&quot;: &quot;ITEM-1&quot;, &quot;DOI&quot;: &quot;10.1109/ICAT.2013.6684044&quot;, &quot;abstract&quot;: &quot;Agile maintenance is the best choice if you want to keep step with your customer needs. It is a result of trying to respond to customer change requests with the high efficiency. High involvement of the customer in the maintenance process is good but also can have negative effects. Change in the behavior of the customer can influence the execution of the change management process or cause the change of the release plan, etc. All that can destabilize normal maintenance velocity and lead to a chaotic relationship with the customer, if not controlled or prevented. This paper describes problems in agile maintenance caused mostly by the change of the customer behavior at the beginning of the economic crisis. It also presents results of the analysis of these problems and recommendations how to identify them and how to prevent them. \u00a9 2013 IEEE.&quot;, &quot;title&quot;: &quot;Importance of stable velocity in agile maintenance&quot;}, &quot;uris&quot;: [&quot;http://www.mendeley.com/documents/?uuid=5fdb3113-2f28-4f8e-a7a9-c751a7315b24&quot;], &quot;id&quot;: &quot;ITEM-1&quot;}], &quot;mendeley&quot;: {&quot;manualFormatting&quot;: &quot;(Omanovic &amp; Buza, 2013).&quot;, &quot;previouslyFormattedCitation&quot;: &quot;(Omanovic &amp; Buza, 2013)&quot;, &quot;plainTextFormattedCitation&quot;: &quot;(Omanovic &amp; Buza, 2013)&quot;, &quot;formattedCitation&quot;: &quot;(Omanovic &amp; Buza, 2013)&quot;}, &quot;properties&quot;: {&quot;noteIndex&quot;: 0}, &quot;schema&quot;: &quot;https://github.com/citation-style-language/schema/raw/master/csl-citation.json&quot;} RNDR2aRTmj5Dh"/><text:span text:style-name="T21">(Omanovic &amp; Buza, 2013).</text:span><text:reference-mark-end text:name="ADDIN CSL_CITATION {&quot;citationItems&quot;: [{&quot;itemData&quot;: {&quot;issued&quot;: {&quot;date-parts&quot;: [[&quot;2013&quot;]]}, &quot;type&quot;: &quot;paper-conference&quot;, &quot;ISBN&quot;: &quot;9781479904310&quot;, &quot;container-title&quot;: &quot;2013 24th International Conference on Information, Communication and Automation Technologies, ICAT 2013&quot;, &quot;author&quot;: [{&quot;suffix&quot;: &quot;&quot;, &quot;dropping-particle&quot;: &quot;&quot;, &quot;parse-names&quot;: false, &quot;given&quot;: &quot;Samir&quot;, &quot;family&quot;: &quot;Omanovic&quot;, &quot;non-dropping-particle&quot;: &quot;&quot;}, {&quot;suffix&quot;: &quot;&quot;, &quot;dropping-particle&quot;: &quot;&quot;, &quot;parse-names&quot;: false, &quot;given&quot;: &quot;Emir&quot;, &quot;family&quot;: &quot;Buza&quot;, &quot;non-dropping-particle&quot;: &quot;&quot;}], &quot;id&quot;: &quot;ITEM-1&quot;, &quot;DOI&quot;: &quot;10.1109/ICAT.2013.6684044&quot;, &quot;abstract&quot;: &quot;Agile maintenance is the best choice if you want to keep step with your customer needs. It is a result of trying to respond to customer change requests with the high efficiency. High involvement of the customer in the maintenance process is good but also can have negative effects. Change in the behavior of the customer can influence the execution of the change management process or cause the change of the release plan, etc. All that can destabilize normal maintenance velocity and lead to a chaotic relationship with the customer, if not controlled or prevented. This paper describes problems in agile maintenance caused mostly by the change of the customer behavior at the beginning of the economic crisis. It also presents results of the analysis of these problems and recommendations how to identify them and how to prevent them. \u00a9 2013 IEEE.&quot;, &quot;title&quot;: &quot;Importance of stable velocity in agile maintenance&quot;}, &quot;uris&quot;: [&quot;http://www.mendeley.com/documents/?uuid=5fdb3113-2f28-4f8e-a7a9-c751a7315b24&quot;], &quot;id&quot;: &quot;ITEM-1&quot;}], &quot;mendeley&quot;: {&quot;manualFormatting&quot;: &quot;(Omanovic &amp; Buza, 2013).&quot;, &quot;previouslyFormattedCitation&quot;: &quot;(Omanovic &amp; Buza, 2013)&quot;, &quot;plainTextFormattedCitation&quot;: &quot;(Omanovic &amp; Buza, 2013)&quot;, &quot;formattedCitation&quot;: &quot;(Omanovic &amp; Buza, 2013)&quot;}, &quot;properties&quot;: {&quot;noteIndex&quot;: 0}, &quot;schema&quot;: &quot;https://github.com/citation-style-language/schema/raw/master/csl-citation.json&quot;} RNDR2aRTmj5Dh"/><text:span text:style-name="T55">⁠ </text:span><text:span text:style-name="T54"><text:s/></text:span><text:span text:style-name="T55">Toisaalta ketteriä menetelmiä käyttäessä tuote voi siirtyä tuotantokäyttöön jo kehityksen aikana. Silloin pitää huolehtia samalla sekä ylläpidosta, että uusien ominaisuuksien kehittämisestä. </text:span><text:span text:style-name="T53">Toisaalta myös ylläpitovaiheen aikana voidaan tehdä suurempia uusia toiminnallisuuksia. </text:span><text:span text:style-name="T55">Voidaankin ajatella, että ketterässä kehityksessä </text:span><text:span text:style-name="T53">ylläpitovaihe limittyy kehitysvaiheen kanssa. Pysyvää tuotteen kehittämisen elinkaaressa ovat jatkuvat iteraatiot. Se, mikä muuttuu on, että kuinka suuri osa tehtävästä työstä johtuu asiakkaan liiketoiminnan vaatimuksista ja kuinka suuri osa on tuotantokäytössä löydettyjä bugeja ja ongelmia. </text:span></text:p>
      <text:p text:style-name="P44"><text:soft-page-break/><text:span text:style-name="T46">Ketterät menetelmät on kuitenkin suunniteltu uusien tuotteiden toteuttamista varten. Kirjallisuus ketterien menetelmien käytöstä ylläpitovaiheessa onkin verrattain vähäistä. </text:span><text:span text:style-name="T55">E</text:span><text:span text:style-name="T46">rilainen tehtävien rakenne ja ylläpitovaiheen pienempi työmäärä kehitysprojektiin verrattuna antavat </text:span><text:span text:style-name="T56">kuitenkin </text:span><text:span text:style-name="T46">omat ominaispiirteensä ketterien menetelmien soveltamiselle ylläpidon aikana:</text:span></text:p>
      <text:p text:style-name="P45">1. Ylläpitovaiheessa tehtävät ovat usein toisistaan irrallisia, eivätkä muodosta suuria kokonaisuuksia. Tämä vaikeuttaa sprintin tavoitteen asettamista <text:reference-mark-start text:name="ADDIN CSL_CITATION {&quot;citationItems&quot;: [{&quot;itemData&quot;: {&quot;publisher&quot;: &quot;IEEE&quot;, &quot;issued&quot;: {&quot;date-parts&quot;: [[&quot;2001&quot;]]}, &quot;author&quot;: [{&quot;suffix&quot;: &quot;&quot;, &quot;dropping-particle&quot;: &quot;&quot;, &quot;parse-names&quot;: false, &quot;given&quot;: &quot;C&quot;, &quot;family&quot;: &quot;Poole&quot;, &quot;non-dropping-particle&quot;: &quot;&quot;}, {&quot;suffix&quot;: &quot;&quot;, &quot;dropping-particle&quot;: &quot;&quot;, &quot;parse-names&quot;: false, &quot;given&quot;: &quot;J W&quot;, &quot;family&quot;: &quot;Huisman&quot;, &quot;non-dropping-particle&quot;: &quot;&quot;}], &quot;id&quot;: &quot;ITEM-1&quot;, &quot;DOI&quot;: &quot;10.1109/52.965801&quot;, &quot;page&quot;: &quot;42-50&quot;, &quot;type&quot;: &quot;article-journal&quot;, &quot;abstract&quot;: &quot;Poole and Huisman tell how Iona Technologies' Orbix, a Corba-based middleware product, was developed and how the older version is maintained. Extreme Programming improved the project team's ability to deliver quality support and product enhancements.; Poole and Huisman tell how Iona Technologies' Orbix, a Corba-based middleware product, was developed and how the older version is maintained. Extreme Programming improved the project team's ability to deliver quality support and product enhancements.;In response to problems experienced by the Orbix Generation 3 maintenance and enhancement team, Iona Technologies tried to introduce industry-level best practices by adopting extreme programming. The issues discussed are common for companies moving from startup mode to those supporting numerous customers in need of bug fixes and application enhancements for existing deployment scenarios.;&quot;, &quot;volume&quot;: &quot;18&quot;, &quot;publisher-place&quot;: &quot;Los Alamitos&quot;, &quot;ISBN&quot;: &quot;0740-7459&quot;, &quot;container-title&quot;: &quot;IEEE Software&quot;, &quot;issue&quot;: &quot;6&quot;, &quot;title&quot;: &quot;Using extreme programming in a maintenance environment&quot;}, &quot;uris&quot;: [&quot;http://www.mendeley.com/documents/?uuid=490ff93d-d9e8-4a9e-85f0-e25ee6116013&quot;], &quot;id&quot;: &quot;ITEM-1&quot;}], &quot;mendeley&quot;: {&quot;previouslyFormattedCitation&quot;: &quot;(Poole &amp; Huisman, 2001)&quot;, &quot;plainTextFormattedCitation&quot;: &quot;(Poole &amp; Huisman, 2001)&quot;, &quot;formattedCitation&quot;: &quot;(Poole &amp; Huisman, 2001)&quot;}, &quot;properties&quot;: {&quot;noteIndex&quot;: 0}, &quot;schema&quot;: &quot;https://github.com/citation-style-language/schema/raw/master/csl-citation.json&quot;} RNDNO6oT5xg1w"/>(Poole &amp; Huisman, 2001)<text:reference-mark-end text:name="ADDIN CSL_CITATION {&quot;citationItems&quot;: [{&quot;itemData&quot;: {&quot;publisher&quot;: &quot;IEEE&quot;, &quot;issued&quot;: {&quot;date-parts&quot;: [[&quot;2001&quot;]]}, &quot;author&quot;: [{&quot;suffix&quot;: &quot;&quot;, &quot;dropping-particle&quot;: &quot;&quot;, &quot;parse-names&quot;: false, &quot;given&quot;: &quot;C&quot;, &quot;family&quot;: &quot;Poole&quot;, &quot;non-dropping-particle&quot;: &quot;&quot;}, {&quot;suffix&quot;: &quot;&quot;, &quot;dropping-particle&quot;: &quot;&quot;, &quot;parse-names&quot;: false, &quot;given&quot;: &quot;J W&quot;, &quot;family&quot;: &quot;Huisman&quot;, &quot;non-dropping-particle&quot;: &quot;&quot;}], &quot;id&quot;: &quot;ITEM-1&quot;, &quot;DOI&quot;: &quot;10.1109/52.965801&quot;, &quot;page&quot;: &quot;42-50&quot;, &quot;type&quot;: &quot;article-journal&quot;, &quot;abstract&quot;: &quot;Poole and Huisman tell how Iona Technologies' Orbix, a Corba-based middleware product, was developed and how the older version is maintained. Extreme Programming improved the project team's ability to deliver quality support and product enhancements.; Poole and Huisman tell how Iona Technologies' Orbix, a Corba-based middleware product, was developed and how the older version is maintained. Extreme Programming improved the project team's ability to deliver quality support and product enhancements.;In response to problems experienced by the Orbix Generation 3 maintenance and enhancement team, Iona Technologies tried to introduce industry-level best practices by adopting extreme programming. The issues discussed are common for companies moving from startup mode to those supporting numerous customers in need of bug fixes and application enhancements for existing deployment scenarios.;&quot;, &quot;volume&quot;: &quot;18&quot;, &quot;publisher-place&quot;: &quot;Los Alamitos&quot;, &quot;ISBN&quot;: &quot;0740-7459&quot;, &quot;container-title&quot;: &quot;IEEE Software&quot;, &quot;issue&quot;: &quot;6&quot;, &quot;title&quot;: &quot;Using extreme programming in a maintenance environment&quot;}, &quot;uris&quot;: [&quot;http://www.mendeley.com/documents/?uuid=490ff93d-d9e8-4a9e-85f0-e25ee6116013&quot;], &quot;id&quot;: &quot;ITEM-1&quot;}], &quot;mendeley&quot;: {&quot;previouslyFormattedCitation&quot;: &quot;(Poole &amp; Huisman, 2001)&quot;, &quot;plainTextFormattedCitation&quot;: &quot;(Poole &amp; Huisman, 2001)&quot;, &quot;formattedCitation&quot;: &quot;(Poole &amp; Huisman, 2001)&quot;}, &quot;properties&quot;: {&quot;noteIndex&quot;: 0}, &quot;schema&quot;: &quot;https://github.com/citation-style-language/schema/raw/master/csl-citation.json&quot;} RNDNO6oT5xg1w"/><text:span text:style-name="T13">.</text:span></text:p>
      <text:p text:style-name="P45">2. Liiketoiminnan tarpeet voidaan ennustaa etukäteen ja lisätä kehitysjonoon hyvissä ajoin. Tuotantokäytössä voi sen sijaan tulla yllättäviä ongelmia, jotka vaativat välitöntä reagointia ja mahdollisesti ylimääräisten päivitysten tekemistä <text:reference-mark-start text:name="ADDIN CSL_CITATION {&quot;citationItems&quot;: [{&quot;itemData&quot;: {&quot;issued&quot;: {&quot;date-parts&quot;: [[&quot;2000&quot;]]}, &quot;page&quot;: &quot;73 - 87&quot;, &quot;ISSN&quot;: &quot;00652458&quot;, &quot;abstract&quot;: &quot;Software maintenance and evolution are characterised by their huge cost and slow speed of implementation. Yet they are inevitable activities \u2013 almost all software that is useful and successful stimulates user-generated requests for change and improvements. Our aim is to describe a landscape for research in software maintenance and evolution over the next ten years, in order to improve the speed and accuracy of change while reducing costs, by identifying key problems, promising solution strategies and topics of importance. The aims are met, by taking two approaches. Firstly current trends and practices are projected forward using a new model of software evolution called the staged model. Both strategic problems and research to solve particular tactical problems are described within this framework. Secondly, a longer term, and much more radical vision of software evolution is presented. Both general principles and specific research topics are provided, both within an overall strategy of engineering research and rationale.&quot;, &quot;author&quot;: [{&quot;suffix&quot;: &quot;&quot;, &quot;dropping-particle&quot;: &quot;&quot;, &quot;parse-names&quot;: false, &quot;given&quot;: &quot;Keith H.&quot;, &quot;family&quot;: &quot;Bennett&quot;, &quot;non-dropping-particle&quot;: &quot;&quot;}, {&quot;suffix&quot;: &quot;&quot;, &quot;dropping-particle&quot;: &quot;&quot;, &quot;parse-names&quot;: false, &quot;given&quot;: &quot;Vaclav T. V\u00e1clav T.&quot;, &quot;family&quot;: &quot;Rajlich&quot;, &quot;non-dropping-particle&quot;: &quot;&quot;}], &quot;id&quot;: &quot;ITEM-1&quot;, &quot;volume&quot;: &quot;225&quot;, &quot;type&quot;: &quot;article-journal&quot;, &quot;ISBN&quot;: &quot;1-58113-253-0&quot;, &quot;container-title&quot;: &quot;Proceedings of the Conference on the Future of Software Engineering&quot;, &quot;DOI&quot;: &quot;10.1145/336512.336534&quot;, &quot;title&quot;: &quot;Software maintenance and evolution: a roadmap&quot;}, &quot;uris&quot;: [&quot;http://www.mendeley.com/documents/?uuid=ed68dacc-95f9-481e-aa16-04ceb300b141&quot;], &quot;id&quot;: &quot;ITEM-1&quot;}], &quot;mendeley&quot;: {&quot;previouslyFormattedCitation&quot;: &quot;(Bennett &amp; Rajlich, 2000)&quot;, &quot;plainTextFormattedCitation&quot;: &quot;(Bennett &amp; Rajlich, 2000)&quot;, &quot;formattedCitation&quot;: &quot;(Bennett &amp; Rajlich, 2000)&quot;}, &quot;properties&quot;: {&quot;noteIndex&quot;: 0}, &quot;schema&quot;: &quot;https://github.com/citation-style-language/schema/raw/master/csl-citation.json&quot;} RND4cezbcoXbo"/><text:span text:style-name="T13">(Bennett &amp; Rajlich, 2000)</text:span><text:reference-mark-end text:name="ADDIN CSL_CITATION {&quot;citationItems&quot;: [{&quot;itemData&quot;: {&quot;issued&quot;: {&quot;date-parts&quot;: [[&quot;2000&quot;]]}, &quot;page&quot;: &quot;73 - 87&quot;, &quot;ISSN&quot;: &quot;00652458&quot;, &quot;abstract&quot;: &quot;Software maintenance and evolution are characterised by their huge cost and slow speed of implementation. Yet they are inevitable activities \u2013 almost all software that is useful and successful stimulates user-generated requests for change and improvements. Our aim is to describe a landscape for research in software maintenance and evolution over the next ten years, in order to improve the speed and accuracy of change while reducing costs, by identifying key problems, promising solution strategies and topics of importance. The aims are met, by taking two approaches. Firstly current trends and practices are projected forward using a new model of software evolution called the staged model. Both strategic problems and research to solve particular tactical problems are described within this framework. Secondly, a longer term, and much more radical vision of software evolution is presented. Both general principles and specific research topics are provided, both within an overall strategy of engineering research and rationale.&quot;, &quot;author&quot;: [{&quot;suffix&quot;: &quot;&quot;, &quot;dropping-particle&quot;: &quot;&quot;, &quot;parse-names&quot;: false, &quot;given&quot;: &quot;Keith H.&quot;, &quot;family&quot;: &quot;Bennett&quot;, &quot;non-dropping-particle&quot;: &quot;&quot;}, {&quot;suffix&quot;: &quot;&quot;, &quot;dropping-particle&quot;: &quot;&quot;, &quot;parse-names&quot;: false, &quot;given&quot;: &quot;Vaclav T. V\u00e1clav T.&quot;, &quot;family&quot;: &quot;Rajlich&quot;, &quot;non-dropping-particle&quot;: &quot;&quot;}], &quot;id&quot;: &quot;ITEM-1&quot;, &quot;volume&quot;: &quot;225&quot;, &quot;type&quot;: &quot;article-journal&quot;, &quot;ISBN&quot;: &quot;1-58113-253-0&quot;, &quot;container-title&quot;: &quot;Proceedings of the Conference on the Future of Software Engineering&quot;, &quot;DOI&quot;: &quot;10.1145/336512.336534&quot;, &quot;title&quot;: &quot;Software maintenance and evolution: a roadmap&quot;}, &quot;uris&quot;: [&quot;http://www.mendeley.com/documents/?uuid=ed68dacc-95f9-481e-aa16-04ceb300b141&quot;], &quot;id&quot;: &quot;ITEM-1&quot;}], &quot;mendeley&quot;: {&quot;previouslyFormattedCitation&quot;: &quot;(Bennett &amp; Rajlich, 2000)&quot;, &quot;plainTextFormattedCitation&quot;: &quot;(Bennett &amp; Rajlich, 2000)&quot;, &quot;formattedCitation&quot;: &quot;(Bennett &amp; Rajlich, 2000)&quot;}, &quot;properties&quot;: {&quot;noteIndex&quot;: 0}, &quot;schema&quot;: &quot;https://github.com/citation-style-language/schema/raw/master/csl-citation.json&quot;} RND4cezbcoXbo"/>⁠.</text:p>
      <text:p text:style-name="P45">3. Yllättävät kiireelliset tehtävät keskeyttävät sen, mitä kehittäjä oli juuri tekemässä. Kontekstin vaihto kesken tehtävän on raskasta ja edelliseen kontekstiin palaamiseen kuluu aina ylimääräistä aikaa.</text:p>
      <text:p text:style-name="P45">4. Yllättävät kiireellisemmät tehtävät saattavat estää toisten sprintille suunniteltujen tehtävien toteuttamisen.</text:p>
      <text:p text:style-name="P49"><text:span text:style-name="T55">5. </text:span><text:span text:style-name="T57">Vaadittavan testaamisen määrä pitää sopeuttaa tehtävän työn laajuuteen. Junio ym. (2011) mukaan täydellinen systeemitestaus on yleensä turhaa ja testauksen tulisi keskittyä vain tehtävän korjauksen välittömiin vaikutuksiin.</text:span><text:reference-mark-start text:name="ADDIN CSL_CITATION {&quot;citationItems&quot;: [{&quot;itemData&quot;: {&quot;publisher&quot;: &quot;IEEE&quot;, &quot;issued&quot;: {&quot;date-parts&quot;: [[&quot;2011&quot;, &quot;3&quot;]]}, &quot;type&quot;: &quot;paper-conference&quot;, &quot;ISBN&quot;: &quot;978-1-61284-259-2&quot;, &quot;container-title&quot;: &quot;2011 15th European Conference on Software Maintenance and Reengineering&quot;, &quot;author&quot;: [{&quot;suffix&quot;: &quot;&quot;, &quot;dropping-particle&quot;: &quot;&quot;, &quot;parse-names&quot;: false, &quot;given&quot;: &quot;Gladston Aparecido&quot;, &quot;family&quot;: &quot;Junio&quot;, &quot;non-dropping-particle&quot;: &quot;&quot;}, {&quot;suffix&quot;: &quot;&quot;, &quot;dropping-particle&quot;: &quot;&quot;, &quot;parse-names&quot;: false, &quot;given&quot;: &quot;Marcelo Nassau&quot;, &quot;family&quot;: &quot;Malta&quot;, &quot;non-dropping-particle&quot;: &quot;&quot;}, {&quot;suffix&quot;: &quot;&quot;, &quot;dropping-particle&quot;: &quot;&quot;, &quot;parse-names&quot;: false, &quot;given&quot;: &quot;Humberto de Almeida&quot;, &quot;family&quot;: &quot;Mossri&quot;, &quot;non-dropping-particle&quot;: &quot;&quot;}, {&quot;suffix&quot;: &quot;&quot;, &quot;dropping-particle&quot;: &quot;&quot;, &quot;parse-names&quot;: false, &quot;given&quot;: &quot;Humberto T.&quot;, &quot;family&quot;: &quot;Marques-Neto&quot;, &quot;non-dropping-particle&quot;: &quot;&quot;}, {&quot;suffix&quot;: &quot;&quot;, &quot;dropping-particle&quot;: &quot;&quot;, &quot;parse-names&quot;: false, &quot;given&quot;: &quot;Marco Tulio&quot;, &quot;family&quot;: &quot;Valente&quot;, &quot;non-dropping-particle&quot;: &quot;&quot;}], &quot;page&quot;: &quot;55-64&quot;, &quot;DOI&quot;: &quot;10.1109/CSMR.2011.10&quot;, &quot;id&quot;: &quot;ITEM-1&quot;, &quot;title&quot;: &quot;On the Benefits of Planning and Grouping Software Maintenance Requests&quot;}, &quot;uris&quot;: [&quot;http://www.mendeley.com/documents/?uuid=121dfcf2-b679-4bb6-a619-578205fd92e6&quot;], &quot;id&quot;: &quot;ITEM-1&quot;}], &quot;mendeley&quot;: {&quot;previouslyFormattedCitation&quot;: &quot;(Junio, Malta, Mossri, Marques-Neto, &amp; Valente, 2011)&quot;, &quot;plainTextFormattedCitation&quot;: &quot;(Junio, Malta, Mossri, Marques-Neto, &amp; Valente, 2011)&quot;, &quot;formattedCitation&quot;: &quot;(Junio, Malta, Mossri, Marques-Neto, &amp; Valente, 2011)&quot;}, &quot;properties&quot;: {&quot;noteIndex&quot;: 0}, &quot;schema&quot;: &quot;https://github.com/citation-style-language/schema/raw/master/csl-citation.json&quot;} RNDuXbedNUb81"/><text:span text:style-name="T22">(Junio, Malta, Mossri, Marques-Neto, &amp; Valente, 2011)</text:span><text:reference-mark-end text:name="ADDIN CSL_CITATION {&quot;citationItems&quot;: [{&quot;itemData&quot;: {&quot;publisher&quot;: &quot;IEEE&quot;, &quot;issued&quot;: {&quot;date-parts&quot;: [[&quot;2011&quot;, &quot;3&quot;]]}, &quot;type&quot;: &quot;paper-conference&quot;, &quot;ISBN&quot;: &quot;978-1-61284-259-2&quot;, &quot;container-title&quot;: &quot;2011 15th European Conference on Software Maintenance and Reengineering&quot;, &quot;author&quot;: [{&quot;suffix&quot;: &quot;&quot;, &quot;dropping-particle&quot;: &quot;&quot;, &quot;parse-names&quot;: false, &quot;given&quot;: &quot;Gladston Aparecido&quot;, &quot;family&quot;: &quot;Junio&quot;, &quot;non-dropping-particle&quot;: &quot;&quot;}, {&quot;suffix&quot;: &quot;&quot;, &quot;dropping-particle&quot;: &quot;&quot;, &quot;parse-names&quot;: false, &quot;given&quot;: &quot;Marcelo Nassau&quot;, &quot;family&quot;: &quot;Malta&quot;, &quot;non-dropping-particle&quot;: &quot;&quot;}, {&quot;suffix&quot;: &quot;&quot;, &quot;dropping-particle&quot;: &quot;&quot;, &quot;parse-names&quot;: false, &quot;given&quot;: &quot;Humberto de Almeida&quot;, &quot;family&quot;: &quot;Mossri&quot;, &quot;non-dropping-particle&quot;: &quot;&quot;}, {&quot;suffix&quot;: &quot;&quot;, &quot;dropping-particle&quot;: &quot;&quot;, &quot;parse-names&quot;: false, &quot;given&quot;: &quot;Humberto T.&quot;, &quot;family&quot;: &quot;Marques-Neto&quot;, &quot;non-dropping-particle&quot;: &quot;&quot;}, {&quot;suffix&quot;: &quot;&quot;, &quot;dropping-particle&quot;: &quot;&quot;, &quot;parse-names&quot;: false, &quot;given&quot;: &quot;Marco Tulio&quot;, &quot;family&quot;: &quot;Valente&quot;, &quot;non-dropping-particle&quot;: &quot;&quot;}], &quot;page&quot;: &quot;55-64&quot;, &quot;DOI&quot;: &quot;10.1109/CSMR.2011.10&quot;, &quot;id&quot;: &quot;ITEM-1&quot;, &quot;title&quot;: &quot;On the Benefits of Planning and Grouping Software Maintenance Requests&quot;}, &quot;uris&quot;: [&quot;http://www.mendeley.com/documents/?uuid=121dfcf2-b679-4bb6-a619-578205fd92e6&quot;], &quot;id&quot;: &quot;ITEM-1&quot;}], &quot;mendeley&quot;: {&quot;previouslyFormattedCitation&quot;: &quot;(Junio, Malta, Mossri, Marques-Neto, &amp; Valente, 2011)&quot;, &quot;plainTextFormattedCitation&quot;: &quot;(Junio, Malta, Mossri, Marques-Neto, &amp; Valente, 2011)&quot;, &quot;formattedCitation&quot;: &quot;(Junio, Malta, Mossri, Marques-Neto, &amp; Valente, 2011)&quot;}, &quot;properties&quot;: {&quot;noteIndex&quot;: 0}, &quot;schema&quot;: &quot;https://github.com/citation-style-language/schema/raw/master/csl-citation.json&quot;} RNDuXbedNUb81"/><text:span text:style-name="T57">⁠</text:span></text:p>
      <text:p text:style-name="P50"><text:span text:style-name="T46">6. Ylläpitotyö </text:span><text:span text:style-name="T56">tehdään usein erillisissä ylläpitotiimeissä, jotka huolehtivat useiden eri ohjelmistojen ylläpidosta. Projektin siirto erilliselle ylläpitotiimille on yleensä järkevää, kun projekti vaatii alle kahden henkilön täyspäiväisen työpanoksen</text:span><text:reference-mark-start text:name="ADDIN CSL_CITATION {&quot;citationItems&quot;: [{&quot;itemData&quot;: {&quot;type&quot;: &quot;webpage&quot;, &quot;issued&quot;: {&quot;date-parts&quot;: [[&quot;2012&quot;]]}, &quot;accessed&quot;: {&quot;date-parts&quot;: [[&quot;2017&quot;, &quot;7&quot;, &quot;28&quot;]]}, &quot;author&quot;: [{&quot;suffix&quot;: &quot;&quot;, &quot;dropping-particle&quot;: &quot;&quot;, &quot;parse-names&quot;: false, &quot;given&quot;: &quot;&quot;, &quot;family&quot;: &quot;Futurice&quot;, &quot;non-dropping-particle&quot;: &quot;&quot;}], &quot;URL&quot;: &quot;http://futurice.com/blog/defining-our-brand-of-agile-maintenance&quot;, &quot;id&quot;: &quot;ITEM-1&quot;, &quot;title&quot;: &quot;Defining our brand of agile maintenance \u2014 Futurice&quot;}, &quot;uris&quot;: [&quot;http://www.mendeley.com/documents/?uuid=1171b9b7-53e7-3c35-8cc7-550d3d2327fa&quot;], &quot;id&quot;: &quot;ITEM-1&quot;}], &quot;mendeley&quot;: {&quot;previouslyFormattedCitation&quot;: &quot;(Futurice, 2012)&quot;, &quot;plainTextFormattedCitation&quot;: &quot;(Futurice, 2012)&quot;, &quot;formattedCitation&quot;: &quot;(Futurice, 2012)&quot;}, &quot;properties&quot;: {&quot;noteIndex&quot;: 0}, &quot;schema&quot;: &quot;https://github.com/citation-style-language/schema/raw/master/csl-citation.json&quot;} RNDdFQpcB2RC6"/><text:span text:style-name="T23">(Futurice, 2012)</text:span><text:reference-mark-end text:name="ADDIN CSL_CITATION {&quot;citationItems&quot;: [{&quot;itemData&quot;: {&quot;type&quot;: &quot;webpage&quot;, &quot;issued&quot;: {&quot;date-parts&quot;: [[&quot;2012&quot;]]}, &quot;accessed&quot;: {&quot;date-parts&quot;: [[&quot;2017&quot;, &quot;7&quot;, &quot;28&quot;]]}, &quot;author&quot;: [{&quot;suffix&quot;: &quot;&quot;, &quot;dropping-particle&quot;: &quot;&quot;, &quot;parse-names&quot;: false, &quot;given&quot;: &quot;&quot;, &quot;family&quot;: &quot;Futurice&quot;, &quot;non-dropping-particle&quot;: &quot;&quot;}], &quot;URL&quot;: &quot;http://futurice.com/blog/defining-our-brand-of-agile-maintenance&quot;, &quot;id&quot;: &quot;ITEM-1&quot;, &quot;title&quot;: &quot;Defining our brand of agile maintenance \u2014 Futurice&quot;}, &quot;uris&quot;: [&quot;http://www.mendeley.com/documents/?uuid=1171b9b7-53e7-3c35-8cc7-550d3d2327fa&quot;], &quot;id&quot;: &quot;ITEM-1&quot;}], &quot;mendeley&quot;: {&quot;previouslyFormattedCitation&quot;: &quot;(Futurice, 2012)&quot;, &quot;plainTextFormattedCitation&quot;: &quot;(Futurice, 2012)&quot;, &quot;formattedCitation&quot;: &quot;(Futurice, 2012)&quot;}, &quot;properties&quot;: {&quot;noteIndex&quot;: 0}, &quot;schema&quot;: &quot;https://github.com/citation-style-language/schema/raw/master/csl-citation.json&quot;} RNDdFQpcB2RC6"/><text:span text:style-name="T56">⁠ . </text:span></text:p>
      <text:p text:style-name="P46">7. Ylläpitäjät joutuvat tasapainottelemaan useiden eri tuotteiden kehittämisen välillä. Kontekstin vaihdot vaativat tässäkin tapauksessa ylimääräistä aikaa. Lisäksi motivaation ylläpitäminen voi olla vaikeaa tehtäessä pieniä yksittäisiä tehtäviä useisiin eri ylläpitoprojekteihin <text:reference-mark-start text:name="ADDIN CSL_CITATION {&quot;citationItems&quot;: [{&quot;itemData&quot;: {&quot;volume&quot;: &quot;11&quot;, &quot;type&quot;: &quot;article-journal&quot;, &quot;issued&quot;: {&quot;date-parts&quot;: [[&quot;1999&quot;, &quot;11&quot;]]}, &quot;container-title&quot;: &quot;Journal of Software Maintenance: Research and Practice&quot;, &quot;ISSN&quot;: &quot;1040550X&quot;, &quot;author&quot;: [{&quot;suffix&quot;: &quot;&quot;, &quot;dropping-particle&quot;: &quot;&quot;, &quot;parse-names&quot;: false, &quot;given&quot;: &quot;Barbara A.&quot;, &quot;family&quot;: &quot;Kitchenham&quot;, &quot;non-dropping-particle&quot;: &quot;&quot;}, {&quot;suffix&quot;: &quot;&quot;, &quot;dropping-particle&quot;: &quot;&quot;, &quot;parse-names&quot;: false, &quot;given&quot;: &quot;Guilherme H.&quot;, &quot;family&quot;: &quot;Travassos&quot;, &quot;non-dropping-particle&quot;: &quot;&quot;}, {&quot;suffix&quot;: &quot;&quot;, &quot;dropping-particle&quot;: &quot;&quot;, &quot;parse-names&quot;: false, &quot;given&quot;: &quot;Anneliese&quot;, &quot;family&quot;: &quot;Mayrhauser&quot;, &quot;non-dropping-particle&quot;: &quot;von&quot;}, {&quot;suffix&quot;: &quot;&quot;, &quot;dropping-particle&quot;: &quot;&quot;, &quot;parse-names&quot;: false, &quot;given&quot;: &quot;Frank&quot;, &quot;family&quot;: &quot;Niessink&quot;, &quot;non-dropping-particle&quot;: &quot;&quot;}, {&quot;suffix&quot;: &quot;&quot;, &quot;dropping-particle&quot;: &quot;&quot;, &quot;parse-names&quot;: false, &quot;given&quot;: &quot;Norman F.&quot;, &quot;family&quot;: &quot;Schneidewind&quot;, &quot;non-dropping-particle&quot;: &quot;&quot;}, {&quot;suffix&quot;: &quot;&quot;, &quot;dropping-particle&quot;: &quot;&quot;, &quot;parse-names&quot;: false, &quot;given&quot;: &quot;Janice&quot;, &quot;family&quot;: &quot;Singer&quot;, &quot;non-dropping-particle&quot;: &quot;&quot;}, {&quot;suffix&quot;: &quot;&quot;, &quot;dropping-particle&quot;: &quot;&quot;, &quot;parse-names&quot;: false, &quot;given&quot;: &quot;Shingo&quot;, &quot;family&quot;: &quot;Takada&quot;, &quot;non-dropping-particle&quot;: &quot;&quot;}, {&quot;suffix&quot;: &quot;&quot;, &quot;dropping-particle&quot;: &quot;&quot;, &quot;parse-names&quot;: false, &quot;given&quot;: &quot;Risto&quot;, &quot;family&quot;: &quot;Vehvilainen&quot;, &quot;non-dropping-particle&quot;: &quot;&quot;}, {&quot;suffix&quot;: &quot;&quot;, &quot;dropping-particle&quot;: &quot;&quot;, &quot;parse-names&quot;: false, &quot;given&quot;: &quot;Hongji&quot;, &quot;family&quot;: &quot;Yang&quot;, &quot;non-dropping-particle&quot;: &quot;&quot;}], &quot;issue&quot;: &quot;6&quot;, &quot;DOI&quot;: &quot;10.1002/(SICI)1096-908X(199911/12)11:6&lt;365::AID-SMR200&gt;3.0.CO;2-W&quot;, &quot;id&quot;: &quot;ITEM-1&quot;, &quot;page&quot;: &quot;365-389&quot;, &quot;title&quot;: &quot;Towards an ontology of software maintenance&quot;}, &quot;uris&quot;: [&quot;http://www.mendeley.com/documents/?uuid=cdd6ccb7-371c-45b9-aa9d-e285aa262b5f&quot;], &quot;id&quot;: &quot;ITEM-1&quot;}], &quot;mendeley&quot;: {&quot;previouslyFormattedCitation&quot;: &quot;(Kitchenham et al., 1999)&quot;, &quot;plainTextFormattedCitation&quot;: &quot;(Kitchenham et al., 1999)&quot;, &quot;formattedCitation&quot;: &quot;(Kitchenham et al., 1999)&quot;}, &quot;properties&quot;: {&quot;noteIndex&quot;: 0}, &quot;schema&quot;: &quot;https://github.com/citation-style-language/schema/raw/master/csl-citation.json&quot;} RNDq0TzkOU8rK"/><text:span text:style-name="T13">(Kitchenham et al., 1999)</text:span><text:reference-mark-end text:name="ADDIN CSL_CITATION {&quot;citationItems&quot;: [{&quot;itemData&quot;: {&quot;volume&quot;: &quot;11&quot;, &quot;type&quot;: &quot;article-journal&quot;, &quot;issued&quot;: {&quot;date-parts&quot;: [[&quot;1999&quot;, &quot;11&quot;]]}, &quot;container-title&quot;: &quot;Journal of Software Maintenance: Research and Practice&quot;, &quot;ISSN&quot;: &quot;1040550X&quot;, &quot;author&quot;: [{&quot;suffix&quot;: &quot;&quot;, &quot;dropping-particle&quot;: &quot;&quot;, &quot;parse-names&quot;: false, &quot;given&quot;: &quot;Barbara A.&quot;, &quot;family&quot;: &quot;Kitchenham&quot;, &quot;non-dropping-particle&quot;: &quot;&quot;}, {&quot;suffix&quot;: &quot;&quot;, &quot;dropping-particle&quot;: &quot;&quot;, &quot;parse-names&quot;: false, &quot;given&quot;: &quot;Guilherme H.&quot;, &quot;family&quot;: &quot;Travassos&quot;, &quot;non-dropping-particle&quot;: &quot;&quot;}, {&quot;suffix&quot;: &quot;&quot;, &quot;dropping-particle&quot;: &quot;&quot;, &quot;parse-names&quot;: false, &quot;given&quot;: &quot;Anneliese&quot;, &quot;family&quot;: &quot;Mayrhauser&quot;, &quot;non-dropping-particle&quot;: &quot;von&quot;}, {&quot;suffix&quot;: &quot;&quot;, &quot;dropping-particle&quot;: &quot;&quot;, &quot;parse-names&quot;: false, &quot;given&quot;: &quot;Frank&quot;, &quot;family&quot;: &quot;Niessink&quot;, &quot;non-dropping-particle&quot;: &quot;&quot;}, {&quot;suffix&quot;: &quot;&quot;, &quot;dropping-particle&quot;: &quot;&quot;, &quot;parse-names&quot;: false, &quot;given&quot;: &quot;Norman F.&quot;, &quot;family&quot;: &quot;Schneidewind&quot;, &quot;non-dropping-particle&quot;: &quot;&quot;}, {&quot;suffix&quot;: &quot;&quot;, &quot;dropping-particle&quot;: &quot;&quot;, &quot;parse-names&quot;: false, &quot;given&quot;: &quot;Janice&quot;, &quot;family&quot;: &quot;Singer&quot;, &quot;non-dropping-particle&quot;: &quot;&quot;}, {&quot;suffix&quot;: &quot;&quot;, &quot;dropping-particle&quot;: &quot;&quot;, &quot;parse-names&quot;: false, &quot;given&quot;: &quot;Shingo&quot;, &quot;family&quot;: &quot;Takada&quot;, &quot;non-dropping-particle&quot;: &quot;&quot;}, {&quot;suffix&quot;: &quot;&quot;, &quot;dropping-particle&quot;: &quot;&quot;, &quot;parse-names&quot;: false, &quot;given&quot;: &quot;Risto&quot;, &quot;family&quot;: &quot;Vehvilainen&quot;, &quot;non-dropping-particle&quot;: &quot;&quot;}, {&quot;suffix&quot;: &quot;&quot;, &quot;dropping-particle&quot;: &quot;&quot;, &quot;parse-names&quot;: false, &quot;given&quot;: &quot;Hongji&quot;, &quot;family&quot;: &quot;Yang&quot;, &quot;non-dropping-particle&quot;: &quot;&quot;}], &quot;issue&quot;: &quot;6&quot;, &quot;DOI&quot;: &quot;10.1002/(SICI)1096-908X(199911/12)11:6&lt;365::AID-SMR200&gt;3.0.CO;2-W&quot;, &quot;id&quot;: &quot;ITEM-1&quot;, &quot;page&quot;: &quot;365-389&quot;, &quot;title&quot;: &quot;Towards an ontology of software maintenance&quot;}, &quot;uris&quot;: [&quot;http://www.mendeley.com/documents/?uuid=cdd6ccb7-371c-45b9-aa9d-e285aa262b5f&quot;], &quot;id&quot;: &quot;ITEM-1&quot;}], &quot;mendeley&quot;: {&quot;previouslyFormattedCitation&quot;: &quot;(Kitchenham et al., 1999)&quot;, &quot;plainTextFormattedCitation&quot;: &quot;(Kitchenham et al., 1999)&quot;, &quot;formattedCitation&quot;: &quot;(Kitchenham et al., 1999)&quot;}, &quot;properties&quot;: {&quot;noteIndex&quot;: 0}, &quot;schema&quot;: &quot;https://github.com/citation-style-language/schema/raw/master/csl-citation.json&quot;} RNDq0TzkOU8rK"/>⁠.</text:p>
      <text:p text:style-name="P46"/>
      <text:p text:style-name="P43"><text:span text:style-name="T58">Ketterien menetelmien soveltamiseen ylläpitovaiheeseen ei ole vielä olemassa mitään yhtenäisiä ratkaisuja vaan yleisiä menetelmiä, kuten scrumia, toteutetaan eri tavoin. </text:span><text:span text:style-name="T59">Kirjallisuudesta löytyy erilaisia kuvauksia ketterien menetelmien soveltamisesta ylläpitoprojekteihin</text:span><text:reference-mark-start text:name="ADDIN CSL_CITATION {&quot;citationItems&quot;: [{&quot;itemData&quot;: {&quot;publisher&quot;: &quot;Springer New York&quot;, &quot;issued&quot;: {&quot;date-parts&quot;: [[&quot;2011&quot;]]}, &quot;publisher-place&quot;: &quot;New York, NY&quot;, &quot;ISBN&quot;: &quot;978-1-4419-9645-9&quot;, &quot;editor&quot;: [{&quot;suffix&quot;: &quot;&quot;, &quot;dropping-particle&quot;: &quot;&quot;, &quot;parse-names&quot;: false, &quot;given&quot;: &quot;Jaroslav&quot;, &quot;family&quot;: &quot;Pokorny&quot;, &quot;non-dropping-particle&quot;: &quot;&quot;}, {&quot;suffix&quot;: &quot;&quot;, &quot;dropping-particle&quot;: &quot;&quot;, &quot;parse-names&quot;: false, &quot;given&quot;: &quot;Vaclav&quot;, &quot;family&quot;: &quot;Repa&quot;, &quot;non-dropping-particle&quot;: &quot;&quot;}, {&quot;suffix&quot;: &quot;&quot;, &quot;dropping-particle&quot;: &quot;&quot;, &quot;parse-names&quot;: false, &quot;given&quot;: &quot;Karel&quot;, &quot;family&quot;: &quot;Richta&quot;, &quot;non-dropping-particle&quot;: &quot;&quot;}, {&quot;suffix&quot;: &quot;&quot;, &quot;dropping-particle&quot;: &quot;&quot;, &quot;parse-names&quot;: false, &quot;given&quot;: &quot;Wita&quot;, &quot;family&quot;: &quot;Wojtkowski&quot;, &quot;non-dropping-particle&quot;: &quot;&quot;}, {&quot;suffix&quot;: &quot;&quot;, &quot;dropping-particle&quot;: &quot;&quot;, &quot;parse-names&quot;: false, &quot;given&quot;: &quot;Henry&quot;, &quot;family&quot;: &quot;Linger&quot;, &quot;non-dropping-particle&quot;: &quot;&quot;}, {&quot;suffix&quot;: &quot;&quot;, &quot;dropping-particle&quot;: &quot;&quot;, &quot;parse-names&quot;: false, &quot;given&quot;: &quot;Chris&quot;, &quot;family&quot;: &quot;Barry&quot;, &quot;non-dropping-particle&quot;: &quot;&quot;}, {&quot;suffix&quot;: &quot;&quot;, &quot;dropping-particle&quot;: &quot;&quot;, &quot;parse-names&quot;: false, &quot;given&quot;: &quot;Michael&quot;, &quot;family&quot;: &quot;Lang&quot;, &quot;non-dropping-particle&quot;: &quot;&quot;}], &quot;author&quot;: [{&quot;suffix&quot;: &quot;&quot;, &quot;dropping-particle&quot;: &quot;&quot;, &quot;parse-names&quot;: false, &quot;given&quot;: &quot;Jaroslav&quot;, &quot;family&quot;: &quot;Prochazka&quot;, &quot;non-dropping-particle&quot;: &quot;&quot;}], &quot;DOI&quot;: &quot;10.1007/978-1-4419-9790-6&quot;, &quot;id&quot;: &quot;ITEM-1&quot;, &quot;type&quot;: &quot;book&quot;, &quot;title&quot;: &quot;Information Systems Development&quot;}, &quot;uris&quot;: [&quot;http://www.mendeley.com/documents/?uuid=f94dc468-b4f9-4e64-a360-2afc95f1b341&quot;], &quot;id&quot;: &quot;ITEM-1&quot;}, {&quot;itemData&quot;: {&quot;issued&quot;: {&quot;date-parts&quot;: [[&quot;2009&quot;]]}, &quot;type&quot;: &quot;article-journal&quot;, &quot;ISBN&quot;: &quot;9781424448289&quot;, &quot;page&quot;: &quot;487-490&quot;, &quot;author&quot;: [{&quot;suffix&quot;: &quot;&quot;, &quot;dropping-particle&quot;: &quot;&quot;, &quot;parse-names&quot;: false, &quot;given&quot;: &quot;Geir K&quot;, &quot;family&quot;: &quot;Hanssen&quot;, &quot;non-dropping-particle&quot;: &quot;&quot;}, {&quot;suffix&quot;: &quot;&quot;, &quot;dropping-particle&quot;: &quot;&quot;, &quot;parse-names&quot;: false, &quot;given&quot;: &quot;Aiko Fallas&quot;, &quot;family&quot;: &quot;Yamashita&quot;, &quot;non-dropping-particle&quot;: &quot;&quot;}, {&quot;suffix&quot;: &quot;&quot;, &quot;dropping-particle&quot;: &quot;&quot;, &quot;parse-names&quot;: false, &quot;given&quot;: &quot;Reidar&quot;, &quot;family&quot;: &quot;Conradi&quot;, &quot;non-dropping-particle&quot;: &quot;&quot;}, {&quot;suffix&quot;: &quot;&quot;, &quot;dropping-particle&quot;: &quot;&quot;, &quot;parse-names&quot;: false, &quot;given&quot;: &quot;Leon&quot;, &quot;family&quot;: &quot;Moonen&quot;, &quot;non-dropping-particle&quot;: &quot;&quot;}], &quot;issue&quot;: &quot;1&quot;, &quot;id&quot;: &quot;ITEM-2&quot;, &quot;title&quot;: &quot;Maintenance and Agile Development: Challenges, Opportunities and Future Directions&quot;}, &quot;uris&quot;: [&quot;http://www.mendeley.com/documents/?uuid=cb28676a-77c3-4a97-b430-920a265e1419&quot;], &quot;id&quot;: &quot;ITEM-2&quot;}, {&quot;itemData&quot;: {&quot;issued&quot;: {&quot;date-parts&quot;: [[&quot;2005&quot;]]}, &quot;type&quot;: &quot;article-journal&quot;, &quot;ISBN&quot;: &quot;15345351 BN - 0769523048&quot;, &quot;page&quot;: &quot;256-264&quot;, &quot;author&quot;: [{&quot;suffix&quot;: &quot;&quot;, &quot;dropping-particle&quot;: &quot;&quot;, &quot;parse-names&quot;: false, &quot;given&quot;: &quot;Harald&quot;, &quot;family&quot;: &quot;Svensson&quot;, &quot;non-dropping-particle&quot;: &quot;&quot;}, {&quot;suffix&quot;: &quot;&quot;, &quot;dropping-particle&quot;: &quot;&quot;, &quot;parse-names&quot;: false, &quot;given&quot;: &quot;Martin&quot;, &quot;family&quot;: &quot;Host&quot;, &quot;non-dropping-particle&quot;: &quot;&quot;}], &quot;id&quot;: &quot;ITEM-3&quot;, &quot;DOI&quot;: &quot;10.1109/CSMR.2005.33&quot;, &quot;abstract&quot;: &quot;The purpose of this paper is to present results of introducing an agile process based on extreme programming, XP, in an evolutionary and maintenance software development environment. The agile process was introduced to a large software development organization. The process was applied by a team during eight months. The conclusions indicate that it in this case is more difficult to introduce XP, in its original appearance, to the case environment than to less complex environments. The complexity of the organization made it necessary to redesign many of the practices in order for them to fit the needs of the software development team. 2005 IEEE.&quot;, &quot;title&quot;: &quot;Introducing an agile process in a software maintenance and evolution organization BT - Ninth European Conference on Software Maintenance and Reengineering, CSMR 2005, March 21, 2005 - March 23, 2005&quot;}, &quot;uris&quot;: [&quot;http://www.mendeley.com/documents/?uuid=656047b5-4582-46ea-a65a-35e84267c74c&quot;], &quot;id&quot;: &quot;ITEM-3&quot;}], &quot;mendeley&quot;: {&quot;previouslyFormattedCitation&quot;: &quot;(Hanssen, Yamashita, Conradi, &amp; Moonen, 2009; Prochazka, 2011; Svensson &amp; Host, 2005)&quot;, &quot;plainTextFormattedCitation&quot;: &quot;(Hanssen, Yamashita, Conradi, &amp; Moonen, 2009; Prochazka, 2011; Svensson &amp; Host, 2005)&quot;, &quot;formattedCitation&quot;: &quot;(Hanssen, Yamashita, Conradi, &amp; Moonen, 2009; Prochazka, 2011; Svensson &amp; Host, 2005)&quot;}, &quot;properties&quot;: {&quot;noteIndex&quot;: 0}, &quot;schema&quot;: &quot;https://github.com/citation-style-language/schema/raw/master/csl-citation.json&quot;} RNDP41Q7AUa6s"/><text:span text:style-name="T24">(Hanssen, Yamashita, Conradi, &amp; Moonen, 2009; Prochazka, 2011; Svensson &amp; Host, 2005)</text:span><text:reference-mark-end text:name="ADDIN CSL_CITATION {&quot;citationItems&quot;: [{&quot;itemData&quot;: {&quot;publisher&quot;: &quot;Springer New York&quot;, &quot;issued&quot;: {&quot;date-parts&quot;: [[&quot;2011&quot;]]}, &quot;publisher-place&quot;: &quot;New York, NY&quot;, &quot;ISBN&quot;: &quot;978-1-4419-9645-9&quot;, &quot;editor&quot;: [{&quot;suffix&quot;: &quot;&quot;, &quot;dropping-particle&quot;: &quot;&quot;, &quot;parse-names&quot;: false, &quot;given&quot;: &quot;Jaroslav&quot;, &quot;family&quot;: &quot;Pokorny&quot;, &quot;non-dropping-particle&quot;: &quot;&quot;}, {&quot;suffix&quot;: &quot;&quot;, &quot;dropping-particle&quot;: &quot;&quot;, &quot;parse-names&quot;: false, &quot;given&quot;: &quot;Vaclav&quot;, &quot;family&quot;: &quot;Repa&quot;, &quot;non-dropping-particle&quot;: &quot;&quot;}, {&quot;suffix&quot;: &quot;&quot;, &quot;dropping-particle&quot;: &quot;&quot;, &quot;parse-names&quot;: false, &quot;given&quot;: &quot;Karel&quot;, &quot;family&quot;: &quot;Richta&quot;, &quot;non-dropping-particle&quot;: &quot;&quot;}, {&quot;suffix&quot;: &quot;&quot;, &quot;dropping-particle&quot;: &quot;&quot;, &quot;parse-names&quot;: false, &quot;given&quot;: &quot;Wita&quot;, &quot;family&quot;: &quot;Wojtkowski&quot;, &quot;non-dropping-particle&quot;: &quot;&quot;}, {&quot;suffix&quot;: &quot;&quot;, &quot;dropping-particle&quot;: &quot;&quot;, &quot;parse-names&quot;: false, &quot;given&quot;: &quot;Henry&quot;, &quot;family&quot;: &quot;Linger&quot;, &quot;non-dropping-particle&quot;: &quot;&quot;}, {&quot;suffix&quot;: &quot;&quot;, &quot;dropping-particle&quot;: &quot;&quot;, &quot;parse-names&quot;: false, &quot;given&quot;: &quot;Chris&quot;, &quot;family&quot;: &quot;Barry&quot;, &quot;non-dropping-particle&quot;: &quot;&quot;}, {&quot;suffix&quot;: &quot;&quot;, &quot;dropping-particle&quot;: &quot;&quot;, &quot;parse-names&quot;: false, &quot;given&quot;: &quot;Michael&quot;, &quot;family&quot;: &quot;Lang&quot;, &quot;non-dropping-particle&quot;: &quot;&quot;}], &quot;author&quot;: [{&quot;suffix&quot;: &quot;&quot;, &quot;dropping-particle&quot;: &quot;&quot;, &quot;parse-names&quot;: false, &quot;given&quot;: &quot;Jaroslav&quot;, &quot;family&quot;: &quot;Prochazka&quot;, &quot;non-dropping-particle&quot;: &quot;&quot;}], &quot;DOI&quot;: &quot;10.1007/978-1-4419-9790-6&quot;, &quot;id&quot;: &quot;ITEM-1&quot;, &quot;type&quot;: &quot;book&quot;, &quot;title&quot;: &quot;Information Systems Development&quot;}, &quot;uris&quot;: [&quot;http://www.mendeley.com/documents/?uuid=f94dc468-b4f9-4e64-a360-2afc95f1b341&quot;], &quot;id&quot;: &quot;ITEM-1&quot;}, {&quot;itemData&quot;: {&quot;issued&quot;: {&quot;date-parts&quot;: [[&quot;2009&quot;]]}, &quot;type&quot;: &quot;article-journal&quot;, &quot;ISBN&quot;: &quot;9781424448289&quot;, &quot;page&quot;: &quot;487-490&quot;, &quot;author&quot;: [{&quot;suffix&quot;: &quot;&quot;, &quot;dropping-particle&quot;: &quot;&quot;, &quot;parse-names&quot;: false, &quot;given&quot;: &quot;Geir K&quot;, &quot;family&quot;: &quot;Hanssen&quot;, &quot;non-dropping-particle&quot;: &quot;&quot;}, {&quot;suffix&quot;: &quot;&quot;, &quot;dropping-particle&quot;: &quot;&quot;, &quot;parse-names&quot;: false, &quot;given&quot;: &quot;Aiko Fallas&quot;, &quot;family&quot;: &quot;Yamashita&quot;, &quot;non-dropping-particle&quot;: &quot;&quot;}, {&quot;suffix&quot;: &quot;&quot;, &quot;dropping-particle&quot;: &quot;&quot;, &quot;parse-names&quot;: false, &quot;given&quot;: &quot;Reidar&quot;, &quot;family&quot;: &quot;Conradi&quot;, &quot;non-dropping-particle&quot;: &quot;&quot;}, {&quot;suffix&quot;: &quot;&quot;, &quot;dropping-particle&quot;: &quot;&quot;, &quot;parse-names&quot;: false, &quot;given&quot;: &quot;Leon&quot;, &quot;family&quot;: &quot;Moonen&quot;, &quot;non-dropping-particle&quot;: &quot;&quot;}], &quot;issue&quot;: &quot;1&quot;, &quot;id&quot;: &quot;ITEM-2&quot;, &quot;title&quot;: &quot;Maintenance and Agile Development: Challenges, Opportunities and Future Directions&quot;}, &quot;uris&quot;: [&quot;http://www.mendeley.com/documents/?uuid=cb28676a-77c3-4a97-b430-920a265e1419&quot;], &quot;id&quot;: &quot;ITEM-2&quot;}, {&quot;itemData&quot;: {&quot;issued&quot;: {&quot;date-parts&quot;: [[&quot;2005&quot;]]}, &quot;type&quot;: &quot;article-journal&quot;, &quot;ISBN&quot;: &quot;15345351 BN - 0769523048&quot;, &quot;page&quot;: &quot;256-264&quot;, &quot;author&quot;: [{&quot;suffix&quot;: &quot;&quot;, &quot;dropping-particle&quot;: &quot;&quot;, &quot;parse-names&quot;: false, &quot;given&quot;: &quot;Harald&quot;, &quot;family&quot;: &quot;Svensson&quot;, &quot;non-dropping-particle&quot;: &quot;&quot;}, {&quot;suffix&quot;: &quot;&quot;, &quot;dropping-particle&quot;: &quot;&quot;, &quot;parse-names&quot;: false, &quot;given&quot;: &quot;Martin&quot;, &quot;family&quot;: &quot;Host&quot;, &quot;non-dropping-particle&quot;: &quot;&quot;}], &quot;id&quot;: &quot;ITEM-3&quot;, &quot;DOI&quot;: &quot;10.1109/CSMR.2005.33&quot;, &quot;abstract&quot;: &quot;The purpose of this paper is to present results of introducing an agile process based on extreme programming, XP, in an evolutionary and maintenance software development environment. The agile process was introduced to a large software development organization. The process was applied by a team during eight months. The conclusions indicate that it in this case is more difficult to introduce XP, in its original appearance, to the case environment than to less complex environments. The complexity of the organization made it necessary to redesign many of the practices in order for them to fit the needs of the software development team. 2005 IEEE.&quot;, &quot;title&quot;: &quot;Introducing an agile process in a software maintenance and evolution organization BT - Ninth European Conference on Software Maintenance and Reengineering, CSMR 2005, March 21, 2005 - March 23, 2005&quot;}, &quot;uris&quot;: [&quot;http://www.mendeley.com/documents/?uuid=656047b5-4582-46ea-a65a-35e84267c74c&quot;], &quot;id&quot;: &quot;ITEM-3&quot;}], &quot;mendeley&quot;: {&quot;previouslyFormattedCitation&quot;: &quot;(Hanssen, Yamashita, Conradi, &amp; Moonen, 2009; Prochazka, 2011; Svensson &amp; Host, 2005)&quot;, &quot;plainTextFormattedCitation&quot;: &quot;(Hanssen, Yamashita, Conradi, &amp; Moonen, 2009; Prochazka, 2011; Svensson &amp; Host, 2005)&quot;, &quot;formattedCitation&quot;: &quot;(Hanssen, Yamashita, Conradi, &amp; Moonen, 2009; Prochazka, 2011; Svensson &amp; Host, 2005)&quot;}, &quot;properties&quot;: {&quot;noteIndex&quot;: 0}, &quot;schema&quot;: &quot;https://github.com/citation-style-language/schema/raw/master/csl-citation.json&quot;} RNDP41Q7AUa6s"/><text:span text:style-name="T59">⁠ . </text:span><text:span text:style-name="T60">On päätettävä useita ylläpitoprojektille tyypillisiä seikkoja. Tekeekö sama tiimi sekä uuskehityksen, että ylläpitotyöt? Millainen julkaisusykli on käytössä ja miten toimitaan </text:span><text:span text:style-name="T61">kiireellisten bugikorjausten kanssa? Miten tuotteen kehitysjonoa hallitaan ja miten ylläpitoon liittyvät tehtävät priorisoidaan. </text:span></text:p>
      <text:p text:style-name="P47">Govindaraj (2010) antaa useita eri vaihtoehtoja kehitysjonon hallintaan. Jos tuoteomistaja hallitsee sekä tuotteeseen vaadittavat uudet ominaisuudet, että nykyisten käyttäjien ongelmat, kehitettävällä ohjelmistolla voi olla vain yksi kehityslista. Tähän kehityslistaan kerätään sekä uudet ominaisuudet, että bugikorjaukset ja ne priorisoidaan kiireellisyytensä mukaan. Toinen vaihtoehto on, että tuotteella on kaksi tuoteomistajaa. Toinen vastaa uusien toiminnallisuuksien kehityksestä ja toinen ylläpitoon kuuluvista tehtävistä. Listan ylläpitäjät priorisoivat omat listansa, keskustelevat keskenään tehtävien prioriteeteistä ja kokoavat listoistaan sitten pienen, yhteisen kehitysjonon seuraavalle sprintille tai parille<text:reference-mark-start text:name="ADDIN CSL_CITATION {&quot;citationItems&quot;: [{&quot;itemData&quot;: {&quot;type&quot;: &quot;webpage&quot;, &quot;issued&quot;: {&quot;date-parts&quot;: [[&quot;2010&quot;]]}, &quot;container-title&quot;: &quot;Tools For Agile Blog&quot;, &quot;title&quot;: &quot;How agile teams handle maintenance work&quot;, &quot;author&quot;: [{&quot;suffix&quot;: &quot;&quot;, &quot;dropping-particle&quot;: &quot;&quot;, &quot;parse-names&quot;: false, &quot;given&quot;: &quot;&quot;, &quot;family&quot;: &quot;Govindaraj&quot;, &quot;non-dropping-particle&quot;: &quot;&quot;}], &quot;accessed&quot;: {&quot;date-parts&quot;: [[&quot;2017&quot;, &quot;7&quot;, &quot;28&quot;]]}, &quot;id&quot;: &quot;ITEM-1&quot;, &quot;URL&quot;: &quot;http://toolsforagile.com/blog/archives/390/how-agile-teams-handle-maintenance-work&quot;}, &quot;uris&quot;: [&quot;http://www.mendeley.com/documents/?uuid=d62eb329-194d-37cc-924c-c79be857a39a&quot;], &quot;id&quot;: &quot;ITEM-1&quot;}], &quot;mendeley&quot;: {&quot;plainTextFormattedCitation&quot;: &quot;(Govindaraj, 2010)&quot;, &quot;formattedCitation&quot;: &quot;(Govindaraj, 2010)&quot;}, &quot;properties&quot;: {&quot;noteIndex&quot;: 0}, &quot;schema&quot;: &quot;https://github.com/citation-style-language/schema/raw/master/csl-citation.json&quot;} RND75pAdfevPx"/><text:span text:style-name="T13">(Govindaraj, 2010)</text:span><text:reference-mark-end text:name="ADDIN CSL_CITATION {&quot;citationItems&quot;: [{&quot;itemData&quot;: {&quot;type&quot;: &quot;webpage&quot;, &quot;issued&quot;: {&quot;date-parts&quot;: [[&quot;2010&quot;]]}, &quot;container-title&quot;: &quot;Tools For Agile Blog&quot;, &quot;title&quot;: &quot;How agile teams handle maintenance work&quot;, &quot;author&quot;: [{&quot;suffix&quot;: &quot;&quot;, &quot;dropping-particle&quot;: &quot;&quot;, &quot;parse-names&quot;: false, &quot;given&quot;: &quot;&quot;, &quot;family&quot;: &quot;Govindaraj&quot;, &quot;non-dropping-particle&quot;: &quot;&quot;}], &quot;accessed&quot;: {&quot;date-parts&quot;: [[&quot;2017&quot;, &quot;7&quot;, &quot;28&quot;]]}, &quot;id&quot;: &quot;ITEM-1&quot;, &quot;URL&quot;: &quot;http://toolsforagile.com/blog/archives/390/how-agile-teams-handle-maintenance-work&quot;}, &quot;uris&quot;: [&quot;http://www.mendeley.com/documents/?uuid=d62eb329-194d-37cc-924c-c79be857a39a&quot;], &quot;id&quot;: &quot;ITEM-1&quot;}], &quot;mendeley&quot;: {&quot;plainTextFormattedCitation&quot;: &quot;(Govindaraj, 2010)&quot;, &quot;formattedCitation&quot;: &quot;(Govindaraj, 2010)&quot;}, &quot;properties&quot;: {&quot;noteIndex&quot;: 0}, &quot;schema&quot;: &quot;https://github.com/citation-style-language/schema/raw/master/csl-citation.json&quot;} RND75pAdfevPx"/>⁠. </text:p>
      <text:p text:style-name="P47">On myös mahdollista, että kehitystiimi päättää, mikä aika sprintistä käytetään uuskehitykseen ja kuinka paljon aikaa jätetään ylläpitotöille. Tämän menetelmän ongelmana on se, että voidaan päätyä korjaamaan esimerkiksi bugeja, jotka eivät ole kiirellisiä ja kiireellisille uusille ominaisuuksille ei jää aikaa. Sama ongelma on myös lähestymistavassa, jossa kaikki bugit korjataan aina ennen uusien ominaisuuksien tekemistä. </text:p>
      <text:p text:style-name="P51"><text:soft-page-break/><text:span text:style-name="T59">H</text:span><text:span text:style-name="T46">eeager ja Rose (2015) ovat koonneet yhdeksän heuristiikkaa ketterien menetelmien käyttöön ylläpitoprojekteissa. </text:span><text:span text:style-name="T62">He listaavat heuristiikkoihinsa vapaasti suomennettuna 1) ylläpitotyön organisoinnin sprinttien avulla, 2) yllättäviin, kiireellisiin asiakasvaatimuksiin varautumisen, 3) huomion kiinnittämisen siihen, että koko tiimi oppii tehdyistä tehtävistä, 4) <text:s/>useiden asiakassuhteiden hallinnan projekteissa, joissa on useita eri asiakasryhmiä, 5) dokumentaation ja kasvoittain tapahtuvan kommunikaation tasapainottamisen 6) </text:span><text:span text:style-name="T63">rakenteisten käyttäjätapausten tekemisen kommunikointia varten, 7) yhteisen omistajuuden vahvistamisen ja oppimisen toisten kehittäjien koodia testaamalla, 8) motivaatiosta huolehtimisen ja 9) suunnittelukokousten pitämisen lyhyinä ja tehokkaina.</text:span><text:reference-mark-start text:name="ADDIN CSL_CITATION {&quot;citationItems&quot;: [{&quot;itemData&quot;: {&quot;volume&quot;: &quot;20&quot;, &quot;type&quot;: &quot;article-journal&quot;, &quot;issued&quot;: {&quot;date-parts&quot;: [[&quot;2015&quot;, &quot;12&quot;, &quot;11&quot;]]}, &quot;container-title&quot;: &quot;Empirical Software Engineering&quot;, &quot;ISSN&quot;: &quot;1382-3256&quot;, &quot;author&quot;: [{&quot;suffix&quot;: &quot;&quot;, &quot;dropping-particle&quot;: &quot;&quot;, &quot;parse-names&quot;: false, &quot;given&quot;: &quot;Lise Tordrup&quot;, &quot;family&quot;: &quot;Heeager&quot;, &quot;non-dropping-particle&quot;: &quot;&quot;}, {&quot;suffix&quot;: &quot;&quot;, &quot;dropping-particle&quot;: &quot;&quot;, &quot;parse-names&quot;: false, &quot;given&quot;: &quot;Jeremy&quot;, &quot;family&quot;: &quot;Rose&quot;, &quot;non-dropping-particle&quot;: &quot;&quot;}], &quot;issue&quot;: &quot;6&quot;, &quot;DOI&quot;: &quot;10.1007/s10664-014-9335-7&quot;, &quot;id&quot;: &quot;ITEM-1&quot;, &quot;page&quot;: &quot;1762-1784&quot;, &quot;title&quot;: &quot;Optimising agile development practices for the maintenance operation: nine heuristics&quot;}, &quot;uris&quot;: [&quot;http://www.mendeley.com/documents/?uuid=00430eb6-f13a-457d-a42f-35e77e6ba8ea&quot;], &quot;id&quot;: &quot;ITEM-1&quot;}], &quot;mendeley&quot;: {&quot;previouslyFormattedCitation&quot;: &quot;(Heeager &amp; Rose, 2015)&quot;, &quot;plainTextFormattedCitation&quot;: &quot;(Heeager &amp; Rose, 2015)&quot;, &quot;formattedCitation&quot;: &quot;(Heeager &amp; Rose, 2015)&quot;}, &quot;properties&quot;: {&quot;noteIndex&quot;: 0}, &quot;schema&quot;: &quot;https://github.com/citation-style-language/schema/raw/master/csl-citation.json&quot;} RND9DoRABwtjd"/><text:span text:style-name="T25">(Heeager &amp; Rose, 2015)</text:span><text:reference-mark-end text:name="ADDIN CSL_CITATION {&quot;citationItems&quot;: [{&quot;itemData&quot;: {&quot;volume&quot;: &quot;20&quot;, &quot;type&quot;: &quot;article-journal&quot;, &quot;issued&quot;: {&quot;date-parts&quot;: [[&quot;2015&quot;, &quot;12&quot;, &quot;11&quot;]]}, &quot;container-title&quot;: &quot;Empirical Software Engineering&quot;, &quot;ISSN&quot;: &quot;1382-3256&quot;, &quot;author&quot;: [{&quot;suffix&quot;: &quot;&quot;, &quot;dropping-particle&quot;: &quot;&quot;, &quot;parse-names&quot;: false, &quot;given&quot;: &quot;Lise Tordrup&quot;, &quot;family&quot;: &quot;Heeager&quot;, &quot;non-dropping-particle&quot;: &quot;&quot;}, {&quot;suffix&quot;: &quot;&quot;, &quot;dropping-particle&quot;: &quot;&quot;, &quot;parse-names&quot;: false, &quot;given&quot;: &quot;Jeremy&quot;, &quot;family&quot;: &quot;Rose&quot;, &quot;non-dropping-particle&quot;: &quot;&quot;}], &quot;issue&quot;: &quot;6&quot;, &quot;DOI&quot;: &quot;10.1007/s10664-014-9335-7&quot;, &quot;id&quot;: &quot;ITEM-1&quot;, &quot;page&quot;: &quot;1762-1784&quot;, &quot;title&quot;: &quot;Optimising agile development practices for the maintenance operation: nine heuristics&quot;}, &quot;uris&quot;: [&quot;http://www.mendeley.com/documents/?uuid=00430eb6-f13a-457d-a42f-35e77e6ba8ea&quot;], &quot;id&quot;: &quot;ITEM-1&quot;}], &quot;mendeley&quot;: {&quot;previouslyFormattedCitation&quot;: &quot;(Heeager &amp; Rose, 2015)&quot;, &quot;plainTextFormattedCitation&quot;: &quot;(Heeager &amp; Rose, 2015)&quot;, &quot;formattedCitation&quot;: &quot;(Heeager &amp; Rose, 2015)&quot;}, &quot;properties&quot;: {&quot;noteIndex&quot;: 0}, &quot;schema&quot;: &quot;https://github.com/citation-style-language/schema/raw/master/csl-citation.json&quot;} RND9DoRABwtjd"/><text:span text:style-name="T63">⁠ </text:span></text:p>
      <text:p text:style-name="P48"/>
      <text:p text:style-name="P52"><text:span text:style-name="T59">A</text:span><text:span text:style-name="T46">gile ylläpidossa lähteet:</text:span></text:p>
      <text:p text:style-name="P53">Introducing an Agile Process in a Software Maintenance and Evolution</text:p>
      <text:p text:style-name="P53">Organization Maintenance and Agile Development: Challenges, Opportunities and Future Directions </text:p>
      <text:p text:style-name="P53">Agile Support and Maintenance of IT Services</text:p>
      <text:p text:style-name="P53"/>
      <text:p text:style-name="P27"/>
      <text:p text:style-name="P21"/>
      <text:p text:style-name="P21"/>
      <text:p text:style-name="P42">Ketterien mallien käyttö ei kuitenkaan takaa projektin onnistumista. </text:p>
      <text:p text:style-name="P24"/>
      <text:p text:style-name="P21"><text:span text:style-name="T39">Ketterä kehitys vaatii enemmän ohjelmistokehittäjiltä kuin perinteinen vesiputousmalli. </text:span></text:p>
      <text:h text:style-name="Heading_20_1" text:outline-level="1"/>
      <text:h text:style-name="Heading_20_1" text:outline-level="1">Käyttäjän huomioiminen suunnittelussa</text:h>
      <text:p text:style-name="P1">Ohjelmistot tarjoavat käyttäjälleen tietyn rajapinnan, jota käyttää. Käyttäjän suorittaessa tehtäviä sovelluksen avulla, käyttäjä ja systeemi ovat jatkuvassa vuorovaikutuksessa keskenään. Ohjelmistotuotannossa järjestelmä nähdään kuitenkin herkästi kokoelmana toiminnallisuuksia. Nämä toiminnallisuudet ja <text:span text:style-name="T1">niihin liittyvät </text:span>käsitteet pyritään mallintamaan loogisesti ja teknisesti järkevällä tavalla. <text:span text:style-name="T1">Sovellusarkkitehti pyrkii abstraktoimaan käsitteet ja toiminnallisuudet koneen käsittelytapaan sopivaan malliin. Tämä saattaa luoda käyttäjälle vieraita rinnastuksia. Esimerkiksi yrityksellä ja henkilöllä voi molemmilla olla nimi ja osoite, mutta käyttäjän mielessä näillä ei ole mitään tekemistä toistensa kanssa, kun taas järjestelmässä ne voivat olla periytetty samasta kantaluokasta. Toisaalta käyttäjän mielikuvissa lähellä toisiaan olevilla käsitteillä ei järjestelmän kannalta ole välttämättä muuta yhteistä kuin sijainti. </text:span><text:span text:style-name="T34">Jos järjestelmän ja käyttäjien vuorovaikutukseen ei kiinnitetä huomiota, järjestelmät suunnitellaan tyypillisesti toteuttamaan kasa toimintoja ja vaikka tämä lähestymistapa voi olla insinöörityön näkökulmasta tehokas, tehokkuus saavutetaan usein järjestelmän käyttäjien kustannuksella </text:span><text:span text:style-name="T32">[Interaction design -beoynd human-computer interaction].</text:span><text:span text:style-name="T1"> </text:span></text:p>
      <text:p text:style-name="P3"><text:soft-page-break/></text:p>
      <text:p text:style-name="P4"><text:span text:style-name="T33">Ihmisen ja tietokoneen välinen vuorovaikutus (HCI) on osa suurempaa kokonaisuutta </text:span><text:span text:style-name="T31">[Interaction design -beoynd human-computer interaction],</text:span> jonka juuret juontavat tehdastyön tehokkuuden parantamisen tutkimiseen 1900 -luvun alussa <text:reference-mark-start text:name="ADDIN CSL_CITATION {&quot;properties&quot;: {&quot;noteIndex&quot;: 0}, &quot;mendeley&quot;: {&quot;plainTextFormattedCitation&quot;: &quot;(Grudin, 2012)&quot;, &quot;formattedCitation&quot;: &quot;(Grudin, 2012)&quot;, &quot;previouslyFormattedCitation&quot;: &quot;(Grudin, 2012)&quot;}, &quot;citationItems&quot;: [{&quot;id&quot;: &quot;ITEM-1&quot;, &quot;itemData&quot;: {&quot;id&quot;: &quot;ITEM-1&quot;, &quot;page&quot;: &quot;1-40&quot;, &quot;title&quot;: &quot;A Moving Target \u2014 The Evolution of Human-Computer Interaction&quot;, &quot;type&quot;: &quot;article-journal&quot;, &quot;issued&quot;: {&quot;date-parts&quot;: [[&quot;2012&quot;]]}, &quot;author&quot;: [{&quot;family&quot;: &quot;Grudin&quot;, &quot;parse-names&quot;: false, &quot;suffix&quot;: &quot;&quot;, &quot;non-dropping-particle&quot;: &quot;&quot;, &quot;dropping-particle&quot;: &quot;&quot;, &quot;given&quot;: &quot;Jonathan&quot;}]}, &quot;uris&quot;: [&quot;http://www.mendeley.com/documents/?uuid=7dc85ae6-9127-4956-afc8-74c9adff0fb7&quot;]}], &quot;schema&quot;: &quot;https://github.com/citation-style-language/schema/raw/master/csl-citation.json&quot;} RND2EcUoHni6f"/><text:span text:style-name="T13">(Grudin, 2012)</text:span><text:reference-mark-end text:name="ADDIN CSL_CITATION {&quot;properties&quot;: {&quot;noteIndex&quot;: 0}, &quot;mendeley&quot;: {&quot;plainTextFormattedCitation&quot;: &quot;(Grudin, 2012)&quot;, &quot;formattedCitation&quot;: &quot;(Grudin, 2012)&quot;, &quot;previouslyFormattedCitation&quot;: &quot;(Grudin, 2012)&quot;}, &quot;citationItems&quot;: [{&quot;id&quot;: &quot;ITEM-1&quot;, &quot;itemData&quot;: {&quot;id&quot;: &quot;ITEM-1&quot;, &quot;page&quot;: &quot;1-40&quot;, &quot;title&quot;: &quot;A Moving Target \u2014 The Evolution of Human-Computer Interaction&quot;, &quot;type&quot;: &quot;article-journal&quot;, &quot;issued&quot;: {&quot;date-parts&quot;: [[&quot;2012&quot;]]}, &quot;author&quot;: [{&quot;family&quot;: &quot;Grudin&quot;, &quot;parse-names&quot;: false, &quot;suffix&quot;: &quot;&quot;, &quot;non-dropping-particle&quot;: &quot;&quot;, &quot;dropping-particle&quot;: &quot;&quot;, &quot;given&quot;: &quot;Jonathan&quot;}]}, &quot;uris&quot;: [&quot;http://www.mendeley.com/documents/?uuid=7dc85ae6-9127-4956-afc8-74c9adff0fb7&quot;]}], &quot;schema&quot;: &quot;https://github.com/citation-style-language/schema/raw/master/csl-citation.json&quot;} RND2EcUoHni6f"/>⁠. Ihmisen ja tietokoneen välisen vuorovaikutuksen tutkimisen tarve alkoi kasvaa tietokoneiden siirtyessä 80-luvulla yhä enemmän suuren, kouluttamattoman yleisön käytettäväksi <text:reference-mark-start text:name="ADDIN CSL_CITATION {&quot;properties&quot;: {&quot;noteIndex&quot;: 0}, &quot;mendeley&quot;: {&quot;plainTextFormattedCitation&quot;: &quot;(Grudin, 2012)&quot;, &quot;formattedCitation&quot;: &quot;(Grudin, 2012)&quot;, &quot;previouslyFormattedCitation&quot;: &quot;(Grudin, 2012)&quot;}, &quot;citationItems&quot;: [{&quot;id&quot;: &quot;ITEM-1&quot;, &quot;itemData&quot;: {&quot;id&quot;: &quot;ITEM-1&quot;, &quot;page&quot;: &quot;1-40&quot;, &quot;title&quot;: &quot;A Moving Target \u2014 The Evolution of Human-Computer Interaction&quot;, &quot;type&quot;: &quot;article-journal&quot;, &quot;issued&quot;: {&quot;date-parts&quot;: [[&quot;2012&quot;]]}, &quot;author&quot;: [{&quot;family&quot;: &quot;Grudin&quot;, &quot;parse-names&quot;: false, &quot;suffix&quot;: &quot;&quot;, &quot;non-dropping-particle&quot;: &quot;&quot;, &quot;dropping-particle&quot;: &quot;&quot;, &quot;given&quot;: &quot;Jonathan&quot;}]}, &quot;uris&quot;: [&quot;http://www.mendeley.com/documents/?uuid=7dc85ae6-9127-4956-afc8-74c9adff0fb7&quot;]}], &quot;schema&quot;: &quot;https://github.com/citation-style-language/schema/raw/master/csl-citation.json&quot;} RNDxXPtIKjw98"/><text:span text:style-name="T13">(Grudin, 2012)</text:span><text:reference-mark-end text:name="ADDIN CSL_CITATION {&quot;properties&quot;: {&quot;noteIndex&quot;: 0}, &quot;mendeley&quot;: {&quot;plainTextFormattedCitation&quot;: &quot;(Grudin, 2012)&quot;, &quot;formattedCitation&quot;: &quot;(Grudin, 2012)&quot;, &quot;previouslyFormattedCitation&quot;: &quot;(Grudin, 2012)&quot;}, &quot;citationItems&quot;: [{&quot;id&quot;: &quot;ITEM-1&quot;, &quot;itemData&quot;: {&quot;id&quot;: &quot;ITEM-1&quot;, &quot;page&quot;: &quot;1-40&quot;, &quot;title&quot;: &quot;A Moving Target \u2014 The Evolution of Human-Computer Interaction&quot;, &quot;type&quot;: &quot;article-journal&quot;, &quot;issued&quot;: {&quot;date-parts&quot;: [[&quot;2012&quot;]]}, &quot;author&quot;: [{&quot;family&quot;: &quot;Grudin&quot;, &quot;parse-names&quot;: false, &quot;suffix&quot;: &quot;&quot;, &quot;non-dropping-particle&quot;: &quot;&quot;, &quot;dropping-particle&quot;: &quot;&quot;, &quot;given&quot;: &quot;Jonathan&quot;}]}, &quot;uris&quot;: [&quot;http://www.mendeley.com/documents/?uuid=7dc85ae6-9127-4956-afc8-74c9adff0fb7&quot;]}], &quot;schema&quot;: &quot;https://github.com/citation-style-language/schema/raw/master/csl-citation.json&quot;} RNDxXPtIKjw98"/>⁠. <text:span text:style-name="T33">Teknologisen kehityksen myötä 1990-luvulla tultiin pisteeseen, jossa tuli realistiseksi ajatukseksi kehittää sovelluksia kaikille ihmisille</text:span><text:span text:style-name="T31"> [beoynd hci]</text:span>. Teknologinen kehitys on jatkunut edelleen tietokoneiden siirryttyä yhä enemmän myös kodinkoneisiin ja mukanamme kantamiin laitteisiin. Nykyisin vuorovaikutus tietokoneiden kanssa on niin arkista, ettemme välttämättä edes ymmärrä käyttävämme tietokoneita. Vuorovaikutuksen lisäätyminen ja arkipäiväistyminen on tehnyt hyvästä suunnittelusta ja suunnittelumenetelmien käytöstä yhä tärkeämpää. (Meneekö vähän ohi fokuksen?)</text:p>
      <text:h text:style-name="Heading_20_2" text:outline-level="2">Ihmiskeskeinen suunnittelu</text:h>
      <text:p text:style-name="P5">Ihmiskeskeinen suunnittelu (HCD = human-centered design) on vallitseva lähestymistapa HCI -kehitykseen<text:reference-mark-start text:name="ADDIN CSL_CITATION {&quot;properties&quot;: {&quot;noteIndex&quot;: 0}, &quot;mendeley&quot;: {&quot;plainTextFormattedCitation&quot;: &quot;(Kuusinen, 2015)&quot;, &quot;formattedCitation&quot;: &quot;(Kuusinen, 2015)&quot;, &quot;previouslyFormattedCitation&quot;: &quot;(Kuusinen, 2015)&quot;}, &quot;citationItems&quot;: [{&quot;id&quot;: &quot;ITEM-1&quot;, &quot;itemData&quot;: {&quot;id&quot;: &quot;ITEM-1&quot;, &quot;issue&quot;: &quot;November&quot;, &quot;title&quot;: &quot;Integrating UX Work in Agile Enterprise Software Development&quot;, &quot;type&quot;: &quot;book&quot;, &quot;ISBN&quot;: &quot;9789521536052&quot;, &quot;issued&quot;: {&quot;date-parts&quot;: [[&quot;2015&quot;]]}, &quot;author&quot;: [{&quot;family&quot;: &quot;Kuusinen&quot;, &quot;parse-names&quot;: false, &quot;suffix&quot;: &quot;&quot;, &quot;non-dropping-particle&quot;: &quot;&quot;, &quot;dropping-particle&quot;: &quot;&quot;, &quot;given&quot;: &quot;Kati&quot;}]}, &quot;uris&quot;: [&quot;http://www.mendeley.com/documents/?uuid=aa007c90-e73d-44f5-b983-f713f44ad332&quot;]}], &quot;schema&quot;: &quot;https://github.com/citation-style-language/schema/raw/master/csl-citation.json&quot;} RNDOqrIn1Zdyv"/><text:span text:style-name="T13">(Kuusinen, 2015)</text:span><text:reference-mark-end text:name="ADDIN CSL_CITATION {&quot;properties&quot;: {&quot;noteIndex&quot;: 0}, &quot;mendeley&quot;: {&quot;plainTextFormattedCitation&quot;: &quot;(Kuusinen, 2015)&quot;, &quot;formattedCitation&quot;: &quot;(Kuusinen, 2015)&quot;, &quot;previouslyFormattedCitation&quot;: &quot;(Kuusinen, 2015)&quot;}, &quot;citationItems&quot;: [{&quot;id&quot;: &quot;ITEM-1&quot;, &quot;itemData&quot;: {&quot;id&quot;: &quot;ITEM-1&quot;, &quot;issue&quot;: &quot;November&quot;, &quot;title&quot;: &quot;Integrating UX Work in Agile Enterprise Software Development&quot;, &quot;type&quot;: &quot;book&quot;, &quot;ISBN&quot;: &quot;9789521536052&quot;, &quot;issued&quot;: {&quot;date-parts&quot;: [[&quot;2015&quot;]]}, &quot;author&quot;: [{&quot;family&quot;: &quot;Kuusinen&quot;, &quot;parse-names&quot;: false, &quot;suffix&quot;: &quot;&quot;, &quot;non-dropping-particle&quot;: &quot;&quot;, &quot;dropping-particle&quot;: &quot;&quot;, &quot;given&quot;: &quot;Kati&quot;}]}, &quot;uris&quot;: [&quot;http://www.mendeley.com/documents/?uuid=aa007c90-e73d-44f5-b983-f713f44ad332&quot;]}], &quot;schema&quot;: &quot;https://github.com/citation-style-language/schema/raw/master/csl-citation.json&quot;} RNDOqrIn1Zdyv"/>⁠ . <text:span text:style-name="T2">Ihmiskeskeisen suunnittelun lisäksi käytetään myös sisällöltään lähes vastaavaa termiä käyttäjäkeskeinen suunnittelu (</text:span><text:span text:style-name="T10">U</text:span><text:span text:style-name="T2">CD = user-centered design). Termejä käytetään tässä työssä samassa merkityksessä, samoin kuin useissa työssä käytetyissä lähteissä</text:span><text:reference-mark-start text:name="ADDIN CSL_CITATION {&quot;properties&quot;: {&quot;noteIndex&quot;: 0}, &quot;mendeley&quot;: {&quot;plainTextFormattedCitation&quot;: &quot;(Kujala, Roto, V\u00e4\u00e4n\u00e4nen-Vainio-Mattila, &amp; Sinnel\u00e4, 2011)&quot;, &quot;formattedCitation&quot;: &quot;(Kujala, Roto, V\u00e4\u00e4n\u00e4nen-Vainio-Mattila, &amp; Sinnel\u00e4, 2011)&quot;, &quot;previouslyFormattedCitation&quot;: &quot;(Kujala, Roto, V\u00e4\u00e4n\u00e4nen-Vainio-Mattila, &amp; Sinnel\u00e4,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6lk4flF7PI"/><text:span text:style-name="T14">(Kujala, Roto, Väänänen-Vainio-Mattila, &amp; Sinnelä, 2011)</text:span><text:reference-mark-end text:name="ADDIN CSL_CITATION {&quot;properties&quot;: {&quot;noteIndex&quot;: 0}, &quot;mendeley&quot;: {&quot;plainTextFormattedCitation&quot;: &quot;(Kujala, Roto, V\u00e4\u00e4n\u00e4nen-Vainio-Mattila, &amp; Sinnel\u00e4, 2011)&quot;, &quot;formattedCitation&quot;: &quot;(Kujala, Roto, V\u00e4\u00e4n\u00e4nen-Vainio-Mattila, &amp; Sinnel\u00e4, 2011)&quot;, &quot;previouslyFormattedCitation&quot;: &quot;(Kujala, Roto, V\u00e4\u00e4n\u00e4nen-Vainio-Mattila, &amp; Sinnel\u00e4,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6lk4flF7PI"/><text:span text:style-name="T2">⁠</text:span><text:reference-mark-start text:name="ADDIN CSL_CITATION {&quot;properties&quot;: {&quot;noteIndex&quot;: 0}, &quot;mendeley&quot;: {&quot;plainTextFormattedCitation&quot;: &quot;(Lepp\u00e4nen, 2016)&quot;, &quot;formattedCitation&quot;: &quot;(Lepp\u00e4nen, 2016)&quot;, &quot;previouslyFormattedCitation&quot;: &quot;(Lepp\u00e4nen, 2016)&quot;}, &quot;citationItems&quot;: [{&quot;id&quot;: &quot;ITEM-1&quot;, &quot;itemData&quot;: {&quot;id&quot;: &quot;ITEM-1&quot;, &quot;type&quot;: &quot;article-journal&quot;, &quot;issued&quot;: {&quot;date-parts&quot;: [[&quot;2016&quot;]]}, &quot;author&quot;: [{&quot;family&quot;: &quot;Lepp\u00e4nen&quot;, &quot;parse-names&quot;: false, &quot;suffix&quot;: &quot;&quot;, &quot;non-dropping-particle&quot;: &quot;&quot;, &quot;dropping-particle&quot;: &quot;&quot;, &quot;given&quot;: &quot;Tiia&quot;}], &quot;title&quot;: &quot;Tiia lepp\u00e4nen hyvi\u00e4 k\u00e4yt\u00e4nt\u00f6j\u00e4 k\u00e4ytt\u00e4j\u00e4keskeisen suunnittelun integroimiseksi ketteriin ohjelmistokehitysprojekteihin&quot;}, &quot;uris&quot;: [&quot;http://www.mendeley.com/documents/?uuid=9d500cb7-f3f7-409a-929c-dccf7add17fe&quot;]}], &quot;schema&quot;: &quot;https://github.com/citation-style-language/schema/raw/master/csl-citation.json&quot;} RNDfAxifPvVu1"/><text:span text:style-name="T14">(Leppänen, 2016)</text:span><text:reference-mark-end text:name="ADDIN CSL_CITATION {&quot;properties&quot;: {&quot;noteIndex&quot;: 0}, &quot;mendeley&quot;: {&quot;plainTextFormattedCitation&quot;: &quot;(Lepp\u00e4nen, 2016)&quot;, &quot;formattedCitation&quot;: &quot;(Lepp\u00e4nen, 2016)&quot;, &quot;previouslyFormattedCitation&quot;: &quot;(Lepp\u00e4nen, 2016)&quot;}, &quot;citationItems&quot;: [{&quot;id&quot;: &quot;ITEM-1&quot;, &quot;itemData&quot;: {&quot;id&quot;: &quot;ITEM-1&quot;, &quot;type&quot;: &quot;article-journal&quot;, &quot;issued&quot;: {&quot;date-parts&quot;: [[&quot;2016&quot;]]}, &quot;author&quot;: [{&quot;family&quot;: &quot;Lepp\u00e4nen&quot;, &quot;parse-names&quot;: false, &quot;suffix&quot;: &quot;&quot;, &quot;non-dropping-particle&quot;: &quot;&quot;, &quot;dropping-particle&quot;: &quot;&quot;, &quot;given&quot;: &quot;Tiia&quot;}], &quot;title&quot;: &quot;Tiia lepp\u00e4nen hyvi\u00e4 k\u00e4yt\u00e4nt\u00f6j\u00e4 k\u00e4ytt\u00e4j\u00e4keskeisen suunnittelun integroimiseksi ketteriin ohjelmistokehitysprojekteihin&quot;}, &quot;uris&quot;: [&quot;http://www.mendeley.com/documents/?uuid=9d500cb7-f3f7-409a-929c-dccf7add17fe&quot;]}], &quot;schema&quot;: &quot;https://github.com/citation-style-language/schema/raw/master/csl-citation.json&quot;} RNDfAxifPvVu1"/><text:span text:style-name="T2">⁠ Ihmiskeskeinen suunnittelu on määritelty ISO 9241 -standardissa vuodelta 2010, jossa on ohjeita ihmiskeskeisten suunnittelumenetelmien käyttöön tietokonepohjaisia vuorovaikutteisia järjestelmiä varten koko systeemin elinajalle. <text:s/>Standardi määrittelee ihmiskeskeisen suunnittelun </text:span><text:span text:style-name="T5">vuorovaikutteisten systeemien kehittämisen lähestymistavaksi, jonka tavoitteena on tehdä järjestelmistä käytettäviä ja hyödyllisiä keskittymällä käyttäjiin, </text:span><text:span text:style-name="T6">heidän tarpeisiinsa ja vaatimuksiinsa. Suunnittelussa otetaan huomioon inhimilliset tekijät, ergonomia, tietämys käytettävyydestä ja käytettävyystekniikat. </text:span><text:span text:style-name="T7">(</text:span><text:span text:style-name="T8">ISO 9241-210:2010</text:span><text:span text:style-name="T7">)</text:span></text:p>
      <text:p text:style-name="P16"/>
      <text:p text:style-name="P7"><text:span text:style-name="T3">S</text:span>tandardi määrittelee <text:span text:style-name="T11">kuusi </text:span>yleistä ihmiskeskeisen suunnittelun periaatetta, jotka eivät liity mihinkään erityiseen kehityssyklin vaiheeseen, 1) <text:span text:style-name="T11">suunnittelu pohjautuu </text:span>käyttäjien ja tehtävien vaatimukset <text:span text:style-name="T11">hyvään </text:span>ymmär<text:span text:style-name="T11">tämiseen</text:span> <text:span text:style-name="T11">2) k</text:span>äyttäjät osallistuvat kehitykseen <text:span text:style-name="T11">suunnittelun ja kehitystyön aikana</text:span>, <text:span text:style-name="T11">3) käyttäjäkeskeinen evaluaatio ohjaa ja hioo suunnitteluratkaisuja ( the design is driven and refined by user-centred evaluation), 4) suunnitteluratkaisuja iteroidaan 5) suunnittelussa huomioidaan koko käyttäjäkokemus ja 6) suunnittelussa käytetään poikkitieteellisesti useiden eri sovellusalueiden menetelmiä ja näkökulmia. Standardin ytimenä on käyttäjäkeskeisten suunnitteluaktiviteettien esittely. </text:span><text:reference-mark-start text:name="ADDIN CSL_CITATION {&quot;properties&quot;: {&quot;noteIndex&quot;: 0}, &quot;mendeley&quot;: {&quot;plainTextFormattedCitation&quot;: &quot;(Jokela, Iivari, Matero, &amp; Karukka, 2003)&quot;, &quot;formattedCitation&quot;: &quot;(Jokela, Iivari, Matero, &amp; Karukka, 2003)&quot;, &quot;previouslyFormattedCitation&quot;: &quot;(Jokela, Iivari, Matero, &amp; Karukka, 2003)&quot;}, &quot;citationItems&quot;: [{&quot;id&quot;: &quot;ITEM-1&quot;, &quot;itemData&quot;: {&quot;abstract&quot;: &quot;ISO 9241-11 and ISO 13407 are two important standards related to usability: the former one provides the definition of usability and the latter one guidance for designing usability. We carried out an interpretative analysis of ISO 13407 from the viewpoint of the standard definition of usability from ISO 9241-11. The results show that ISO 13407 provides only partly guidance for designing usability as presumed by the definition. Guidance for describing users and environments are provided but very limited guidance is provided for the descriptions of user goals and usability measures, and generally for the process of producing the various outcomes.&quot;, &quot;page&quot;: &quot;53-60&quot;, &quot;title&quot;: &quot;The Standard of User-Centered Design and the Standard Definition of Usability : Analyzing ISO 13407 against ISO 9241-11&quot;, &quot;id&quot;: &quot;ITEM-1&quot;, &quot;issued&quot;: {&quot;date-parts&quot;: [[&quot;2003&quot;]]}, &quot;type&quot;: &quot;article-journal&quot;, &quot;ISBN&quot;: &quot;9781450343244&quot;, &quot;DOI&quot;: &quot;10.1145/944519.944525&quot;, &quot;author&quot;: [{&quot;family&quot;: &quot;Jokela&quot;, &quot;parse-names&quot;: false, &quot;suffix&quot;: &quot;&quot;, &quot;non-dropping-particle&quot;: &quot;&quot;, &quot;dropping-particle&quot;: &quot;&quot;, &quot;given&quot;: &quot;Timo&quot;}, {&quot;family&quot;: &quot;Iivari&quot;, &quot;parse-names&quot;: false, &quot;suffix&quot;: &quot;&quot;, &quot;non-dropping-particle&quot;: &quot;&quot;, &quot;dropping-particle&quot;: &quot;&quot;, &quot;given&quot;: &quot;Netta&quot;}, {&quot;family&quot;: &quot;Matero&quot;, &quot;parse-names&quot;: false, &quot;suffix&quot;: &quot;&quot;, &quot;non-dropping-particle&quot;: &quot;&quot;, &quot;dropping-particle&quot;: &quot;&quot;, &quot;given&quot;: &quot;Juha&quot;}, {&quot;family&quot;: &quot;Karukka&quot;, &quot;parse-names&quot;: false, &quot;suffix&quot;: &quot;&quot;, &quot;non-dropping-particle&quot;: &quot;&quot;, &quot;dropping-particle&quot;: &quot;&quot;, &quot;given&quot;: &quot;Minna&quot;}], &quot;volume&quot;: &quot;46&quot;, &quot;container-title&quot;: &quot;Design&quot;}, &quot;uris&quot;: [&quot;http://www.mendeley.com/documents/?uuid=98a64631-18aa-41a0-bdde-935a9c9f65e5&quot;]}], &quot;schema&quot;: &quot;https://github.com/citation-style-language/schema/raw/master/csl-citation.json&quot;} RNDcodgd6dcLu"/><text:span text:style-name="T15">(Jokela, Iivari, Matero, &amp; Karukka, 2003)</text:span><text:reference-mark-end text:name="ADDIN CSL_CITATION {&quot;properties&quot;: {&quot;noteIndex&quot;: 0}, &quot;mendeley&quot;: {&quot;plainTextFormattedCitation&quot;: &quot;(Jokela, Iivari, Matero, &amp; Karukka, 2003)&quot;, &quot;formattedCitation&quot;: &quot;(Jokela, Iivari, Matero, &amp; Karukka, 2003)&quot;, &quot;previouslyFormattedCitation&quot;: &quot;(Jokela, Iivari, Matero, &amp; Karukka, 2003)&quot;}, &quot;citationItems&quot;: [{&quot;id&quot;: &quot;ITEM-1&quot;, &quot;itemData&quot;: {&quot;abstract&quot;: &quot;ISO 9241-11 and ISO 13407 are two important standards related to usability: the former one provides the definition of usability and the latter one guidance for designing usability. We carried out an interpretative analysis of ISO 13407 from the viewpoint of the standard definition of usability from ISO 9241-11. The results show that ISO 13407 provides only partly guidance for designing usability as presumed by the definition. Guidance for describing users and environments are provided but very limited guidance is provided for the descriptions of user goals and usability measures, and generally for the process of producing the various outcomes.&quot;, &quot;page&quot;: &quot;53-60&quot;, &quot;title&quot;: &quot;The Standard of User-Centered Design and the Standard Definition of Usability : Analyzing ISO 13407 against ISO 9241-11&quot;, &quot;id&quot;: &quot;ITEM-1&quot;, &quot;issued&quot;: {&quot;date-parts&quot;: [[&quot;2003&quot;]]}, &quot;type&quot;: &quot;article-journal&quot;, &quot;ISBN&quot;: &quot;9781450343244&quot;, &quot;DOI&quot;: &quot;10.1145/944519.944525&quot;, &quot;author&quot;: [{&quot;family&quot;: &quot;Jokela&quot;, &quot;parse-names&quot;: false, &quot;suffix&quot;: &quot;&quot;, &quot;non-dropping-particle&quot;: &quot;&quot;, &quot;dropping-particle&quot;: &quot;&quot;, &quot;given&quot;: &quot;Timo&quot;}, {&quot;family&quot;: &quot;Iivari&quot;, &quot;parse-names&quot;: false, &quot;suffix&quot;: &quot;&quot;, &quot;non-dropping-particle&quot;: &quot;&quot;, &quot;dropping-particle&quot;: &quot;&quot;, &quot;given&quot;: &quot;Netta&quot;}, {&quot;family&quot;: &quot;Matero&quot;, &quot;parse-names&quot;: false, &quot;suffix&quot;: &quot;&quot;, &quot;non-dropping-particle&quot;: &quot;&quot;, &quot;dropping-particle&quot;: &quot;&quot;, &quot;given&quot;: &quot;Juha&quot;}, {&quot;family&quot;: &quot;Karukka&quot;, &quot;parse-names&quot;: false, &quot;suffix&quot;: &quot;&quot;, &quot;non-dropping-particle&quot;: &quot;&quot;, &quot;dropping-particle&quot;: &quot;&quot;, &quot;given&quot;: &quot;Minna&quot;}], &quot;volume&quot;: &quot;46&quot;, &quot;container-title&quot;: &quot;Design&quot;}, &quot;uris&quot;: [&quot;http://www.mendeley.com/documents/?uuid=98a64631-18aa-41a0-bdde-935a9c9f65e5&quot;]}], &quot;schema&quot;: &quot;https://github.com/citation-style-language/schema/raw/master/csl-citation.json&quot;} RNDcodgd6dcLu"/><text:span text:style-name="T11">⁠</text:span></text:p>
      <text:p text:style-name="P8"><text:soft-page-break/></text:p>
      <text:p text:style-name="P11">Prosessi alkaa ihmiskeskeisen suunnittelun tarpeen tunnistamisesta. Tämän jälkeen siirrytään luomaan iteroimalla ratkaisua, joka tyydyttää sekä käyttäjän, että organisaation vaatimukset. Iteraatiosyklissä on neljä vaihetta. Ensimmäiseksi täytyy ymmärtää ja täsmentää käyttökonteksti. Tämä tarkoittaa käyttäjän ja käyttöympäristön tuntemista, sekä käyttäjän tehtävien tuntemista.<text:reference-mark-start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4Zfb63iTmW"/><text:span text:style-name="T13">(Kujala et al., 2011)</text:span><text:reference-mark-end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4Zfb63iTmW"/>⁠ Oleellista tietoa käyttäjistä voi olla esimerkiksi käyttäjien taidot, koulutus ja kokemus. Sovelluksesta riippuen myös käyttäjän fyysisillä ominaisuuksilla, tavoilla, mieltymyksillä ja muilla kyvyillä voi olla merkitystä. Jos on tarpeellista käyttäjien ominaisuudet voidaan määritellä käyttäjätyypeittäin. Esimerkiksi sovelluksen ylläpitäjällä voi olla erilaiset taidot kuin sovelluksen loppukäyttäjällä. Käyttäjien tehtävistä pitäisi tietää myös tehtävän kesto ja se kuinka usein tehtävää suoritetaan. Lisäksi kuvauksesta tulisi käydä ilmi käyttäjän lopulliset tavoitteet, miksi käyttäjä käyttää järjestelmää. Tehtäviä ei tulisi kuvailla pelkästään sovelluksen toiminnallisuuksien tai ominaisuuksien kautta. Käyttöympäristöön kuuluu käytettyjen laitteiden ja ohjelmistojen lisäksi myös fyysinen ja sosiaalinen ympäristö, jossa tuotetta tullaan käyttämään. Käyttöympäristön kannalta oleellisia voivat olla myös tuotteen käyttöön liittyvät lait tai kulttuuriset tekijät. <text:span text:style-name="T37">[ISO-standardi</text:span>]</text:p>
      <text:p text:style-name="P11"/>
      <text:p text:style-name="P11">Seuraavaksi määritellään käyttäjän ja organisaation vaatimukset. Vaatimuksissa tulisi määritellä käyttäjät ja muut suunnitteluun oleellisesti liittyvät henkilöt, esittää selkeästi ihmiskeskeiset suunnittelutavoitteet ja priorisoida vaatimukset, Vaatimuksia tehtäessä tulee ottaa huomioon useita erityyppisiä asioita käyttäjien suorittamien tehtävien lisäksi, kuten lainsäädännöstä tulevat vaatimukset, liiketoiminnan asettamat vaatimukset, ylläpidettävyys ja käyttäjien koulutus. Tuotteen käytettävyydelle määritellään vaatimusten pohjalta onnistumiskriteerit. Kriteerit määritellään käyttäjän tehtävittäin. Esimerkkinä voisi olla kriteeri, että kuinka nopeasti tyypillinen käyttäjä pystyy tallentamaan lisäämänsä tiedot. Kriteerien tulee olla sellaisia, että niiden toteutumista voidaan mitata. Kerätyt vaatimukset ja niiden onnistumiskriteerit varmistetaan käyttäjiltä. Myös riittävästä dokumentaatiosta tulee huolehtia.<text:reference-mark-start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ySOP07hIcu"/><text:span text:style-name="T13">(Kujala et al., 2011)</text:span><text:reference-mark-end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ySOP07hIcu"/>⁠ <text:s/><text:span text:style-name="T37">Standardi</text:span>] </text:p>
      <text:p text:style-name="P11"/>
      <text:p text:style-name="P11">Seuraavassa vaiheessa tuotetaan suunnitteluratkaisut kerätyn tiedon pohjalta. Viimeisessä iteraation vaiheessa suunnitteluratkaisut evaluoidaan luotuja vaatimuksia vasten. Jos suunnitteluratkaisu ei täytä vielä vaatimuksia, aloitetaan seuraava iteraatiosykli. Iterointia jatketaan, kunnes vaatimukset on saavutettu. [] </text:p>
      <text:p text:style-name="P11"/>
      <text:p text:style-name="P6">Ihmiskeskeisen suunnittelun filosofia on yksinkertainen: käyttäjät tietävät parhaiten omat tarpeensa, tavoitteensa ja mieltymyksensä [<text:span text:style-name="T37">Designing for interaction</text:span>] Suunnittelijan tehtäväksi jää selvittää ne <text:soft-page-break/>ja suunnitella käyttäjien tarpeet täyttäviä järjestelmiä. <text:span text:style-name="T9">Endsleyn (2016) mukaan t</text:span>ämä ei kuitenkaan tarkoita, että käyttäjiltä kysyttäisiin, että mitä he tarvitsevat ja sen antamista käyttäjille. Ensinnäkin käyttäjät tietävät usein vain osittain, mit<text:span text:style-name="T9">ä he haluavat verrattuna nykytilanteeseen. Käyttäjillä on yleensä myös hyvin rajoittunut käsitys siitä, kuinka nämä tarpeet voidaan tehokkaasti toteuttaa käyttöliittymässä. Lisäksi <text:s/>Endsleyn mukaan useimmilla systeemeillä on useita eri käyttäjiä, joilla on kaikilla omat käsityksensä siitä, mitä he haluaisivat toteutettavan järjestelmään. Tuloksena on suunnitteluratkaisuja, jotka ovat tyypillisesti satunnaisia ja epäsäännönmukaisia käyttöliittymässä. Lisäksi Endsley huomauttaa, että useita suunnitteluvirheitä ei huomata. </text:span><text:reference-mark-start text:name="ADDIN CSL_CITATION {&quot;properties&quot;: {&quot;noteIndex&quot;: 0}, &quot;mendeley&quot;: {&quot;plainTextFormattedCitation&quot;: &quot;(Endsley, 2016)&quot;, &quot;formattedCitation&quot;: &quot;(Endsley, 2016)&quot;, &quot;previouslyFormattedCitation&quot;: &quot;(Endsley, 2016)&quot;}, &quot;citationItems&quot;: [{&quot;id&quot;: &quot;ITEM-1&quot;, &quot;itemData&quot;: {&quot;publisher&quot;: &quot;CRC Press&quot;, &quot;ISSN&quot;: &quot;1759-4774&quot;, &quot;id&quot;: &quot;ITEM-1&quot;, &quot;type&quot;: &quot;book&quot;, &quot;ISBN&quot;: &quot;9781420063585&quot;, &quot;issued&quot;: {&quot;date-parts&quot;: [[&quot;2016&quot;, &quot;7&quot;, &quot;10&quot;]]}, &quot;container-title&quot;: &quot;Design&quot;, &quot;author&quot;: [{&quot;family&quot;: &quot;Endsley&quot;, &quot;parse-names&quot;: false, &quot;suffix&quot;: &quot;&quot;, &quot;non-dropping-particle&quot;: &quot;&quot;, &quot;dropping-particle&quot;: &quot;&quot;, &quot;given&quot;: &quot;Mica R&quot;}], &quot;abstract&quot;: &quot;Enhancing situational awareness (SA) is a major design goal for projects in many fields, including aviation, ground transportation, air traffic control, nuclear power, medicine, space and systems maintenance, but little information exists in an integral format to support this. Designing for Situation Awareness is directed at human factors researchers and practitioners who are engaged in designing systems to support Situation Awareness (SA) in a wide variety of areas and is liberally illustrated with actual design examples. It requires that designers understand how people acquire and interpret information in such worlds and appreciate the factors that undermine this process.&quot;, &quot;edition&quot;: &quot;2nd&quot;, &quot;title&quot;: &quot;Designing for Situation Awareness: An Approach to User-Centered Design, Second Edition&quot;, &quot;number-of-pages&quot;: &quot;30-34&quot;, &quot;PMID&quot;: &quot;25421280&quot;, &quot;DOI&quot;: &quot;10.1201/9780203485088&quot;}, &quot;uris&quot;: [&quot;http://www.mendeley.com/documents/?uuid=7e0a26ec-cd5c-43ca-99a5-ce39fed25427&quot;]}], &quot;schema&quot;: &quot;https://github.com/citation-style-language/schema/raw/master/csl-citation.json&quot;} RND0exyRJATZO"/><text:span text:style-name="T16">(Endsley, 2016)</text:span><text:reference-mark-end text:name="ADDIN CSL_CITATION {&quot;properties&quot;: {&quot;noteIndex&quot;: 0}, &quot;mendeley&quot;: {&quot;plainTextFormattedCitation&quot;: &quot;(Endsley, 2016)&quot;, &quot;formattedCitation&quot;: &quot;(Endsley, 2016)&quot;, &quot;previouslyFormattedCitation&quot;: &quot;(Endsley, 2016)&quot;}, &quot;citationItems&quot;: [{&quot;id&quot;: &quot;ITEM-1&quot;, &quot;itemData&quot;: {&quot;publisher&quot;: &quot;CRC Press&quot;, &quot;ISSN&quot;: &quot;1759-4774&quot;, &quot;id&quot;: &quot;ITEM-1&quot;, &quot;type&quot;: &quot;book&quot;, &quot;ISBN&quot;: &quot;9781420063585&quot;, &quot;issued&quot;: {&quot;date-parts&quot;: [[&quot;2016&quot;, &quot;7&quot;, &quot;10&quot;]]}, &quot;container-title&quot;: &quot;Design&quot;, &quot;author&quot;: [{&quot;family&quot;: &quot;Endsley&quot;, &quot;parse-names&quot;: false, &quot;suffix&quot;: &quot;&quot;, &quot;non-dropping-particle&quot;: &quot;&quot;, &quot;dropping-particle&quot;: &quot;&quot;, &quot;given&quot;: &quot;Mica R&quot;}], &quot;abstract&quot;: &quot;Enhancing situational awareness (SA) is a major design goal for projects in many fields, including aviation, ground transportation, air traffic control, nuclear power, medicine, space and systems maintenance, but little information exists in an integral format to support this. Designing for Situation Awareness is directed at human factors researchers and practitioners who are engaged in designing systems to support Situation Awareness (SA) in a wide variety of areas and is liberally illustrated with actual design examples. It requires that designers understand how people acquire and interpret information in such worlds and appreciate the factors that undermine this process.&quot;, &quot;edition&quot;: &quot;2nd&quot;, &quot;title&quot;: &quot;Designing for Situation Awareness: An Approach to User-Centered Design, Second Edition&quot;, &quot;number-of-pages&quot;: &quot;30-34&quot;, &quot;PMID&quot;: &quot;25421280&quot;, &quot;DOI&quot;: &quot;10.1201/9780203485088&quot;}, &quot;uris&quot;: [&quot;http://www.mendeley.com/documents/?uuid=7e0a26ec-cd5c-43ca-99a5-ce39fed25427&quot;]}], &quot;schema&quot;: &quot;https://github.com/citation-style-language/schema/raw/master/csl-citation.json&quot;} RND0exyRJATZO"/><text:span text:style-name="T9">⁠</text:span></text:p>
      <text:h text:style-name="Heading_20_2" text:outline-level="2">Käytettävyys <text:span text:style-name="T12">ja käyttäjäkokemus</text:span></text:h>
      <text:p text:style-name="P12">Jotta voitaisiin ymmärtää, mitä käyttäjäkeskeisellä suunnittelulla haetaan, on hyvä ymmärtää peruskäsitteet käytettävyys ja käyttäjäkokemus. Käytettävyys on yksi ohjelmiston laadullinen ominaisuus samoin kuin toimivuus, tehokkuus tai ylläpidettävyys<text:reference-mark-start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l4ZB5MfCNN"/><text:span text:style-name="T13">(Kujala et al., 2011)</text:span><text:reference-mark-end text:name="ADDIN CSL_CITATION {&quot;properties&quot;: {&quot;noteIndex&quot;: 0}, &quot;mendeley&quot;: {&quot;plainTextFormattedCitation&quot;: &quot;(Kujala et al., 2011)&quot;, &quot;formattedCitation&quot;: &quot;(Kujala et al., 2011)&quot;, &quot;previously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l4ZB5MfCNN"/>⁠ . Määriteltäessä ohjelmiston laatuvaatimuksia, myös käytettävyysvaatimukset tulisi määritellä. <text:s/></text:p>
      <text:p text:style-name="P10"/>
      <text:p text:style-name="P12"><text:s/>Käytettävyys määritellään ISO-9241-standardin mukaan sinä “vaikuttavuutena, tehokkuutena ja tyytyväisyytenä, joilla palvelulle määritellyt käyttäjät saavuttavat määritellyt tavoitteet tietyssä ympäristössä”. Vaikuttavuudella tarkoitetaan sitä tarkkuutta ja täydellisyyttä, millä käyttäjät saavuttavat määritellyt tavoitteet. Tehokkuudella tarkoitetaan sitä kuinka paljon resursseja tavoitteiden saavuttamiseen joudutaan käyttämään. Tyytyväisyydellä tarkoitetaan käyttäjän tyytyväisyyttä laitteen tai järjestelmän käyttöön, vuorovaikutuksen sujuvuuteen ja saavutettuihin tuloksiin. (<text:span text:style-name="T37">ISO-standardi 9241-11, 1998</text:span>) </text:p>
      <text:p text:style-name="P12"/>
      <text:p text:style-name="P12">Toinen suosittu käytettävyyden määritelmä on alan pioneerin Jacob Nielsenin <text:span text:style-name="T38">()</text:span> määritelmä, joka jakaa käytettävyyden viiteen eri komponenttiin: </text:p>
      <text:p text:style-name="P17"/>
      <text:p text:style-name="P19">1) opittavuus, eli kuinka helppoa käyttäjien on suorittaa tavallisia toimenpiteitä ensimmäisellä käyttökerralla,</text:p>
      <text:p text:style-name="P19">2) tehokkuus, eli kuinka nopeasti käyttäjät, jotka ovat oppineet käyttämään järjestelmää, pystyvät suoriutumaan tehtävistään,</text:p>
      <text:p text:style-name="P19">3) muistettavuus, eli kuinka nopeasti käyttäjät pystyvät käyttämään järjestelmää jälleen tehokkaasti tauon jälkeen, </text:p>
      <text:p text:style-name="P19">4) kuinka paljon virheitä käyttäjät tekevät, kuinka vakavia nämä virheet ovat ja kuinka helppo niistä on toipua,</text:p>
      <text:p text:style-name="P20"><text:soft-page-break/>5) kuinka miellyttävää käyttö on.</text:p>
      <text:p text:style-name="P13">Nielsenin määritelmässä käytettävyys-käsitteessä on ISO-standardiin verrattuna lisätty aikaulottuvuus. Nielsenin määritelmässä käytettävyys on suure, joka voi muuttua ajan kuluessa, kun käyttäjä oppii käyttämään järjestelmää tai pitää taukoa järjestelmän käytöstä. </text:p>
      <text:p text:style-name="P14"/>
      <text:p text:style-name="P15">ISO-9241-210 mukaan käyttäjäkokemus sisältää henkilön käsitykset ja reaktiot, jotka ovat seurausta tuotteen, järjestelmän tai palvelun käytöstä tai odotetusta käytöstä [<text:span text:style-name="T37">ISO-9241-210</text:span>]. Käyttäjäkokemus koostuu käyttäjän tunteista, uskomuksista, mieltymyksistä, fyysisistä ja psyykkisistä vasteista, käyttäytymisestä ja aikaansaannoksista, jotka syntyvät ennen käyttöä, käytön aikana ja käytön jälkeen. Käyttäjäkokemus sisältää sekä kokemuksen käytännölliset tekijät, että nautinnolliset tekijät. </text:p>
      <text:p text:style-name="P15"/>
      <text:p text:style-name="P15">Käytännölliset ominaisuudet liittyvät käyttäjän tarpeeseen suorittaa tietyt tehtävät. Sitä vastoin nautinnollisilla ominaisuuksilla, kuten esteettisyydellä, innovatisuudella ja omaleimaisuudella, ei ole varsinaisesti tekemistä tehtävän suorittamisen kanssa. Pitkässä käytössä nautinnolliset tekijät vaikuttavat olevan tärkeämpiä käyttäjäkokemuksen kannalta kuin käytännölliset tekijät.<text:reference-mark-start text:name="ADDIN CSL_CITATION {&quot;properties&quot;: {&quot;noteIndex&quot;: 0}, &quot;mendeley&quot;: {&quot;plainTextFormattedCitation&quot;: &quot;(Kujala et al., 2011)&quot;, &quot;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dmtJX3Weq0"/><text:span text:style-name="T13">(Kujala et al., 2011)</text:span><text:reference-mark-end text:name="ADDIN CSL_CITATION {&quot;properties&quot;: {&quot;noteIndex&quot;: 0}, &quot;mendeley&quot;: {&quot;plainTextFormattedCitation&quot;: &quot;(Kujala et al., 2011)&quot;, &quot;formattedCitation&quot;: &quot;(Kujala et al., 2011)&quot;}, &quot;citationItems&quot;: [{&quot;id&quot;: &quot;ITEM-1&quot;, &quot;itemData&quot;: {&quot;ISSN&quot;: &quot;9781450312806&quot;, &quot;page&quot;: &quot;17:1-17:8&quot;, &quot;title&quot;: &quot;Identifying hedonic factors in long-term user experience&quot;, &quot;id&quot;: &quot;ITEM-1&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ssued&quot;: {&quot;date-parts&quot;: [[&quot;2011&quot;]]}, &quot;type&quot;: &quot;paper-conference&quot;, &quot;ISBN&quot;: &quot;9781450312806&quot;, &quot;DOI&quot;: &quot;10.1145/2347504.2347523&quot;, &quot;author&quot;: [{&quot;family&quot;: &quot;Kujala&quot;, &quot;parse-names&quot;: false, &quot;suffix&quot;: &quot;&quot;, &quot;non-dropping-particle&quot;: &quot;&quot;, &quot;dropping-particle&quot;: &quot;&quot;, &quot;given&quot;: &quot;Sari&quot;}, {&quot;family&quot;: &quot;Roto&quot;, &quot;parse-names&quot;: false, &quot;suffix&quot;: &quot;&quot;, &quot;non-dropping-particle&quot;: &quot;&quot;, &quot;dropping-particle&quot;: &quot;&quot;, &quot;given&quot;: &quot;Virpi&quot;}, {&quot;family&quot;: &quot;V\u00e4\u00e4n\u00e4nen-Vainio-Mattila&quot;, &quot;parse-names&quot;: false, &quot;suffix&quot;: &quot;&quot;, &quot;non-dropping-particle&quot;: &quot;&quot;, &quot;dropping-particle&quot;: &quot;&quot;, &quot;given&quot;: &quot;Kaisa&quot;}, {&quot;family&quot;: &quot;Sinnel\u00e4&quot;, &quot;parse-names&quot;: false, &quot;suffix&quot;: &quot;&quot;, &quot;non-dropping-particle&quot;: &quot;&quot;, &quot;dropping-particle&quot;: &quot;&quot;, &quot;given&quot;: &quot;Arto&quot;}], &quot;container-title&quot;: &quot;Proceedings of the 2011 Conference on Designing Pleasurable Products and Interfaces (DPPI '11)&quot;}, &quot;uris&quot;: [&quot;http://www.mendeley.com/documents/?uuid=54ed3255-363a-45bc-8845-199d836c27c8&quot;]}], &quot;schema&quot;: &quot;https://github.com/citation-style-language/schema/raw/master/csl-citation.json&quot;} RNDdmtJX3Weq0"/></text:p>
      <text:p text:style-name="P15"/>
      <text:p text:style-name="P15"><text:s/>Samoin kuin käytettävyyden ISO-standardin mukainen määritelmä, myöskään tämä määritelmä ei tuo esiin sitä, että käyttäjäkokemus kestää koko tuotteen käyttämisen ajan ja voi muuttua käytön aikana esimerkiksi alkuinnostuksesta tuskastumiseen tai päinvastoin. </text:p>
      <text:p text:style-name="P2"/>
      <text:p text:style-name="P2"/>
      <text:p text:style-name="P2"/>
      <text:p text:style-name="P2">Usein kehittäjän, joka näkee konepellin alla toimivat syy ja seuraus -suhteet, voi olla vaikea ymmärtää käyttäjän näkemystä asiasta. </text:p>
      <text:p text:style-name="P1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in" style:auto-text-indent="false" style:vertical-align="baseline" style:writing-mode="lr-tb"/>
      <style:text-properties fo:color="#000000" style:font-name="Liberation Serif" fo:font-family="'Liberation Serif'" style:font-family-generic="roman" style:font-pitch="variable" fo:font-size="12pt" fo:language="en" fo:country="US"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left="0in" fo:margin-right="0in" fo:margin-top="0in" fo:margin-bottom="0.0972in" loext:contextual-spacing="false" fo:line-height="120%" fo:text-align="start" style:justify-single-word="false" fo:orphans="2" fo:widows="2" fo:hyphenation-ladder-count="no-limit" fo:text-indent="0in" style:auto-text-indent="false" style:vertical-align="baseline" style:writing-mode="lr-tb"/>
      <style:text-properties fo:color="#000000" style:font-name="Liberation Serif" fo:font-family="'Liberation Serif'" style:font-family-generic="roman" style:font-pitch="variable" fo:font-size="12pt" fo:language="en" fo:country="US"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09:25:33.575665811</meta:creation-date>
    <dc:date>2017-07-28T09:08:03.615976965</dc:date>
    <meta:editing-duration>PT20H13M1S</meta:editing-duration>
    <meta:editing-cycles>9</meta:editing-cycles>
    <meta:generator>LibreOffice/5.1.6.2$Linux_X86_64 LibreOffice_project/10m0$Build-2</meta:generator>
    <meta:document-statistic meta:table-count="0" meta:image-count="0" meta:object-count="0" meta:page-count="9" meta:paragraph-count="79" meta:word-count="2965" meta:character-count="27095" meta:non-whitespace-character-count="24192"/>
    <meta:user-defined meta:name="Mendeley Citation Style_1">http://www.zotero.org/styles/apa</meta:user-defined>
    <meta:user-defined meta:name="Mendeley Document_1">True</meta:user-defined>
    <meta:user-defined meta:name="Mendeley Unique User Id_1">42d5fbde-edc1-3bbe-955d-5872a86ca7cb</meta:user-defined>
  </office:meta>
</office:document-meta>
</file>